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8.44cm" fo:margin-left="0.06cm" table:align="left"/>
    </style:style>
    <style:style style:name="Table1.A" style:family="table-column">
      <style:table-column-properties style:column-width="5.927cm"/>
    </style:style>
    <style:style style:name="Table1.B" style:family="table-column">
      <style:table-column-properties style:column-width="2.514cm"/>
    </style:style>
    <style:style style:name="Table1.A1" style:family="table-cell">
      <style:table-cell-properties fo:padding-left="0.191cm" fo:padding-right="0.191cm" fo:padding-top="0cm" fo:padding-bottom="0cm" fo:border="0.018cm solid #00000a" style:writing-mode="lr-tb"/>
    </style:style>
    <style:style style:name="Table1.B1" style:family="table-cell" style:data-style-name="N0">
      <style:table-cell-properties fo:padding-left="0.191cm" fo:padding-right="0.191cm" fo:padding-top="0cm" fo:padding-bottom="0cm" fo:border="0.018cm solid #00000a" style:writing-mode="lr-tb"/>
    </style:style>
    <style:style style:name="Table2" style:family="table">
      <style:table-properties style:width="15.907cm" fo:margin-left="0cm" table:align="left"/>
    </style:style>
    <style:style style:name="Table2.A" style:family="table-column">
      <style:table-column-properties style:column-width="2.401cm"/>
    </style:style>
    <style:style style:name="Table2.B" style:family="table-column">
      <style:table-column-properties style:column-width="1.3cm"/>
    </style:style>
    <style:style style:name="Table2.C" style:family="table-column">
      <style:table-column-properties style:column-width="1.799cm"/>
    </style:style>
    <style:style style:name="Table2.E" style:family="table-column">
      <style:table-column-properties style:column-width="1.7cm"/>
    </style:style>
    <style:style style:name="Table2.F" style:family="table-column">
      <style:table-column-properties style:column-width="7.407cm"/>
    </style:style>
    <style:style style:name="Table2.A1" style:family="table-cell">
      <style:table-cell-properties fo:padding-left="0.191cm" fo:padding-right="0.191cm" fo:padding-top="0cm" fo:padding-bottom="0cm" fo:border="0.018cm solid #00000a" style:writing-mode="lr-tb"/>
    </style:style>
    <style:style style:name="Table2.A26"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A27"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3" style:family="table">
      <style:table-properties style:width="15.9cm" fo:margin-left="0cm" table:align="left"/>
    </style:style>
    <style:style style:name="Table3.A" style:family="table-column">
      <style:table-column-properties style:column-width="2.401cm"/>
    </style:style>
    <style:style style:name="Table3.B" style:family="table-column">
      <style:table-column-properties style:column-width="1.3cm"/>
    </style:style>
    <style:style style:name="Table3.C" style:family="table-column">
      <style:table-column-properties style:column-width="1.799cm"/>
    </style:style>
    <style:style style:name="Table3.E" style:family="table-column">
      <style:table-column-properties style:column-width="1.7cm"/>
    </style:style>
    <style:style style:name="Table3.F" style:family="table-column">
      <style:table-column-properties style:column-width="7.4cm"/>
    </style:style>
    <style:style style:name="Table3.A1" style:family="table-cell">
      <style:table-cell-properties fo:padding-left="0.191cm" fo:padding-right="0.191cm" fo:padding-top="0cm" fo:padding-bottom="0cm" fo:border="0.018cm solid #00000a" style:writing-mode="lr-tb"/>
    </style:style>
    <style:style style:name="Table3.A29"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3.A30"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 style:family="table">
      <style:table-properties style:width="15.9cm" fo:margin-left="0cm" table:align="left"/>
    </style:style>
    <style:style style:name="Table4.A" style:family="table-column">
      <style:table-column-properties style:column-width="2.401cm"/>
    </style:style>
    <style:style style:name="Table4.B" style:family="table-column">
      <style:table-column-properties style:column-width="1.3cm"/>
    </style:style>
    <style:style style:name="Table4.C" style:family="table-column">
      <style:table-column-properties style:column-width="1.799cm"/>
    </style:style>
    <style:style style:name="Table4.E" style:family="table-column">
      <style:table-column-properties style:column-width="1.7cm"/>
    </style:style>
    <style:style style:name="Table4.F" style:family="table-column">
      <style:table-column-properties style:column-width="7.4cm"/>
    </style:style>
    <style:style style:name="Table4.A1" style:family="table-cell">
      <style:table-cell-properties fo:padding-left="0.191cm" fo:padding-right="0.191cm" fo:padding-top="0cm" fo:padding-bottom="0cm" fo:border="0.018cm solid #00000a" style:writing-mode="lr-tb"/>
    </style:style>
    <style:style style:name="Table5" style:family="table">
      <style:table-properties style:width="15.9cm" fo:margin-left="0cm" table:align="left"/>
    </style:style>
    <style:style style:name="Table5.A" style:family="table-column">
      <style:table-column-properties style:column-width="2.401cm"/>
    </style:style>
    <style:style style:name="Table5.B" style:family="table-column">
      <style:table-column-properties style:column-width="1.3cm"/>
    </style:style>
    <style:style style:name="Table5.C" style:family="table-column">
      <style:table-column-properties style:column-width="1.799cm"/>
    </style:style>
    <style:style style:name="Table5.E" style:family="table-column">
      <style:table-column-properties style:column-width="1.7cm"/>
    </style:style>
    <style:style style:name="Table5.F" style:family="table-column">
      <style:table-column-properties style:column-width="7.4cm"/>
    </style:style>
    <style:style style:name="Table5.A1" style:family="table-cell">
      <style:table-cell-properties fo:padding-left="0.191cm" fo:padding-right="0.191cm" fo:padding-top="0cm" fo:padding-bottom="0cm" fo:border="0.018cm solid #00000a" style:writing-mode="lr-tb"/>
    </style:style>
    <style:style style:name="Table5.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5.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6" style:family="table">
      <style:table-properties style:width="15.9cm" fo:margin-left="0cm" table:align="left"/>
    </style:style>
    <style:style style:name="Table6.A" style:family="table-column">
      <style:table-column-properties style:column-width="2.401cm"/>
    </style:style>
    <style:style style:name="Table6.B" style:family="table-column">
      <style:table-column-properties style:column-width="1.3cm"/>
    </style:style>
    <style:style style:name="Table6.C" style:family="table-column">
      <style:table-column-properties style:column-width="1.799cm"/>
    </style:style>
    <style:style style:name="Table6.E" style:family="table-column">
      <style:table-column-properties style:column-width="1.7cm"/>
    </style:style>
    <style:style style:name="Table6.F" style:family="table-column">
      <style:table-column-properties style:column-width="7.4cm"/>
    </style:style>
    <style:style style:name="Table6.A1" style:family="table-cell">
      <style:table-cell-properties fo:padding-left="0.191cm" fo:padding-right="0.191cm" fo:padding-top="0cm" fo:padding-bottom="0cm" fo:border="0.018cm solid #00000a" style:writing-mode="lr-tb"/>
    </style:style>
    <style:style style:name="Table6.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 style:family="table">
      <style:table-properties style:width="15.9cm" fo:margin-left="0cm" table:align="left"/>
    </style:style>
    <style:style style:name="Table7.A" style:family="table-column">
      <style:table-column-properties style:column-width="2.401cm"/>
    </style:style>
    <style:style style:name="Table7.B" style:family="table-column">
      <style:table-column-properties style:column-width="1.3cm"/>
    </style:style>
    <style:style style:name="Table7.C" style:family="table-column">
      <style:table-column-properties style:column-width="1.799cm"/>
    </style:style>
    <style:style style:name="Table7.E" style:family="table-column">
      <style:table-column-properties style:column-width="1.7cm"/>
    </style:style>
    <style:style style:name="Table7.F" style:family="table-column">
      <style:table-column-properties style:column-width="7.4cm"/>
    </style:style>
    <style:style style:name="Table7.A1" style:family="table-cell">
      <style:table-cell-properties fo:padding-left="0.191cm" fo:padding-right="0.191cm" fo:padding-top="0cm" fo:padding-bottom="0cm" fo:border="0.018cm solid #00000a" style:writing-mode="lr-tb"/>
    </style:style>
    <style:style style:name="Table7.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8" style:family="table">
      <style:table-properties style:width="15.9cm" fo:margin-left="0cm" table:align="left"/>
    </style:style>
    <style:style style:name="Table8.A" style:family="table-column">
      <style:table-column-properties style:column-width="2.401cm"/>
    </style:style>
    <style:style style:name="Table8.B" style:family="table-column">
      <style:table-column-properties style:column-width="1.3cm"/>
    </style:style>
    <style:style style:name="Table8.C" style:family="table-column">
      <style:table-column-properties style:column-width="1.799cm"/>
    </style:style>
    <style:style style:name="Table8.E" style:family="table-column">
      <style:table-column-properties style:column-width="1.7cm"/>
    </style:style>
    <style:style style:name="Table8.F" style:family="table-column">
      <style:table-column-properties style:column-width="7.4cm"/>
    </style:style>
    <style:style style:name="Table8.A1" style:family="table-cell">
      <style:table-cell-properties fo:padding-left="0.191cm" fo:padding-right="0.191cm" fo:padding-top="0cm" fo:padding-bottom="0cm" fo:border="0.018cm solid #00000a" style:writing-mode="lr-tb"/>
    </style:style>
    <style:style style:name="Table8.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8.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9" style:family="table">
      <style:table-properties style:width="15.9cm" fo:margin-left="0cm" table:align="left"/>
    </style:style>
    <style:style style:name="Table9.A" style:family="table-column">
      <style:table-column-properties style:column-width="2.401cm"/>
    </style:style>
    <style:style style:name="Table9.B" style:family="table-column">
      <style:table-column-properties style:column-width="1.3cm"/>
    </style:style>
    <style:style style:name="Table9.C" style:family="table-column">
      <style:table-column-properties style:column-width="1.799cm"/>
    </style:style>
    <style:style style:name="Table9.E" style:family="table-column">
      <style:table-column-properties style:column-width="1.7cm"/>
    </style:style>
    <style:style style:name="Table9.F" style:family="table-column">
      <style:table-column-properties style:column-width="7.4cm"/>
    </style:style>
    <style:style style:name="Table9.A1" style:family="table-cell">
      <style:table-cell-properties fo:padding-left="0.191cm" fo:padding-right="0.191cm" fo:padding-top="0cm" fo:padding-bottom="0cm" fo:border="0.018cm solid #00000a" style:writing-mode="lr-tb"/>
    </style:style>
    <style:style style:name="Table10" style:family="table">
      <style:table-properties style:width="15.9cm" fo:margin-left="0cm" table:align="left"/>
    </style:style>
    <style:style style:name="Table10.A" style:family="table-column">
      <style:table-column-properties style:column-width="2.401cm"/>
    </style:style>
    <style:style style:name="Table10.B" style:family="table-column">
      <style:table-column-properties style:column-width="1.3cm"/>
    </style:style>
    <style:style style:name="Table10.C" style:family="table-column">
      <style:table-column-properties style:column-width="1.799cm"/>
    </style:style>
    <style:style style:name="Table10.E" style:family="table-column">
      <style:table-column-properties style:column-width="1.7cm"/>
    </style:style>
    <style:style style:name="Table10.F" style:family="table-column">
      <style:table-column-properties style:column-width="7.4cm"/>
    </style:style>
    <style:style style:name="Table10.A1" style:family="table-cell">
      <style:table-cell-properties fo:padding-left="0.191cm" fo:padding-right="0.191cm" fo:padding-top="0cm" fo:padding-bottom="0cm" fo:border="0.018cm solid #00000a" style:writing-mode="lr-tb"/>
    </style:style>
    <style:style style:name="Table10.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0.A4"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0.F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1" style:family="table">
      <style:table-properties style:width="15.9cm" fo:margin-left="0cm" table:align="left"/>
    </style:style>
    <style:style style:name="Table11.A" style:family="table-column">
      <style:table-column-properties style:column-width="2.399cm"/>
    </style:style>
    <style:style style:name="Table11.B" style:family="table-column">
      <style:table-column-properties style:column-width="1.3cm"/>
    </style:style>
    <style:style style:name="Table11.C" style:family="table-column">
      <style:table-column-properties style:column-width="1.799cm"/>
    </style:style>
    <style:style style:name="Table11.E" style:family="table-column">
      <style:table-column-properties style:column-width="1.7cm"/>
    </style:style>
    <style:style style:name="Table11.F" style:family="table-column">
      <style:table-column-properties style:column-width="7.401cm"/>
    </style:style>
    <style:style style:name="Table11.A1" style:family="table-cell">
      <style:table-cell-properties fo:padding-left="0.191cm" fo:padding-right="0.191cm" fo:padding-top="0cm" fo:padding-bottom="0cm" fo:border="0.018cm solid #00000a" style:writing-mode="lr-tb"/>
    </style:style>
    <style:style style:name="Table11.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1.A6"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1.F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2" style:family="table">
      <style:table-properties style:width="15.9cm" fo:margin-left="0cm" table:align="left"/>
    </style:style>
    <style:style style:name="Table12.A" style:family="table-column">
      <style:table-column-properties style:column-width="2.399cm"/>
    </style:style>
    <style:style style:name="Table12.B" style:family="table-column">
      <style:table-column-properties style:column-width="1.3cm"/>
    </style:style>
    <style:style style:name="Table12.C" style:family="table-column">
      <style:table-column-properties style:column-width="1.799cm"/>
    </style:style>
    <style:style style:name="Table12.E" style:family="table-column">
      <style:table-column-properties style:column-width="1.7cm"/>
    </style:style>
    <style:style style:name="Table12.F" style:family="table-column">
      <style:table-column-properties style:column-width="7.401cm"/>
    </style:style>
    <style:style style:name="Table12.A1" style:family="table-cell">
      <style:table-cell-properties fo:padding-left="0.191cm" fo:padding-right="0.191cm" fo:padding-top="0cm" fo:padding-bottom="0cm" fo:border="0.018cm solid #00000a" style:writing-mode="lr-tb"/>
    </style:style>
    <style:style style:name="Table12.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2.A5"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2.F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3" style:family="table">
      <style:table-properties style:width="15.9cm" fo:margin-left="0cm" table:align="left"/>
    </style:style>
    <style:style style:name="Table13.A" style:family="table-column">
      <style:table-column-properties style:column-width="2.399cm"/>
    </style:style>
    <style:style style:name="Table13.B" style:family="table-column">
      <style:table-column-properties style:column-width="1.3cm"/>
    </style:style>
    <style:style style:name="Table13.C" style:family="table-column">
      <style:table-column-properties style:column-width="1.799cm"/>
    </style:style>
    <style:style style:name="Table13.E" style:family="table-column">
      <style:table-column-properties style:column-width="1.7cm"/>
    </style:style>
    <style:style style:name="Table13.F" style:family="table-column">
      <style:table-column-properties style:column-width="7.401cm"/>
    </style:style>
    <style:style style:name="Table13.A1" style:family="table-cell">
      <style:table-cell-properties fo:padding-left="0.191cm" fo:padding-right="0.191cm" fo:padding-top="0cm" fo:padding-bottom="0cm" fo:border="0.018cm solid #00000a" style:writing-mode="lr-tb"/>
    </style:style>
    <style:style style:name="Table13.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3.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4" style:family="table">
      <style:table-properties style:width="15.9cm" fo:margin-left="0cm" table:align="left"/>
    </style:style>
    <style:style style:name="Table14.A" style:family="table-column">
      <style:table-column-properties style:column-width="2.399cm"/>
    </style:style>
    <style:style style:name="Table14.B" style:family="table-column">
      <style:table-column-properties style:column-width="1.3cm"/>
    </style:style>
    <style:style style:name="Table14.C" style:family="table-column">
      <style:table-column-properties style:column-width="1.799cm"/>
    </style:style>
    <style:style style:name="Table14.E" style:family="table-column">
      <style:table-column-properties style:column-width="1.7cm"/>
    </style:style>
    <style:style style:name="Table14.F" style:family="table-column">
      <style:table-column-properties style:column-width="7.401cm"/>
    </style:style>
    <style:style style:name="Table14.A1" style:family="table-cell">
      <style:table-cell-properties fo:padding-left="0.191cm" fo:padding-right="0.191cm" fo:padding-top="0cm" fo:padding-bottom="0cm" fo:border="0.018cm solid #00000a" style:writing-mode="lr-tb"/>
    </style:style>
    <style:style style:name="Table14.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4.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5" style:family="table">
      <style:table-properties style:width="15.9cm" fo:margin-left="0cm" table:align="left"/>
    </style:style>
    <style:style style:name="Table15.A" style:family="table-column">
      <style:table-column-properties style:column-width="2.399cm"/>
    </style:style>
    <style:style style:name="Table15.B" style:family="table-column">
      <style:table-column-properties style:column-width="1.3cm"/>
    </style:style>
    <style:style style:name="Table15.C" style:family="table-column">
      <style:table-column-properties style:column-width="1.799cm"/>
    </style:style>
    <style:style style:name="Table15.E" style:family="table-column">
      <style:table-column-properties style:column-width="1.7cm"/>
    </style:style>
    <style:style style:name="Table15.F" style:family="table-column">
      <style:table-column-properties style:column-width="7.401cm"/>
    </style:style>
    <style:style style:name="Table15.A1" style:family="table-cell">
      <style:table-cell-properties fo:padding-left="0.191cm" fo:padding-right="0.191cm" fo:padding-top="0cm" fo:padding-bottom="0cm" fo:border="0.018cm solid #00000a" style:writing-mode="lr-tb"/>
    </style:style>
    <style:style style:name="Table15.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5.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6" style:family="table">
      <style:table-properties style:width="15.9cm" fo:margin-left="0cm" table:align="left"/>
    </style:style>
    <style:style style:name="Table16.A" style:family="table-column">
      <style:table-column-properties style:column-width="2.399cm"/>
    </style:style>
    <style:style style:name="Table16.B" style:family="table-column">
      <style:table-column-properties style:column-width="1.3cm"/>
    </style:style>
    <style:style style:name="Table16.C" style:family="table-column">
      <style:table-column-properties style:column-width="1.799cm"/>
    </style:style>
    <style:style style:name="Table16.E" style:family="table-column">
      <style:table-column-properties style:column-width="1.7cm"/>
    </style:style>
    <style:style style:name="Table16.F" style:family="table-column">
      <style:table-column-properties style:column-width="7.401cm"/>
    </style:style>
    <style:style style:name="Table16.A1" style:family="table-cell">
      <style:table-cell-properties fo:padding-left="0.191cm" fo:padding-right="0.191cm" fo:padding-top="0cm" fo:padding-bottom="0cm" fo:border="0.018cm solid #00000a" style:writing-mode="lr-tb"/>
    </style:style>
    <style:style style:name="Table16.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6.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7" style:family="table">
      <style:table-properties style:width="15.9cm" fo:margin-left="0cm" table:align="left"/>
    </style:style>
    <style:style style:name="Table17.A" style:family="table-column">
      <style:table-column-properties style:column-width="2.399cm"/>
    </style:style>
    <style:style style:name="Table17.B" style:family="table-column">
      <style:table-column-properties style:column-width="1.3cm"/>
    </style:style>
    <style:style style:name="Table17.C" style:family="table-column">
      <style:table-column-properties style:column-width="1.799cm"/>
    </style:style>
    <style:style style:name="Table17.E" style:family="table-column">
      <style:table-column-properties style:column-width="1.7cm"/>
    </style:style>
    <style:style style:name="Table17.F" style:family="table-column">
      <style:table-column-properties style:column-width="7.401cm"/>
    </style:style>
    <style:style style:name="Table17.A1" style:family="table-cell">
      <style:table-cell-properties fo:padding-left="0.191cm" fo:padding-right="0.191cm" fo:padding-top="0cm" fo:padding-bottom="0cm" fo:border="0.018cm solid #00000a" style:writing-mode="lr-tb"/>
    </style:style>
    <style:style style:name="Table17.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7.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8" style:family="table">
      <style:table-properties style:width="15.9cm" fo:margin-left="0cm" table:align="left"/>
    </style:style>
    <style:style style:name="Table18.A" style:family="table-column">
      <style:table-column-properties style:column-width="2.399cm"/>
    </style:style>
    <style:style style:name="Table18.B" style:family="table-column">
      <style:table-column-properties style:column-width="1.3cm"/>
    </style:style>
    <style:style style:name="Table18.C" style:family="table-column">
      <style:table-column-properties style:column-width="1.799cm"/>
    </style:style>
    <style:style style:name="Table18.E" style:family="table-column">
      <style:table-column-properties style:column-width="1.7cm"/>
    </style:style>
    <style:style style:name="Table18.F" style:family="table-column">
      <style:table-column-properties style:column-width="7.401cm"/>
    </style:style>
    <style:style style:name="Table18.A1" style:family="table-cell">
      <style:table-cell-properties fo:padding-left="0.191cm" fo:padding-right="0.191cm" fo:padding-top="0cm" fo:padding-bottom="0cm" fo:border="0.018cm solid #00000a" style:writing-mode="lr-tb"/>
    </style:style>
    <style:style style:name="Table18.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8.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9" style:family="table">
      <style:table-properties style:width="15.9cm" fo:margin-left="0cm" table:align="left"/>
    </style:style>
    <style:style style:name="Table19.A" style:family="table-column">
      <style:table-column-properties style:column-width="2.399cm"/>
    </style:style>
    <style:style style:name="Table19.B" style:family="table-column">
      <style:table-column-properties style:column-width="1.3cm"/>
    </style:style>
    <style:style style:name="Table19.C" style:family="table-column">
      <style:table-column-properties style:column-width="1.799cm"/>
    </style:style>
    <style:style style:name="Table19.E" style:family="table-column">
      <style:table-column-properties style:column-width="1.7cm"/>
    </style:style>
    <style:style style:name="Table19.F" style:family="table-column">
      <style:table-column-properties style:column-width="7.401cm"/>
    </style:style>
    <style:style style:name="Table19.A1" style:family="table-cell">
      <style:table-cell-properties fo:padding-left="0.191cm" fo:padding-right="0.191cm" fo:padding-top="0cm" fo:padding-bottom="0cm" fo:border="0.018cm solid #00000a" style:writing-mode="lr-tb"/>
    </style:style>
    <style:style style:name="Table19.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9.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0" style:family="table">
      <style:table-properties style:width="15.9cm" fo:margin-left="0cm" table:align="left"/>
    </style:style>
    <style:style style:name="Table20.A" style:family="table-column">
      <style:table-column-properties style:column-width="2.399cm"/>
    </style:style>
    <style:style style:name="Table20.B" style:family="table-column">
      <style:table-column-properties style:column-width="1.3cm"/>
    </style:style>
    <style:style style:name="Table20.C" style:family="table-column">
      <style:table-column-properties style:column-width="1.799cm"/>
    </style:style>
    <style:style style:name="Table20.E" style:family="table-column">
      <style:table-column-properties style:column-width="1.7cm"/>
    </style:style>
    <style:style style:name="Table20.F" style:family="table-column">
      <style:table-column-properties style:column-width="7.401cm"/>
    </style:style>
    <style:style style:name="Table20.A1" style:family="table-cell">
      <style:table-cell-properties fo:padding-left="0.191cm" fo:padding-right="0.191cm" fo:padding-top="0cm" fo:padding-bottom="0cm" fo:border="0.018cm solid #00000a" style:writing-mode="lr-tb"/>
    </style:style>
    <style:style style:name="Table20.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0.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1" style:family="table">
      <style:table-properties style:width="15.9cm" fo:margin-left="0cm" table:align="left"/>
    </style:style>
    <style:style style:name="Table21.A" style:family="table-column">
      <style:table-column-properties style:column-width="2.399cm"/>
    </style:style>
    <style:style style:name="Table21.B" style:family="table-column">
      <style:table-column-properties style:column-width="1.3cm"/>
    </style:style>
    <style:style style:name="Table21.C" style:family="table-column">
      <style:table-column-properties style:column-width="1.799cm"/>
    </style:style>
    <style:style style:name="Table21.E" style:family="table-column">
      <style:table-column-properties style:column-width="1.7cm"/>
    </style:style>
    <style:style style:name="Table21.F" style:family="table-column">
      <style:table-column-properties style:column-width="7.401cm"/>
    </style:style>
    <style:style style:name="Table21.A1" style:family="table-cell">
      <style:table-cell-properties fo:padding-left="0.191cm" fo:padding-right="0.191cm" fo:padding-top="0cm" fo:padding-bottom="0cm" fo:border="0.018cm solid #00000a" style:writing-mode="lr-tb"/>
    </style:style>
    <style:style style:name="Table2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2" style:family="table">
      <style:table-properties style:width="15.9cm" fo:margin-left="0cm" table:align="left"/>
    </style:style>
    <style:style style:name="Table22.A" style:family="table-column">
      <style:table-column-properties style:column-width="2.399cm"/>
    </style:style>
    <style:style style:name="Table22.B" style:family="table-column">
      <style:table-column-properties style:column-width="1.3cm"/>
    </style:style>
    <style:style style:name="Table22.C" style:family="table-column">
      <style:table-column-properties style:column-width="1.799cm"/>
    </style:style>
    <style:style style:name="Table22.E" style:family="table-column">
      <style:table-column-properties style:column-width="1.7cm"/>
    </style:style>
    <style:style style:name="Table22.F" style:family="table-column">
      <style:table-column-properties style:column-width="7.401cm"/>
    </style:style>
    <style:style style:name="Table22.A1" style:family="table-cell">
      <style:table-cell-properties fo:padding-left="0.191cm" fo:padding-right="0.191cm" fo:padding-top="0cm" fo:padding-bottom="0cm" fo:border="0.018cm solid #00000a" style:writing-mode="lr-tb"/>
    </style:style>
    <style:style style:name="Table22.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2.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3" style:family="table">
      <style:table-properties style:width="15.9cm" fo:margin-left="0cm" table:align="left"/>
    </style:style>
    <style:style style:name="Table23.A" style:family="table-column">
      <style:table-column-properties style:column-width="2.399cm"/>
    </style:style>
    <style:style style:name="Table23.B" style:family="table-column">
      <style:table-column-properties style:column-width="1.3cm"/>
    </style:style>
    <style:style style:name="Table23.C" style:family="table-column">
      <style:table-column-properties style:column-width="1.799cm"/>
    </style:style>
    <style:style style:name="Table23.E" style:family="table-column">
      <style:table-column-properties style:column-width="1.7cm"/>
    </style:style>
    <style:style style:name="Table23.F" style:family="table-column">
      <style:table-column-properties style:column-width="7.401cm"/>
    </style:style>
    <style:style style:name="Table23.A1" style:family="table-cell">
      <style:table-cell-properties fo:padding-left="0.191cm" fo:padding-right="0.191cm" fo:padding-top="0cm" fo:padding-bottom="0cm" fo:border="0.018cm solid #00000a" style:writing-mode="lr-tb"/>
    </style:style>
    <style:style style:name="Table23.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3.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4" style:family="table">
      <style:table-properties style:width="15.9cm" fo:margin-left="0cm" table:align="left"/>
    </style:style>
    <style:style style:name="Table24.A" style:family="table-column">
      <style:table-column-properties style:column-width="2.401cm"/>
    </style:style>
    <style:style style:name="Table24.B" style:family="table-column">
      <style:table-column-properties style:column-width="1.3cm"/>
    </style:style>
    <style:style style:name="Table24.C" style:family="table-column">
      <style:table-column-properties style:column-width="1.799cm"/>
    </style:style>
    <style:style style:name="Table24.E" style:family="table-column">
      <style:table-column-properties style:column-width="1.7cm"/>
    </style:style>
    <style:style style:name="Table24.F" style:family="table-column">
      <style:table-column-properties style:column-width="7.4cm"/>
    </style:style>
    <style:style style:name="Table24.A1" style:family="table-cell">
      <style:table-cell-properties fo:padding-left="0.191cm" fo:padding-right="0.191cm" fo:padding-top="0cm" fo:padding-bottom="0cm" fo:border="0.018cm solid #00000a" style:writing-mode="lr-tb"/>
    </style:style>
    <style:style style:name="Table25" style:family="table">
      <style:table-properties style:width="15.9cm" fo:margin-left="0cm" table:align="left"/>
    </style:style>
    <style:style style:name="Table25.A" style:family="table-column">
      <style:table-column-properties style:column-width="2.401cm"/>
    </style:style>
    <style:style style:name="Table25.B" style:family="table-column">
      <style:table-column-properties style:column-width="1.3cm"/>
    </style:style>
    <style:style style:name="Table25.C" style:family="table-column">
      <style:table-column-properties style:column-width="1.799cm"/>
    </style:style>
    <style:style style:name="Table25.E" style:family="table-column">
      <style:table-column-properties style:column-width="1.7cm"/>
    </style:style>
    <style:style style:name="Table25.F" style:family="table-column">
      <style:table-column-properties style:column-width="7.4cm"/>
    </style:style>
    <style:style style:name="Table25.A1" style:family="table-cell">
      <style:table-cell-properties fo:padding-left="0.191cm" fo:padding-right="0.191cm" fo:padding-top="0cm" fo:padding-bottom="0cm" fo:border="0.018cm solid #00000a" style:writing-mode="lr-tb"/>
    </style:style>
    <style:style style:name="Table26" style:family="table">
      <style:table-properties style:width="15.9cm" fo:margin-left="0cm" table:align="left"/>
    </style:style>
    <style:style style:name="Table26.A" style:family="table-column">
      <style:table-column-properties style:column-width="2.401cm"/>
    </style:style>
    <style:style style:name="Table26.B" style:family="table-column">
      <style:table-column-properties style:column-width="1.3cm"/>
    </style:style>
    <style:style style:name="Table26.C" style:family="table-column">
      <style:table-column-properties style:column-width="1.799cm"/>
    </style:style>
    <style:style style:name="Table26.E" style:family="table-column">
      <style:table-column-properties style:column-width="1.7cm"/>
    </style:style>
    <style:style style:name="Table26.F" style:family="table-column">
      <style:table-column-properties style:column-width="7.4cm"/>
    </style:style>
    <style:style style:name="Table26.A1" style:family="table-cell">
      <style:table-cell-properties fo:padding-left="0.191cm" fo:padding-right="0.191cm" fo:padding-top="0cm" fo:padding-bottom="0cm" fo:border="0.018cm solid #00000a" style:writing-mode="lr-tb"/>
    </style:style>
    <style:style style:name="Table27" style:family="table">
      <style:table-properties style:width="15.9cm" fo:margin-left="0cm" table:align="left"/>
    </style:style>
    <style:style style:name="Table27.A" style:family="table-column">
      <style:table-column-properties style:column-width="2.401cm"/>
    </style:style>
    <style:style style:name="Table27.B" style:family="table-column">
      <style:table-column-properties style:column-width="1.3cm"/>
    </style:style>
    <style:style style:name="Table27.C" style:family="table-column">
      <style:table-column-properties style:column-width="1.799cm"/>
    </style:style>
    <style:style style:name="Table27.E" style:family="table-column">
      <style:table-column-properties style:column-width="1.7cm"/>
    </style:style>
    <style:style style:name="Table27.F" style:family="table-column">
      <style:table-column-properties style:column-width="7.4cm"/>
    </style:style>
    <style:style style:name="Table27.A1" style:family="table-cell">
      <style:table-cell-properties fo:padding-left="0.191cm" fo:padding-right="0.191cm" fo:padding-top="0cm" fo:padding-bottom="0cm" fo:border="0.018cm solid #00000a" style:writing-mode="lr-tb"/>
    </style:style>
    <style:style style:name="Table28" style:family="table">
      <style:table-properties style:width="15.9cm" fo:margin-left="0cm" table:align="left"/>
    </style:style>
    <style:style style:name="Table28.A" style:family="table-column">
      <style:table-column-properties style:column-width="2.401cm"/>
    </style:style>
    <style:style style:name="Table28.B" style:family="table-column">
      <style:table-column-properties style:column-width="1.3cm"/>
    </style:style>
    <style:style style:name="Table28.C" style:family="table-column">
      <style:table-column-properties style:column-width="1.799cm"/>
    </style:style>
    <style:style style:name="Table28.E" style:family="table-column">
      <style:table-column-properties style:column-width="1.7cm"/>
    </style:style>
    <style:style style:name="Table28.F" style:family="table-column">
      <style:table-column-properties style:column-width="7.4cm"/>
    </style:style>
    <style:style style:name="Table28.A1" style:family="table-cell">
      <style:table-cell-properties fo:padding-left="0.191cm" fo:padding-right="0.191cm" fo:padding-top="0cm" fo:padding-bottom="0cm" fo:border="0.018cm solid #00000a" style:writing-mode="lr-tb"/>
    </style:style>
    <style:style style:name="Table29" style:family="table">
      <style:table-properties style:width="15.9cm" fo:margin-left="0cm" table:align="left"/>
    </style:style>
    <style:style style:name="Table29.A" style:family="table-column">
      <style:table-column-properties style:column-width="2.401cm"/>
    </style:style>
    <style:style style:name="Table29.B" style:family="table-column">
      <style:table-column-properties style:column-width="1.3cm"/>
    </style:style>
    <style:style style:name="Table29.C" style:family="table-column">
      <style:table-column-properties style:column-width="1.799cm"/>
    </style:style>
    <style:style style:name="Table29.E" style:family="table-column">
      <style:table-column-properties style:column-width="1.7cm"/>
    </style:style>
    <style:style style:name="Table29.F" style:family="table-column">
      <style:table-column-properties style:column-width="7.4cm"/>
    </style:style>
    <style:style style:name="Table29.A1" style:family="table-cell">
      <style:table-cell-properties fo:padding-left="0.191cm" fo:padding-right="0.191cm" fo:padding-top="0cm" fo:padding-bottom="0cm" fo:border="0.018cm solid #00000a" style:writing-mode="lr-tb"/>
    </style:style>
    <style:style style:name="Table30" style:family="table">
      <style:table-properties style:width="15.9cm" fo:margin-left="0cm" table:align="left"/>
    </style:style>
    <style:style style:name="Table30.A" style:family="table-column">
      <style:table-column-properties style:column-width="2.401cm"/>
    </style:style>
    <style:style style:name="Table30.B" style:family="table-column">
      <style:table-column-properties style:column-width="1.3cm"/>
    </style:style>
    <style:style style:name="Table30.C" style:family="table-column">
      <style:table-column-properties style:column-width="1.799cm"/>
    </style:style>
    <style:style style:name="Table30.E" style:family="table-column">
      <style:table-column-properties style:column-width="1.7cm"/>
    </style:style>
    <style:style style:name="Table30.F" style:family="table-column">
      <style:table-column-properties style:column-width="7.4cm"/>
    </style:style>
    <style:style style:name="Table30.A1" style:family="table-cell">
      <style:table-cell-properties fo:padding-left="0.191cm" fo:padding-right="0.191cm" fo:padding-top="0cm" fo:padding-bottom="0cm" fo:border="0.018cm solid #00000a" style:writing-mode="lr-tb"/>
    </style:style>
    <style:style style:name="Table31" style:family="table">
      <style:table-properties style:width="15.9cm" fo:margin-left="0cm" table:align="left"/>
    </style:style>
    <style:style style:name="Table31.A" style:family="table-column">
      <style:table-column-properties style:column-width="2.401cm"/>
    </style:style>
    <style:style style:name="Table31.B" style:family="table-column">
      <style:table-column-properties style:column-width="1.3cm"/>
    </style:style>
    <style:style style:name="Table31.C" style:family="table-column">
      <style:table-column-properties style:column-width="1.799cm"/>
    </style:style>
    <style:style style:name="Table31.E" style:family="table-column">
      <style:table-column-properties style:column-width="1.7cm"/>
    </style:style>
    <style:style style:name="Table31.F" style:family="table-column">
      <style:table-column-properties style:column-width="7.4cm"/>
    </style:style>
    <style:style style:name="Table31.A1" style:family="table-cell">
      <style:table-cell-properties fo:padding-left="0.191cm" fo:padding-right="0.191cm" fo:padding-top="0cm" fo:padding-bottom="0cm" fo:border="0.018cm solid #00000a" style:writing-mode="lr-tb"/>
    </style:style>
    <style:style style:name="Table32" style:family="table">
      <style:table-properties style:width="15.9cm" fo:margin-left="0cm" table:align="left"/>
    </style:style>
    <style:style style:name="Table32.A" style:family="table-column">
      <style:table-column-properties style:column-width="2.401cm"/>
    </style:style>
    <style:style style:name="Table32.B" style:family="table-column">
      <style:table-column-properties style:column-width="1.3cm"/>
    </style:style>
    <style:style style:name="Table32.C" style:family="table-column">
      <style:table-column-properties style:column-width="1.799cm"/>
    </style:style>
    <style:style style:name="Table32.E" style:family="table-column">
      <style:table-column-properties style:column-width="1.7cm"/>
    </style:style>
    <style:style style:name="Table32.F" style:family="table-column">
      <style:table-column-properties style:column-width="7.4cm"/>
    </style:style>
    <style:style style:name="Table32.A1" style:family="table-cell">
      <style:table-cell-properties fo:padding-left="0.191cm" fo:padding-right="0.191cm" fo:padding-top="0cm" fo:padding-bottom="0cm" fo:border="0.018cm solid #00000a" style:writing-mode="lr-tb"/>
    </style:style>
    <style:style style:name="Table33" style:family="table">
      <style:table-properties style:width="15.9cm" fo:margin-left="0cm" table:align="left"/>
    </style:style>
    <style:style style:name="Table33.A" style:family="table-column">
      <style:table-column-properties style:column-width="2.401cm"/>
    </style:style>
    <style:style style:name="Table33.B" style:family="table-column">
      <style:table-column-properties style:column-width="1.3cm"/>
    </style:style>
    <style:style style:name="Table33.C" style:family="table-column">
      <style:table-column-properties style:column-width="1.799cm"/>
    </style:style>
    <style:style style:name="Table33.E" style:family="table-column">
      <style:table-column-properties style:column-width="1.7cm"/>
    </style:style>
    <style:style style:name="Table33.F" style:family="table-column">
      <style:table-column-properties style:column-width="7.4cm"/>
    </style:style>
    <style:style style:name="Table33.A1" style:family="table-cell">
      <style:table-cell-properties fo:padding-left="0.191cm" fo:padding-right="0.191cm" fo:padding-top="0cm" fo:padding-bottom="0cm" fo:border="0.018cm solid #00000a" style:writing-mode="lr-tb"/>
    </style:style>
    <style:style style:name="Table34" style:family="table">
      <style:table-properties style:width="15.9cm" fo:margin-left="0cm" table:align="left"/>
    </style:style>
    <style:style style:name="Table34.A" style:family="table-column">
      <style:table-column-properties style:column-width="2.401cm"/>
    </style:style>
    <style:style style:name="Table34.B" style:family="table-column">
      <style:table-column-properties style:column-width="1.3cm"/>
    </style:style>
    <style:style style:name="Table34.C" style:family="table-column">
      <style:table-column-properties style:column-width="1.799cm"/>
    </style:style>
    <style:style style:name="Table34.E" style:family="table-column">
      <style:table-column-properties style:column-width="1.7cm"/>
    </style:style>
    <style:style style:name="Table34.F" style:family="table-column">
      <style:table-column-properties style:column-width="7.4cm"/>
    </style:style>
    <style:style style:name="Table34.A1" style:family="table-cell">
      <style:table-cell-properties fo:padding-left="0.191cm" fo:padding-right="0.191cm" fo:padding-top="0cm" fo:padding-bottom="0cm" fo:border="0.018cm solid #00000a" style:writing-mode="lr-tb"/>
    </style:style>
    <style:style style:name="Table35" style:family="table">
      <style:table-properties style:width="15.9cm" fo:margin-left="0cm" table:align="left"/>
    </style:style>
    <style:style style:name="Table35.A" style:family="table-column">
      <style:table-column-properties style:column-width="2.401cm"/>
    </style:style>
    <style:style style:name="Table35.B" style:family="table-column">
      <style:table-column-properties style:column-width="1.3cm"/>
    </style:style>
    <style:style style:name="Table35.C" style:family="table-column">
      <style:table-column-properties style:column-width="1.799cm"/>
    </style:style>
    <style:style style:name="Table35.E" style:family="table-column">
      <style:table-column-properties style:column-width="1.7cm"/>
    </style:style>
    <style:style style:name="Table35.F" style:family="table-column">
      <style:table-column-properties style:column-width="7.4cm"/>
    </style:style>
    <style:style style:name="Table35.A1" style:family="table-cell">
      <style:table-cell-properties fo:padding-left="0.191cm" fo:padding-right="0.191cm" fo:padding-top="0cm" fo:padding-bottom="0cm" fo:border="0.018cm solid #00000a" style:writing-mode="lr-tb"/>
    </style:style>
    <style:style style:name="Table36" style:family="table">
      <style:table-properties style:width="15.9cm" fo:margin-left="0cm" table:align="left"/>
    </style:style>
    <style:style style:name="Table36.A" style:family="table-column">
      <style:table-column-properties style:column-width="2.401cm"/>
    </style:style>
    <style:style style:name="Table36.B" style:family="table-column">
      <style:table-column-properties style:column-width="1.3cm"/>
    </style:style>
    <style:style style:name="Table36.C" style:family="table-column">
      <style:table-column-properties style:column-width="1.799cm"/>
    </style:style>
    <style:style style:name="Table36.E" style:family="table-column">
      <style:table-column-properties style:column-width="1.7cm"/>
    </style:style>
    <style:style style:name="Table36.F" style:family="table-column">
      <style:table-column-properties style:column-width="7.4cm"/>
    </style:style>
    <style:style style:name="Table36.A1" style:family="table-cell">
      <style:table-cell-properties fo:padding-left="0.191cm" fo:padding-right="0.191cm" fo:padding-top="0cm" fo:padding-bottom="0cm" fo:border="0.018cm solid #00000a" style:writing-mode="lr-tb"/>
    </style:style>
    <style:style style:name="Table37" style:family="table">
      <style:table-properties style:width="15.9cm" fo:margin-left="0cm" table:align="left"/>
    </style:style>
    <style:style style:name="Table37.A" style:family="table-column">
      <style:table-column-properties style:column-width="2.401cm"/>
    </style:style>
    <style:style style:name="Table37.B" style:family="table-column">
      <style:table-column-properties style:column-width="1.3cm"/>
    </style:style>
    <style:style style:name="Table37.C" style:family="table-column">
      <style:table-column-properties style:column-width="1.799cm"/>
    </style:style>
    <style:style style:name="Table37.E" style:family="table-column">
      <style:table-column-properties style:column-width="1.7cm"/>
    </style:style>
    <style:style style:name="Table37.F" style:family="table-column">
      <style:table-column-properties style:column-width="7.4cm"/>
    </style:style>
    <style:style style:name="Table37.A1" style:family="table-cell">
      <style:table-cell-properties fo:padding-left="0.191cm" fo:padding-right="0.191cm" fo:padding-top="0cm" fo:padding-bottom="0cm" fo:border="0.018cm solid #00000a" style:writing-mode="lr-tb"/>
    </style:style>
    <style:style style:name="Table38" style:family="table">
      <style:table-properties style:width="15.9cm" fo:margin-left="0cm" table:align="left"/>
    </style:style>
    <style:style style:name="Table38.A" style:family="table-column">
      <style:table-column-properties style:column-width="2.401cm"/>
    </style:style>
    <style:style style:name="Table38.B" style:family="table-column">
      <style:table-column-properties style:column-width="1.3cm"/>
    </style:style>
    <style:style style:name="Table38.C" style:family="table-column">
      <style:table-column-properties style:column-width="1.799cm"/>
    </style:style>
    <style:style style:name="Table38.E" style:family="table-column">
      <style:table-column-properties style:column-width="1.7cm"/>
    </style:style>
    <style:style style:name="Table38.F" style:family="table-column">
      <style:table-column-properties style:column-width="7.4cm"/>
    </style:style>
    <style:style style:name="Table38.A1" style:family="table-cell">
      <style:table-cell-properties fo:padding-left="0.191cm" fo:padding-right="0.191cm" fo:padding-top="0cm" fo:padding-bottom="0cm" fo:border="0.018cm solid #00000a" style:writing-mode="lr-tb"/>
    </style:style>
    <style:style style:name="Table39" style:family="table">
      <style:table-properties style:width="15.9cm" fo:margin-left="0cm" table:align="left"/>
    </style:style>
    <style:style style:name="Table39.A" style:family="table-column">
      <style:table-column-properties style:column-width="2.401cm"/>
    </style:style>
    <style:style style:name="Table39.B" style:family="table-column">
      <style:table-column-properties style:column-width="1.3cm"/>
    </style:style>
    <style:style style:name="Table39.C" style:family="table-column">
      <style:table-column-properties style:column-width="1.799cm"/>
    </style:style>
    <style:style style:name="Table39.E" style:family="table-column">
      <style:table-column-properties style:column-width="1.7cm"/>
    </style:style>
    <style:style style:name="Table39.F" style:family="table-column">
      <style:table-column-properties style:column-width="7.4cm"/>
    </style:style>
    <style:style style:name="Table39.A1" style:family="table-cell">
      <style:table-cell-properties fo:padding-left="0.191cm" fo:padding-right="0.191cm" fo:padding-top="0cm" fo:padding-bottom="0cm" fo:border="0.018cm solid #00000a" style:writing-mode="lr-tb"/>
    </style:style>
    <style:style style:name="Table40" style:family="table">
      <style:table-properties style:width="15.9cm" fo:margin-left="0cm" table:align="left"/>
    </style:style>
    <style:style style:name="Table40.A" style:family="table-column">
      <style:table-column-properties style:column-width="2.401cm"/>
    </style:style>
    <style:style style:name="Table40.B" style:family="table-column">
      <style:table-column-properties style:column-width="1.3cm"/>
    </style:style>
    <style:style style:name="Table40.C" style:family="table-column">
      <style:table-column-properties style:column-width="1.799cm"/>
    </style:style>
    <style:style style:name="Table40.E" style:family="table-column">
      <style:table-column-properties style:column-width="1.7cm"/>
    </style:style>
    <style:style style:name="Table40.F" style:family="table-column">
      <style:table-column-properties style:column-width="7.4cm"/>
    </style:style>
    <style:style style:name="Table40.A1" style:family="table-cell">
      <style:table-cell-properties fo:padding-left="0.191cm" fo:padding-right="0.191cm" fo:padding-top="0cm" fo:padding-bottom="0cm" fo:border="0.018cm solid #00000a" style:writing-mode="lr-tb"/>
    </style:style>
    <style:style style:name="Table41" style:family="table">
      <style:table-properties style:width="15.907cm" fo:margin-left="0cm" table:align="left"/>
    </style:style>
    <style:style style:name="Table41.A" style:family="table-column">
      <style:table-column-properties style:column-width="2.401cm"/>
    </style:style>
    <style:style style:name="Table41.B" style:family="table-column">
      <style:table-column-properties style:column-width="1.3cm"/>
    </style:style>
    <style:style style:name="Table41.C" style:family="table-column">
      <style:table-column-properties style:column-width="1.799cm"/>
    </style:style>
    <style:style style:name="Table41.E" style:family="table-column">
      <style:table-column-properties style:column-width="1.7cm"/>
    </style:style>
    <style:style style:name="Table41.F" style:family="table-column">
      <style:table-column-properties style:column-width="7.407cm"/>
    </style:style>
    <style:style style:name="Table41.A1" style:family="table-cell">
      <style:table-cell-properties fo:padding-left="0.191cm" fo:padding-right="0.191cm" fo:padding-top="0cm" fo:padding-bottom="0cm" fo:border="0.018cm solid #00000a" style:writing-mode="lr-tb"/>
    </style:style>
    <style:style style:name="Table4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4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 style:family="table">
      <style:table-properties style:width="15.907cm" fo:margin-left="0cm" table:align="left"/>
    </style:style>
    <style:style style:name="Table42.A" style:family="table-column">
      <style:table-column-properties style:column-width="2.401cm"/>
    </style:style>
    <style:style style:name="Table42.B" style:family="table-column">
      <style:table-column-properties style:column-width="1.3cm"/>
    </style:style>
    <style:style style:name="Table42.C" style:family="table-column">
      <style:table-column-properties style:column-width="1.799cm"/>
    </style:style>
    <style:style style:name="Table42.E" style:family="table-column">
      <style:table-column-properties style:column-width="1.7cm"/>
    </style:style>
    <style:style style:name="Table42.F" style:family="table-column">
      <style:table-column-properties style:column-width="7.407cm"/>
    </style:style>
    <style:style style:name="Table42.A1" style:family="table-cell">
      <style:table-cell-properties fo:padding-left="0.191cm" fo:padding-right="0.191cm" fo:padding-top="0cm" fo:padding-bottom="0cm" fo:border="0.018cm solid #00000a" style:writing-mode="lr-tb"/>
    </style:style>
    <style:style style:name="Table42.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A3"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43" style:family="table">
      <style:table-properties style:width="15.907cm" fo:margin-left="0cm" table:align="left"/>
    </style:style>
    <style:style style:name="Table43.A" style:family="table-column">
      <style:table-column-properties style:column-width="2.401cm"/>
    </style:style>
    <style:style style:name="Table43.B" style:family="table-column">
      <style:table-column-properties style:column-width="1.3cm"/>
    </style:style>
    <style:style style:name="Table43.C" style:family="table-column">
      <style:table-column-properties style:column-width="1.799cm"/>
    </style:style>
    <style:style style:name="Table43.E" style:family="table-column">
      <style:table-column-properties style:column-width="1.7cm"/>
    </style:style>
    <style:style style:name="Table43.F" style:family="table-column">
      <style:table-column-properties style:column-width="7.407cm"/>
    </style:style>
    <style:style style:name="Table43.A1" style:family="table-cell">
      <style:table-cell-properties fo:padding-left="0.191cm" fo:padding-right="0.191cm" fo:padding-top="0cm" fo:padding-bottom="0cm" fo:border="0.018cm solid #00000a" style:writing-mode="lr-tb"/>
    </style:style>
    <style:style style:name="Table43.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3.A4"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3.C4"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4" style:family="table">
      <style:table-properties style:width="15.907cm" fo:margin-left="0cm" table:align="left"/>
    </style:style>
    <style:style style:name="Table44.A" style:family="table-column">
      <style:table-column-properties style:column-width="2.401cm"/>
    </style:style>
    <style:style style:name="Table44.B" style:family="table-column">
      <style:table-column-properties style:column-width="1.3cm"/>
    </style:style>
    <style:style style:name="Table44.C" style:family="table-column">
      <style:table-column-properties style:column-width="1.799cm"/>
    </style:style>
    <style:style style:name="Table44.E" style:family="table-column">
      <style:table-column-properties style:column-width="1.7cm"/>
    </style:style>
    <style:style style:name="Table44.F" style:family="table-column">
      <style:table-column-properties style:column-width="7.407cm"/>
    </style:style>
    <style:style style:name="Table44.A1" style:family="table-cell">
      <style:table-cell-properties fo:padding-left="0.191cm" fo:padding-right="0.191cm" fo:padding-top="0cm" fo:padding-bottom="0cm" fo:border="0.018cm solid #00000a" style:writing-mode="lr-tb"/>
    </style:style>
    <style:style style:name="Table44.A2"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4.B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4.C2"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5" style:family="table">
      <style:table-properties style:width="15.907cm" fo:margin-left="0cm" table:align="left"/>
    </style:style>
    <style:style style:name="Table45.A" style:family="table-column">
      <style:table-column-properties style:column-width="2.401cm"/>
    </style:style>
    <style:style style:name="Table45.B" style:family="table-column">
      <style:table-column-properties style:column-width="1.3cm"/>
    </style:style>
    <style:style style:name="Table45.C" style:family="table-column">
      <style:table-column-properties style:column-width="1.799cm"/>
    </style:style>
    <style:style style:name="Table45.E" style:family="table-column">
      <style:table-column-properties style:column-width="1.7cm"/>
    </style:style>
    <style:style style:name="Table45.F" style:family="table-column">
      <style:table-column-properties style:column-width="7.407cm"/>
    </style:style>
    <style:style style:name="Table45.A1" style:family="table-cell">
      <style:table-cell-properties fo:padding-left="0.191cm" fo:padding-right="0.191cm" fo:padding-top="0cm" fo:padding-bottom="0cm" fo:border="0.018cm solid #00000a" style:writing-mode="lr-tb"/>
    </style:style>
    <style:style style:name="Table45.A2"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5.B2"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5.D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fo:line-height="100%"/>
      <style:text-properties fo:font-weight="bold" style:font-weight-asian="bold" style:font-weight-complex="bold"/>
    </style:style>
    <style:style style:name="P3" style:family="paragraph" style:parent-style-name="Standard">
      <style:paragraph-properties fo:margin-top="0cm" fo:margin-bottom="0cm" fo:line-height="100%" fo:text-align="center" style:justify-single-word="false"/>
      <style:text-properties fo:font-weight="bold" style:font-weight-asian="bold" style:font-weight-complex="bold"/>
    </style:style>
    <style:style style:name="P4" style:family="paragraph" style:parent-style-name="Standard">
      <style:paragraph-properties fo:margin-top="0cm" fo:margin-bottom="0cm" fo:line-height="100%"/>
    </style:style>
    <style:style style:name="P5" style:family="paragraph" style:parent-style-name="Standard">
      <style:paragraph-properties fo:margin-top="0cm" fo:margin-bottom="0cm" fo:line-height="100%"/>
      <style:text-properties fo:font-size="10pt" style:font-size-asian="10pt" style:font-size-complex="10pt"/>
    </style:style>
    <style:style style:name="P6" style:family="paragraph" style:parent-style-name="Standard">
      <style:paragraph-properties fo:margin-top="0cm" fo:margin-bottom="0cm" fo:line-height="100%"/>
      <style:text-properties fo:font-size="9pt" style:font-size-asian="9pt" style:font-size-complex="9pt"/>
    </style:style>
    <style:style style:name="P7" style:family="paragraph" style:parent-style-name="Standard">
      <style:paragraph-properties fo:margin-top="0cm" fo:margin-bottom="0cm" fo:line-height="100%"/>
      <style:text-properties fo:color="#1f2328" style:font-name="Segoe UI" style:font-name-complex="Segoe UI"/>
    </style:style>
    <style:style style:name="P8" style:family="paragraph" style:parent-style-name="Normal">
      <style:paragraph-properties fo:margin-top="0cm" fo:margin-bottom="0cm"/>
      <style:text-properties text:display="none"/>
    </style:style>
    <style:style style:name="P9" style:family="paragraph" style:parent-style-name="Normal">
      <style:paragraph-properties fo:margin-top="0cm" fo:margin-bottom="0cm" fo:break-before="page"/>
    </style:style>
    <style:style style:name="P10" style:family="paragraph" style:parent-style-name="Standard">
      <style:text-properties style:font-name="Times New Roman1" fo:font-size="12pt"/>
    </style:style>
    <style:style style:name="P11" style:family="paragraph" style:parent-style-name="Standard">
      <style:paragraph-properties fo:line-height="115%"/>
      <style:text-properties style:font-name="Times New Roman1" fo:font-size="12pt"/>
    </style:style>
    <style:style style:name="P12" style:family="paragraph" style:parent-style-name="Text_20_body">
      <style:paragraph-properties fo:break-before="page"/>
    </style:style>
    <style:style style:name="P13" style:family="paragraph" style:parent-style-name="Standard" style:list-style-name="WWNum33"/>
    <style:style style:name="P14" style:family="paragraph" style:parent-style-name="Standard">
      <style:text-properties style:font-name="Times New Roman1" fo:font-size="12pt"/>
    </style:style>
    <style:style style:name="P15" style:family="paragraph" style:parent-style-name="Standard" style:list-style-name="WWNum33">
      <style:text-properties style:font-name="Times New Roman1" fo:font-size="12pt"/>
    </style:style>
    <style:style style:name="P16" style:family="paragraph" style:parent-style-name="Standard">
      <style:paragraph-properties fo:margin-top="0cm" fo:margin-bottom="0cm" fo:line-height="100%"/>
    </style:style>
    <style:style style:name="P17" style:family="paragraph" style:parent-style-name="Heading_20_1" style:master-page-name="MPF0">
      <style:paragraph-properties style:page-number="auto" fo:break-before="page"/>
    </style:style>
    <style:style style:name="P18" style:family="paragraph" style:parent-style-name="Heading_20_2">
      <style:paragraph-properties fo:break-before="page"/>
    </style:style>
    <style:style style:name="T1" style:family="text">
      <style:text-properties fo:color="#24292f" style:font-name-complex="Calibri"/>
    </style:style>
    <style:style style:name="T2" style:family="text">
      <style:text-properties style:font-name="Times New Roman1" fo:font-size="12pt"/>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xt:bookmark-start text:name="Bookmark"/>MaxAir <text:bookmark-end text:name="Bookmark"/>Release History</text:h>
      <text:p text:style-name="Standard"/>
      <table:table table:name="Table1" table:style-name="Table1">
        <table:table-column table:style-name="Table1.A"/>
        <table:table-column table:style-name="Table1.B"/>
        <table:table-row>
          <table:table-cell table:style-name="Table1.A1" office:value-type="string">
            <text:p text:style-name="P2">Current Version</text:p>
          </table:table-cell>
          <table:table-cell table:style-name="Table1.B1" office:value-type="float" office:value="3.14">
            <text:p text:style-name="P2">3.14</text:p>
          </table:table-cell>
        </table:table-row>
        <table:table-row>
          <table:table-cell table:style-name="Table1.A1" office:value-type="string">
            <text:p text:style-name="P2">Current Build</text:p>
          </table:table-cell>
          <table:table-cell table:style-name="Table1.B1" office:value-type="float" office:value="291125">
            <text:p text:style-name="P2">291125</text:p>
          </table:table-cell>
        </table:table-row>
        <table:table-row>
          <table:table-cell table:style-name="Table1.A1" office:value-type="string">
            <text:p text:style-name="P2">Current Database Version</text:p>
          </table:table-cell>
          <table:table-cell table:style-name="Table1.A1" office:value-type="string">
            <text:p text:style-name="P2">1.0</text:p>
          </table:table-cell>
        </table:table-row>
        <table:table-row>
          <table:table-cell table:style-name="Table1.A1" office:value-type="string">
            <text:p text:style-name="P2">Current Database Build</text:p>
          </table:table-cell>
          <table:table-cell table:style-name="Table1.B1" office:value-type="float" office:value="291125">
            <text:p text:style-name="P2">291125</text:p>
          </table:table-cell>
        </table:table-row>
      </table:table>
      <text:p text:style-name="Standard"/>
      <text:h text:style-name="Heading_20_2" text:outline-level="2">Last Update</text:h>
      <text:list xml:id="list4317371109002366381" text:style-name="WWNum33">
        <text:list-item>
          <text:p text:style-name="P15">Commit #532 – New Feature – new column 'one_shot' added to 'boost' table', used to hold a flag to indicate that boost will terminate when set temperature reached.</text:p>
        </text:list-item>
        <text:list-item>
          <text:p text:style-name="P13">Commit #532 – New Feature<text:span text:style-name="T2"> – 'boostlist.php', 'model.php', 'db.php', 'request.js' and 'controller.py' <text:s/>– implementation of 'One Shot' Boost feature. Boost can optionally be set to finish when the target temperature is reached, if the target is never reached, then boost finishes after set interval.</text:span></text:p>
        </text:list-item>
      </text:list>
      <text:p text:style-name="P10"/>
      <text:h text:style-name="P18" text:outline-level="2">History</text:h>
      <text:p text:style-name="Standard"/>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header-rows>
          <table:table-row>
            <table:table-cell table:style-name="Table2.A1" office:value-type="string">
              <text:p text:style-name="P2">Date</text:p>
            </table:table-cell>
            <table:table-cell table:style-name="Table2.A1" office:value-type="string">
              <text:p text:style-name="P2">Ver</text:p>
            </table:table-cell>
            <table:table-cell table:style-name="Table2.A1" office:value-type="string">
              <text:p text:style-name="P2">Build</text:p>
            </table:table-cell>
            <table:table-cell table:style-name="Table2.A1" office:value-type="string">
              <text:p text:style-name="P2">DB Ver</text:p>
            </table:table-cell>
            <table:table-cell table:style-name="Table2.A1" office:value-type="string">
              <text:p text:style-name="P2">DB Build</text:p>
            </table:table-cell>
            <table:table-cell table:style-name="Table2.A1" office:value-type="string">
              <text:p text:style-name="P2">ChangeLog</text:p>
            </table:table-cell>
          </table:table-row>
        </table:table-header-rows>
        <table:table-row>
          <table:table-cell table:style-name="Table2.A1" office:value-type="string">
            <text:p text:style-name="P4">28/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orted from PiHome, initial HVAC build</text:p>
          </table:table-cell>
        </table:table-row>
        <table:table-row>
          <table:table-cell table:style-name="Table2.A1" office:value-type="string">
            <text:p text:style-name="P4">30/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mprovements to setup.php</text:p>
          </table:table-cell>
        </table:table-row>
        <table:table-row>
          <table:table-cell table:style-name="Table2.A1" office:value-type="string">
            <text:p text:style-name="P4">07/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controller.php to operate on state change</text:p>
          </table:table-cell>
        </table:table-row>
        <table:table-row>
          <table:table-cell table:style-name="Table2.A1" office:value-type="string">
            <text:p text:style-name="P4">19/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and performance improvements</text:p>
          </table:table-cell>
        </table:table-row>
        <table:table-row>
          <table:table-cell table:style-name="Table2.A1" office:value-type="string">
            <text:p text:style-name="P4">20/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erformance improvements, change boiler table to system_controller</text:p>
          </table:table-cell>
        </table:table-row>
        <table:table-row>
          <table:table-cell table:style-name="Table2.A1" office:value-type="string">
            <text:p text:style-name="P4">24/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update demo databas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remove redundant fil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date system_c.php to work with Orange Pi boards</text:p>
          </table:table-cell>
        </table:table-row>
        <table:table-row>
          <table:table-cell table:style-name="Table2.A1" office:value-type="string">
            <text:p text:style-name="P4">29/12/2020</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ntroduce code version and build numbering</text:p>
          </table:table-cell>
        </table:table-row>
        <table:table-row>
          <table:table-cell table:style-name="Table2.A1" office:value-type="string">
            <text:p text:style-name="P4">0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text:p>
          </table:table-cell>
        </table:table-row>
        <table:table-row>
          <table:table-cell table:style-name="Table2.A1" office:value-type="string">
            <text:p text:style-name="P4">04/01/2021</text:p>
          </table:table-cell>
          <table:table-cell table:style-name="Table2.A1" office:value-type="string">
            <text:p text:style-name="P4">0.1</text:p>
          </table:table-cell>
          <table:table-cell table:style-name="Table2.A1" office:value-type="string">
            <text:p text:style-name="P4">Beta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Orange Pi Zero pin mapping</text:p>
          </table:table-cell>
        </table:table-row>
        <table:table-row>
          <table:table-cell table:style-name="Table2.A1" office:value-type="string">
            <text:p text:style-name="P4">0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pdate chars to use sensors table</text:p>
          </table:table-cell>
        </table:table-row>
        <table:table-row>
          <table:table-cell table:style-name="Table2.A1" office:value-type="string">
            <text:p text:style-name="P4">0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smetic chang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creation of ‘Dummy’ sensor nod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graph placement or suppression</text:p>
          </table:table-cell>
        </table:table-row>
        <table:table-row>
          <table:table-cell table:style-name="Table2.A1" office:value-type="string">
            <text:p text:style-name="P4">09/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related</text:p>
          </table:table-cell>
        </table:table-row>
        <table:table-row>
          <table:table-cell table:style-name="Table2.A1" office:value-type="string">
            <text:p text:style-name="P4">11/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shading</text:p>
          </table:table-cell>
        </table:table-row>
        <table:table-row>
          <table:table-cell table:style-name="Table2.A1" office:value-type="string">
            <text:p text:style-name="P4">1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Zone and System Controller logs</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support for Orange Pi Zero Plus board</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add-on log tables</text:p>
          </table:table-cell>
        </table:table-row>
        <table:table-row>
          <table:table-cell table:style-name="Table2.A1" office:value-type="string">
            <text:p text:style-name="P4">1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text:p>
          </table:table-cell>
        </table:table-row>
        <table:table-row>
          <table:table-cell table:style-name="Table2.A1" office:value-type="string">
            <text:p text:style-name="P4">1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 – Orange Pi board detection</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Graphing for Add_On controllers</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all references from ‘boiler’ to ‘system_controller’</text:p>
          </table:table-cell>
        </table:table-row>
        <table:table-row>
          <table:table-cell table:style-name="Table2.A26" office:value-type="string">
            <text:p text:style-name="P4">21/01/2021</text:p>
          </table:table-cell>
          <table:table-cell table:style-name="Table2.A26" office:value-type="string">
            <text:p text:style-name="P4">0.1</text:p>
          </table:table-cell>
          <table:table-cell table:style-name="Table2.A26" office:value-type="string">
            <text:p text:style-name="P4">Beta 2</text:p>
          </table:table-cell>
          <table:table-cell table:style-name="Table2.A26" office:value-type="string">
            <text:p text:style-name="P4"/>
          </table:table-cell>
          <table:table-cell table:style-name="Table2.A26" office:value-type="string">
            <text:p text:style-name="P4"/>
          </table:table-cell>
          <table:table-cell table:style-name="Table2.A1" office:value-type="string">
            <text:p text:style-name="P4"><text:span text:style-name="js-issue-title"><text:span text:style-name="T1">Update to setup.php to add default network_settings record</text:span></text:span></text:p>
          </table:table-cell>
        </table:table-row>
        <table:table-row>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row>
        <table:table-row>
          <table:table-cell table:style-name="Table2.A27" office:value-type="string">
            <text:p text:style-name="P4">22/01/21</text:p>
          </table:table-cell>
          <table:table-cell table:style-name="Table2.A27" office:value-type="string">
            <text:p text:style-name="P4">0.1</text:p>
          </table:table-cell>
          <table:table-cell table:style-name="Table2.A27" office:value-type="string">
            <text:p text:style-name="P4">Beta 2</text:p>
          </table:table-cell>
          <table:table-cell table:style-name="Table2.A27" office:value-type="string">
            <text:p text:style-name="P4"/>
          </table:table-cell>
          <table:table-cell table:style-name="Table2.A27" office:value-type="string">
            <text:p text:style-name="P4"/>
          </table:table-cell>
          <table:table-cell table:style-name="Table2.A27" office:value-type="string">
            <text:p text:style-name="P4"><text:span text:style-name="js-issue-title"><text:span text:style-name="T1">Only process SonOff devices if network is available</text:span></text:span></text:p>
          </table:table-cell>
        </table:table-row>
        <table:table-row>
          <table:table-cell table:style-name="Table2.A1" office:value-type="string">
            <text:p text:style-name="P4">29/01/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and update to Onetouch menu</text:span></text:span></text:p>
          </table:table-cell>
        </table:table-row>
        <table:table-row>
          <table:table-cell table:style-name="Table2.A1" office:value-type="string">
            <text:p text:style-name="P4">03/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Update to livetemp</text:span></text:span></text:p>
          </table:table-cell>
        </table:table-row>
        <table:table-row>
          <table:table-cell table:style-name="Table2.A1" office:value-type="string">
            <text:p text:style-name="P4">04/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Improvements to livetemp</text:span></text:span></text:p>
          </table:table-cell>
        </table:table-row>
        <table:table-row>
          <table:table-cell table:style-name="Table2.A1" office:value-type="string">
            <text:p text:style-name="P4">06/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 onetouch</text:span></text:span></text:p>
          </table:table-cell>
        </table:table-row>
        <table:table-row>
          <table:table-cell table:style-name="Table2.A1" office:value-type="string">
            <text:p text:style-name="P4">08/02/2021</text:p>
          </table:table-cell>
          <table:table-cell table:style-name="Table2.A1" office:value-type="string">
            <text:p text:style-name="P4">0.1</text:p>
          </table:table-cell>
          <table:table-cell table:style-name="Table2.A1" office:value-type="string">
            <text:p text:style-name="P4">Beta 2.2</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Relay control managed using the </text:span></text:span><text:span text:style-name="js-issue-title"><text:span text:style-name="T1">messages_out queue, improvements to livetemp</text:span></text:span></text:p>
          </table:table-cell>
        </table:table-row>
      </table:table>
      <text:p text:style-name="P8"/>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row>
          <table:table-cell table:style-name="Table3.A1" office:value-type="string">
            <text:p text:style-name="P3">Date</text:p>
          </table:table-cell>
          <table:table-cell table:style-name="Table3.A1" office:value-type="string">
            <text:p text:style-name="P3">Ver</text:p>
          </table:table-cell>
          <table:table-cell table:style-name="Table3.A1" office:value-type="string">
            <text:p text:style-name="P3">Build</text:p>
          </table:table-cell>
          <table:table-cell table:style-name="Table3.A1" office:value-type="string">
            <text:p text:style-name="P3">DB Ver</text:p>
          </table:table-cell>
          <table:table-cell table:style-name="Table3.A1" office:value-type="string">
            <text:p text:style-name="P3">DB Build</text:p>
          </table:table-cell>
          <table:table-cell table:style-name="Table3.A1" office:value-type="string">
            <text:p text:style-name="P3">ChangeLog</text:p>
          </table:table-cell>
        </table:table-row>
        <table:table-row>
          <table:table-cell table:style-name="Table3.A1" office:value-type="string">
            <text:p text:style-name="P4">10/02/2021</text:p>
          </table:table-cell>
          <table:table-cell table:style-name="Table3.A1" office:value-type="string">
            <text:p text:style-name="P4">0.1</text:p>
          </table:table-cell>
          <table:table-cell table:style-name="Table3.A1" office:value-type="string">
            <text:p text:style-name="P4">Beta 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Schedule control using Python Schedule </text:span></text:span><text:soft-page-break/><text:span text:style-name="js-issue-title"><text:span text:style-name="T1">in place of Cron</text:span></text:span></text:p>
          </table:table-cell>
        </table:table-row>
        <table:table-row>
          <table:table-cell table:style-name="Table3.A1" office:value-type="string">
            <text:p text:style-name="P4">11/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GUI for Job Scheduling</text:span></text:span></text:p>
          </table:table-cell>
        </table:table-row>
        <table:table-row>
          <table:table-cell table:style-name="Table3.A1" office:value-type="string">
            <text:p text:style-name="P4">12/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controller.php</text:span></text:span></text:p>
          </table:table-cell>
        </table:table-row>
        <table:table-row>
          <table:table-cell table:style-name="Table3.A1" office:value-type="string">
            <text:p text:style-name="P4">15/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Change to Frost Protection to make it sensor rather than zone based</text:span></text:span></text:p>
          </table:table-cell>
        </table:table-row>
        <table:table-row>
          <table:table-cell table:style-name="Table3.A1" office:value-type="string">
            <text:p text:style-name="P4">16/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 node_id in relay setup and displa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entr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modal</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Frost Protection</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r Account Management</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Disable User Accounts</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 the disabling of a </text:span></text:span><text:span text:style-name="js-issue-title"><text:span text:style-name="T1">looged-on user account</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admin category to User Accont Management, suppress Settings menu for non-admin users. Delete redundant files</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display of disabled delete button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udate_db.php referencing the wrong repository</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boostSet.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View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setup.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commit of model.php</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rovements to Job Scheduling</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System Controller Max Run Time</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ig Fix – Add relay modal, reorder Settings Menu</text:span></text:span></text:p>
          </table:table-cell>
        </table:table-row>
        <table:table-row>
          <table:table-cell table:style-name="Table3.A1" office:value-type="string">
            <text:p text:style-name="P4">22/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of model.php</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sync messages_out on gateway startup, HVAC bug fix for frost protection and update to test databases</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pdate relay.php to include select/option applied to sensor.php</text:span></text:span></text:p>
          </table:table-cell>
        </table:table-row>
        <table:table-row>
          <table:table-cell table:style-name="Table3.A1" office:value-type="string">
            <text:p text:style-name="P4">24/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text:span></text:span><text:span text:style-name="js-issue-title"><text:span text:style-name="T1">– header.php</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add/edit System Controller record</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Status Menu option to display last Job Schedule report</text:span></text:span></text:p>
          </table:table-cell>
        </table:table-row>
        <table:table-row>
          <table:table-cell table:style-name="Table3.A29" office:value-type="string">
            <text:p text:style-name="P4">26/02/2021</text:p>
          </table:table-cell>
          <table:table-cell table:style-name="Table3.A29" office:value-type="string">
            <text:p text:style-name="P4">0.1</text:p>
          </table:table-cell>
          <table:table-cell table:style-name="Table3.A29" office:value-type="string">
            <text:p text:style-name="P4">Beta 4.5</text:p>
          </table:table-cell>
          <table:table-cell table:style-name="Table3.A29" office:value-type="string">
            <text:p text:style-name="P4"/>
          </table:table-cell>
          <table:table-cell table:style-name="Table3.A29" office:value-type="string">
            <text:p text:style-name="P4"/>
          </table:table-cell>
          <table:table-cell table:style-name="Table3.A1" office:value-type="string">
            <text:p text:style-name="P4"><text:span text:style-name="js-issue-title"><text:span text:style-name="T1">Add option to gateway to not process networked messages_out</text:span></text:span><text:span text:style-name="js-issue-title"><text:span text:style-name="T1"> (test mode)</text:span></text:span></text:p>
          </table:table-cell>
        </table:table-row>
        <table:table-row>
          <table:table-cell table:style-name="Table3.A30" office:value-type="string">
            <text:p text:style-name="P4">27/02/21</text:p>
          </table:table-cell>
          <table:table-cell table:style-name="Table3.A30" office:value-type="string">
            <text:p text:style-name="P4">0.1</text:p>
          </table:table-cell>
          <table:table-cell table:style-name="Table3.A30" office:value-type="string">
            <text:p text:style-name="P4">Beta 4.5</text:p>
          </table:table-cell>
          <table:table-cell table:style-name="Table3.A30" office:value-type="string">
            <text:p text:style-name="P4"/>
          </table:table-cell>
          <table:table-cell table:style-name="Table3.A30" office:value-type="string">
            <text:p text:style-name="P4"/>
          </table:table-cell>
          <table:table-cell table:style-name="Table3.A30" office:value-type="string">
            <text:p text:style-name="P4"><text:span text:style-name="js-issue-title"><text:span text:style-name="T1">Add python script to update code base from GitHub repository</text:span></text:span></text:p>
          </table:table-cell>
        </table:table-row>
      </table:table>
      <text:p text:style-name="Text_20_body"/>
      <text:p text:style-name="P9"/>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table-cell table:style-name="Table4.A1" office:value-type="string">
            <text:p text:style-name="P2">Date</text:p>
          </table:table-cell>
          <table:table-cell table:style-name="Table4.A1" office:value-type="string">
            <text:p text:style-name="P2">Ver</text:p>
          </table:table-cell>
          <table:table-cell table:style-name="Table4.A1" office:value-type="string">
            <text:p text:style-name="P2">Build</text:p>
          </table:table-cell>
          <table:table-cell table:style-name="Table4.A1" office:value-type="string">
            <text:p text:style-name="P2">DB Ver</text:p>
          </table:table-cell>
          <table:table-cell table:style-name="Table4.A1" office:value-type="string">
            <text:p text:style-name="P2">DB Build</text:p>
          </table:table-cell>
          <table:table-cell table:style-name="Table4.A1" office:value-type="string">
            <text:p text:style-name="P2">ChangeLog</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Rename database from ‘pihome’ to ‘maxair’</text:span></text:span></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Home Assistant </text:span></text:span><text:span text:style-name="js-issue-title"><text:span text:style-name="T1">Integration – api changes</text:span></text:span></text:p>
          </table:table-cell>
        </table:table-row>
        <table:table-row>
          <table:table-cell table:style-name="Table4.A1" office:value-type="string">
            <text:p text:style-name="P4">05/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add additional zone controllers</text:span></text:span></text:p>
          </table:table-cell>
        </table:table-row>
        <table:table-row>
          <table:table-cell table:style-name="Table4.A1" office:value-type="string">
            <text:p text:style-name="P4">06/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Enable blocking of outgoing messages (test mode)</text:span></text:span></text:p>
          </table:table-cell>
        </table:table-row>
        <table:table-row>
          <table:table-cell table:style-name="Table4.A1" office:value-type="string">
            <text:p text:style-name="P4">0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onetouch.php</text:span></text:span></text:p>
          </table:table-cell>
        </table:table-row>
        <table:table-row>
          <table:table-cell table:style-name="Table4.A1" office:value-type="string">
            <text:p text:style-name="P4">14/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Raspbian compatibility for AutoHotSpot</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work in AP mode</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Echo and HomeKit installer</text:span></text:span></text:p>
          </table:table-cell>
        </table:table-row>
        <table:table-row>
          <table:table-cell table:style-name="Table4.A1" office:value-type="string">
            <text:p text:style-name="P4">18/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ments in Echo and HomeKit installer</text:span></text:span></text:p>
          </table:table-cell>
        </table:table-row>
        <table:table-row>
          <table:table-cell table:style-name="Table4.A1" office:value-type="string">
            <text:p text:style-name="P4">20/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allow scheduling of zones with no attached sensor (Tasmota)</text:span></text:span></text:p>
          </table:table-cell>
        </table:table-row>
        <table:table-row>
          <table:table-cell table:style-name="Table4.A1" office:value-type="string">
            <text:p text:style-name="P4">22/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gateway.py, enable/block outgoing messages. Bug Fix – add new scheduled job</text:span></text:span></text:p>
          </table:table-cell>
        </table:table-row>
        <table:table-row>
          <table:table-cell table:style-name="Table4.A1" office:value-type="string">
            <text:p text:style-name="P4">23/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lement WiFi reboot for systems running NetworkManager</text:span></text:span></text:p>
          </table:table-cell>
        </table:table-row>
        <table:table-row>
          <table:table-cell table:style-name="Table4.A1" office:value-type="string">
            <text:p text:style-name="P4">24/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to Release Candidate 1</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AutoHotSpot to add_on directory</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nodes listing to Status menu</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English language file</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 Tasmota Lamps</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re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Operating Modes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add separate Boiler and HVAC mode setup guides</text:span></text:span></text:p>
          </table:table-cell>
        </table:table-row>
        <table:table-row>
          <table:table-cell table:style-name="Table4.A1" office:value-type="string">
            <text:p text:style-name="P4">29/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Live Temperature Control, Displaying Graphs and Frost protection</text:span></text:span></text:p>
          </table:table-cell>
        </table:table-row>
        <table:table-row>
          <table:table-cell table:style-name="Table4.A1" office:value-type="string">
            <text:p text:style-name="P4">30/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APIs and API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create HTTP message and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Zone Types </text:span></text:span><text:span text:style-name="js-issue-title"><text:span text:style-name="T1">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Task Scheduling Documentation</text:span></text:span></text:p>
          </table:table-cell>
        </table:table-row>
        <table:table-row>
          <table:table-cell table:style-name="Table4.A1" office:value-type="string">
            <text:p text:style-name="P4">01/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AutoHotSpot to Services Configuration menu</text:span></text:span></text:p>
          </table:table-cell>
        </table:table-row>
        <table:table-row>
          <table:table-cell table:style-name="Table4.A1" office:value-type="string">
            <text:p text:style-name="P4">02/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 install of APIs – add script to check for and enable Apache2 mod-rewrite</text:span></text:span></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row>
          <table:table-cell table:style-name="Table5.A1" office:value-type="string">
            <text:p text:style-name="P2">Date</text:p>
          </table:table-cell>
          <table:table-cell table:style-name="Table5.A1" office:value-type="string">
            <text:p text:style-name="P2">Ver</text:p>
          </table:table-cell>
          <table:table-cell table:style-name="Table5.A1" office:value-type="string">
            <text:p text:style-name="P2">Build</text:p>
          </table:table-cell>
          <table:table-cell table:style-name="Table5.A1" office:value-type="string">
            <text:p text:style-name="P2">DB Ver</text:p>
          </table:table-cell>
          <table:table-cell table:style-name="Table5.A1" office:value-type="string">
            <text:p text:style-name="P2">DB Build</text:p>
          </table:table-cell>
          <table:table-cell table:style-name="Table5.A1" office:value-type="string">
            <text:p text:style-name="P2">ChangeLog</text:p>
          </table:table-cell>
        </table:table-row>
        <table:table-row>
          <table:table-cell table:style-name="Table5.A1" office:value-type="string">
            <text:p text:style-name="P4">0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text:span text:style-name="js-issue-title"><text:span text:style-name="T1">Enable background add-on install, plus </text:span></text:span><text:soft-page-break/><text:span text:style-name="js-issue-title"><text:span text:style-name="T1">Bug Fixes</text:span></text:span></text:p>
          </table:table-cell>
        </table:table-row>
        <table:table-row>
          <table:table-cell table:style-name="Table5.A3" office:value-type="string">
            <text:p text:style-name="P4">08/04/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4"/>
          </table:table-cell>
          <table:table-cell table:style-name="Table5.A3" office:value-type="string">
            <text:p text:style-name="P4"/>
          </table:table-cell>
          <table:table-cell table:style-name="Table5.A1" office:value-type="string">
            <text:p text:style-name="P4"><text:span text:style-name="js-issue-title"><text:span text:style-name="T1">Big Fix – sw_install.py. Display install text when finished installing</text:span></text:span></text:p>
          </table:table-cell>
        </table:table-row>
        <table:table-row>
          <table:table-cell table:style-name="Table5.A4" office:value-type="string">
            <text:p text:style-name="P4">10/04/2021</text:p>
          </table:table-cell>
          <table:table-cell table:style-name="Table5.A4" office:value-type="string">
            <text:p text:style-name="P4">1.0</text:p>
          </table:table-cell>
          <table:table-cell table:style-name="Table5.A4" office:value-type="string">
            <text:p text:style-name="P4">RC1</text:p>
          </table:table-cell>
          <table:table-cell table:style-name="Table5.A4" office:value-type="string">
            <text:p text:style-name="P4"/>
          </table:table-cell>
          <table:table-cell table:style-name="Table5.A4" office:value-type="string">
            <text:p text:style-name="P4"/>
          </table:table-cell>
          <table:table-cell table:style-name="Table5.A4" office:value-type="string">
            <text:p text:style-name="P4"><text:span text:style-name="js-issue-title"><text:span text:style-name="T1">Bug Fix – setup.php. New version of software</text:span></text:span><text:span text:style-name="js-issue-title"><text:span text:style-name="T1"> install process.</text:span></text:span></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Software Install</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Technical description of install process. Add documentation access from the System Status menu</text:p>
          </table:table-cell>
        </table:table-row>
        <table:table-row>
          <table:table-cell table:style-name="Table5.A1" office:value-type="string">
            <text:p text:style-name="P4">12/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Update – Task Scheduling. Add gpio_ds18b20 disabled task, all other tasks enabled by default by setup.php</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Using Dummy Sensors to Import External Data</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Bug Fix – Gateway type default set to Serial if gateway table is empty</text:p>
          </table:table-cell>
        </table:table-row>
        <table:table-row>
          <table:table-cell table:style-name="Table5.A1" office:value-type="string">
            <text:p text:style-name="P4">14/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i7021 Humidity Sensor, with selection of sensor type in sensor.php, plus associated database changes</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Improvement to task scheduling to allow once daily jobs. Enable db_cleanup task. Simplification of humidity graphing. Bug Fix</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Update to controller.php for OFF mode to set system completely OFF (NO frost protection)</text:p>
          </table:table-cell>
        </table:table-row>
        <table:table-row>
          <table:table-cell table:style-name="Table5.A1" office:value-type="string">
            <text:p text:style-name="P4">1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Humidity Sensors</text:p>
          </table:table-cell>
        </table:table-row>
        <table:table-row>
          <table:table-cell table:style-name="Table5.A1" office:value-type="string">
            <text:p text:style-name="P4">2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Change table temperature_sensors to sensors and controller_relays to relays. Database changes can be implemented by executing the php script ‘migrate_sensors_relays.php from within the /var/www/MySQL_Database directory</text:p>
          </table:table-cell>
        </table:table-row>
        <table:table-row>
          <table:table-cell table:style-name="Table5.A1" office:value-type="string">
            <text:p text:style-name="P4">2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ensor Type GUI. Terminate gateway script if route to network gateway is lost</text:p>
          </table:table-cell>
        </table:table-row>
        <table:table-row>
          <table:table-cell table:style-name="Table5.A1" office:value-type="string">
            <text:p text:style-name="P4">01/05/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Enable deletion of unused nodes</text:p>
          </table:table-cell>
        </table:table-row>
        <table:table-row>
          <table:table-cell table:style-name="Table5.A3" office:value-type="string">
            <text:p text:style-name="P4">02/05/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2"/>
          </table:table-cell>
          <table:table-cell table:style-name="Table5.A3" office:value-type="string">
            <text:p text:style-name="P2"/>
          </table:table-cell>
          <table:table-cell table:style-name="Table5.A1" office:value-type="string">
            <text:p text:style-name="P4">Bug Fix – db.php</text:p>
          </table:table-cell>
        </table:table-row>
        <table:table-row>
          <table:table-cell table:style-name="Table5.A4" office:value-type="string">
            <text:p text:style-name="P4">02/05/21</text:p>
          </table:table-cell>
          <table:table-cell table:style-name="Table5.A4" office:value-type="string">
            <text:p text:style-name="P4">1.0</text:p>
          </table:table-cell>
          <table:table-cell table:style-name="Table5.A4" office:value-type="string">
            <text:p text:style-name="P4">RC2</text:p>
          </table:table-cell>
          <table:table-cell table:style-name="Table5.A4" office:value-type="string">
            <text:p text:style-name="P2"/>
          </table:table-cell>
          <table:table-cell table:style-name="Table5.A4" office:value-type="string">
            <text:p text:style-name="P2"/>
          </table:table-cell>
          <table:table-cell table:style-name="Table5.A4" office:value-type="string">
            <text:p text:style-name="P4">Remove Nodes optionfrom System Status menu as function now provides by Nodes in Node and Zone Configuration menu. Add tooltips to Sensors and Relays model for disabled entries</text:p>
          </table:table-cell>
        </table:table-row>
      </table:table>
      <text:p text:style-name="Text_20_body"/>
      <table:table table:name="Table6" table:style-name="Table6">
        <table:table-column table:style-name="Table6.A"/>
        <table:table-column table:style-name="Table6.B"/>
        <table:table-column table:style-name="Table6.C"/>
        <table:table-column table:style-name="Table6.B"/>
        <table:table-column table:style-name="Table6.E"/>
        <table:table-column table:style-name="Table6.F"/>
        <table:table-header-rows>
          <table:table-row>
            <table:table-cell table:style-name="Table6.A1" office:value-type="string">
              <text:p text:style-name="P2">Date</text:p>
            </table:table-cell>
            <table:table-cell table:style-name="Table6.A1" office:value-type="string">
              <text:p text:style-name="P2">Ver</text:p>
            </table:table-cell>
            <table:table-cell table:style-name="Table6.A1" office:value-type="string">
              <text:p text:style-name="P2">Build</text:p>
            </table:table-cell>
            <table:table-cell table:style-name="Table6.A1" office:value-type="string">
              <text:p text:style-name="P2">DB Ver</text:p>
            </table:table-cell>
            <table:table-cell table:style-name="Table6.A1" office:value-type="string">
              <text:p text:style-name="P2">DB Build</text:p>
            </table:table-cell>
            <table:table-cell table:style-name="Table6.A1" office:value-type="string">
              <text:p text:style-name="P2">ChangeLog</text:p>
            </table:table-cell>
          </table:table-row>
        </table:table-header-rows>
        <table:table-row>
          <table:table-cell table:style-name="Table6.A2" office:value-type="string">
            <text:p text:style-name="P4">04/05/2021</text:p>
          </table:table-cell>
          <table:table-cell table:style-name="Table6.A2" office:value-type="string">
            <text:p text:style-name="P4">1.0</text:p>
          </table:table-cell>
          <table:table-cell table:style-name="Table6.A2" office:value-type="string">
            <text:p text:style-name="P4">040521</text:p>
          </table:table-cell>
          <table:table-cell table:style-name="Table6.A2" office:value-type="string">
            <text:p text:style-name="P2"/>
          </table:table-cell>
          <table:table-cell table:style-name="Table6.A2" office:value-type="string">
            <text:p text:style-name="P2"/>
          </table:table-cell>
          <table:table-cell table:style-name="Table6.A1" office:value-type="string">
            <text:p text:style-name="P4">First Release Version</text:p>
            <text:p text:style-name="P4">Add hardware support for the PineH64 board. Manage messages_out queue entries from relay.php rather than zone.php</text:p>
          </table:table-cell>
        </table:table-row>
        <text:soft-page-break/>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Enable Zone delete at the end of controller.php cycle using purge record marker (this function was previously performed by piconnect.php)</text:p>
          </table:table-cell>
        </table:table-row>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Zone Deletion. Documentation</text:p>
          </table:table-cell>
        </table:table-row>
        <table:table-row>
          <table:table-cell table:style-name="Table6.A1" office:value-type="string">
            <text:p text:style-name="P4">07/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update mysql_database.sql Foreign Key Constraint name on relay table</text:p>
          </table:table-cell>
        </table:table-row>
        <table:table-row>
          <table:table-cell table:style-name="Table6.A1" office:value-type="string">
            <text:p text:style-name="P4">08/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atabase update for zone_controllers and relays tables. Associated php modules code updates. Note: DO NOT run update_db.php, instead use migrate_zone_controllers.php to retain existing data</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database</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check to migrate_zone_controllers.php to abort if zone_relays table already exists</text:p>
          </table:table-cell>
        </table:table-row>
        <table:table-row>
          <table:table-cell table:style-name="Table6.A1" office:value-type="string">
            <text:p text:style-name="P4">18/05/2021</text:p>
          </table:table-cell>
          <table:table-cell table:style-name="Table6.A1" office:value-type="string">
            <text:p text:style-name="P4">1.0</text:p>
          </table:table-cell>
          <table:table-cell table:style-name="Table6.A1" office:value-type="string">
            <text:p text:style-name="P4">17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Boost Update deleting GIO controller messages_out records when no boost console is installed</text:p>
          </table:table-cell>
        </table:table-row>
        <table:table-row>
          <table:table-cell table:style-name="Table6.A1" office:value-type="string">
            <text:p text:style-name="P4">22/05/2021</text:p>
          </table:table-cell>
          <table:table-cell table:style-name="Table6.A1" office:value-type="string">
            <text:p text:style-name="P4">1.0</text:p>
          </table:table-cell>
          <table:table-cell table:style-name="Table6.A1" office:value-type="string">
            <text:p text:style-name="P4">21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Correct Login heading when AutoHotSpot is not installed. DS18B20 Documentation</text:p>
          </table:table-cell>
        </table:table-row>
        <table:table-row>
          <table:table-cell table:style-name="Table6.A1" office:value-type="string">
            <text:p text:style-name="P4">25/05/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support for Rock Pi E board</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Pin_Dict.py add Orange Pi Zero2 1x13 header GPIO pins</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 removing duplicates</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LoRa (RFM95) sketch</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documentation for using the Orange PI Zero 2 board</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db_cleanup.php.</text:p>
            <text:p text:style-name="P4">Remove delete zone_graphs as already actioned in gateway.py.</text:p>
            <text:p text:style-name="P4">Update system_c.pjp board detection method to use Adafruit PlatformDetect.</text:p>
            <text:p text:style-name="P4">Correct latest document name spelling.</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ocumentation – Adafruit Blinka</text:p>
          </table:table-cell>
        </table:table-row>
      </table:table>
      <text:p text:style-name="Text_20_body"/>
      <text:p text:style-name="P9"/>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F"/>
        <table:table-header-rows>
          <table:table-row>
            <table:table-cell table:style-name="Table7.A1" office:value-type="string">
              <text:p text:style-name="P3">Date</text:p>
            </table:table-cell>
            <table:table-cell table:style-name="Table7.A1" office:value-type="string">
              <text:p text:style-name="P3">Ver</text:p>
            </table:table-cell>
            <table:table-cell table:style-name="Table7.A1" office:value-type="string">
              <text:p text:style-name="P3">Build</text:p>
            </table:table-cell>
            <table:table-cell table:style-name="Table7.A1" office:value-type="string">
              <text:p text:style-name="P3">DB Ver</text:p>
            </table:table-cell>
            <table:table-cell table:style-name="Table7.A1" office:value-type="string">
              <text:p text:style-name="P3">DB Build</text:p>
            </table:table-cell>
            <table:table-cell table:style-name="Table7.A1" office:value-type="string">
              <text:p text:style-name="P3">ChangeLog</text:p>
            </table:table-cell>
          </table:table-row>
        </table:table-header-rows>
        <table:table-row>
          <table:table-cell table:style-name="Table7.A1" office:value-type="string">
            <text:p text:style-name="P4">12/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Orange Pi Zero 2 documentation – implementing 1-wire interface</text:p>
          </table:table-cell>
        </table:table-row>
        <table:table-row>
          <table:table-cell table:style-name="Table7.A1" office:value-type="string">
            <text:p text:style-name="P4">13/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Delete document, in wrong directory</text:p>
          </table:table-cell>
        </table:table-row>
        <table:table-row>
          <table:table-cell table:style-name="Table7.A1" office:value-type="string">
            <text:p text:style-name="P4">16/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separate AutoHotSpot function for distributions running NetworkManager</text:p>
          </table:table-cell>
        </table:table-row>
        <table:table-row>
          <table:table-cell table:style-name="Table7.A1" office:value-type="string">
            <text:p text:style-name="P4">17/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installer improvements and implementation of iptables for connection with internet</text:p>
          </table:table-cell>
        </table:table-row>
        <table:table-row>
          <table:table-cell table:style-name="Table7.A1" office:value-type="string">
            <text:p text:style-name="P4">18/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README.md to include list of supported boards</text:p>
          </table:table-cell>
        </table:table-row>
        <table:table-row>
          <table:table-cell table:style-name="Table7.A7" office:value-type="string">
            <text:p text:style-name="P4">­28/06/2021</text:p>
          </table:table-cell>
          <table:table-cell table:style-name="Table7.A7" office:value-type="string">
            <text:p text:style-name="P4">1.0</text:p>
          </table:table-cell>
          <table:table-cell table:style-name="Table7.A7" office:value-type="string">
            <text:p text:style-name="P4">190621</text:p>
          </table:table-cell>
          <table:table-cell table:style-name="Table7.A7" office:value-type="string">
            <text:p text:style-name="P2"/>
          </table:table-cell>
          <table:table-cell table:style-name="Table7.A7" office:value-type="string">
            <text:p text:style-name="P2"/>
          </table:table-cell>
          <table:table-cell table:style-name="Table7.A1" office:value-type="string">
            <text:p text:style-name="P4">Update build number</text:p>
          </table:table-cell>
        </table:table-row>
        <table:table-row>
          <table:table-cell table:style-name="Table7.A8" office:value-type="string">
            <text:p text:style-name="P4">28/06/2021</text:p>
          </table:table-cell>
          <table:table-cell table:style-name="Table7.A8" office:value-type="string">
            <text:p text:style-name="P4">1.0</text:p>
          </table:table-cell>
          <table:table-cell table:style-name="Table7.A8" office:value-type="string">
            <text:p text:style-name="P4">190621</text:p>
          </table:table-cell>
          <table:table-cell table:style-name="Table7.A8" office:value-type="string">
            <text:p text:style-name="P2"/>
          </table:table-cell>
          <table:table-cell table:style-name="Table7.A8" office:value-type="string">
            <text:p text:style-name="P2"/>
          </table:table-cell>
          <table:table-cell table:style-name="Table7.A8" office:value-type="string">
            <text:p text:style-name="P4">Commenting out update title</text:p>
          </table:table-cell>
        </table:table-row>
        <table:table-row>
          <table:table-cell table:style-name="Table7.A1" office:value-type="string">
            <text:p text:style-name="P4">27/07/2021</text:p>
          </table:table-cell>
          <table:table-cell table:style-name="Table7.A1" office:value-type="string">
            <text:p text:style-name="P4">1.0</text:p>
          </table:table-cell>
          <table:table-cell table:style-name="Table7.A1" office:value-type="string">
            <text:p text:style-name="P4">27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Trap error line in gateway.py</text:p>
            <text:p text:style-name="P4">Tidy up Pin_Dict.py</text:p>
          </table:table-cell>
        </table:table-row>
        <table:table-row>
          <table:table-cell table:style-name="Table7.A1" office:value-type="string">
            <text:p text:style-name="P4">29/07/2021</text:p>
          </table:table-cell>
          <table:table-cell table:style-name="Table7.A1" office:value-type="string">
            <text:p text:style-name="P4">1.0</text:p>
          </table:table-cell>
          <table:table-cell table:style-name="Table7.A1" office:value-type="string">
            <text:p text:style-name="P4">28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Gateway.py – if WiFi type gateway then ping router once every 3600 seconds</text:p>
          </table:table-cell>
        </table:table-row>
        <table:table-row>
          <table:table-cell table:style-name="Table7.A1" office:value-type="string">
            <text:p text:style-name="P4">30/07/2021</text:p>
          </table:table-cell>
          <table:table-cell table:style-name="Table7.A1" office:value-type="string">
            <text:p text:style-name="P4">1.0</text:p>
          </table:table-cell>
          <table:table-cell table:style-name="Table7.A1" office:value-type="string">
            <text:p text:style-name="P4">30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code update</text:p>
          </table:table-cell>
        </table:table-row>
        <table:table-row>
          <table:table-cell table:style-name="Table7.A1" office:value-type="string">
            <text:p text:style-name="P4">04/08/2021</text:p>
          </table:table-cell>
          <table:table-cell table:style-name="Table7.A1" office:value-type="string">
            <text:p text:style-name="P4">1.0</text:p>
          </table:table-cell>
          <table:table-cell table:style-name="Table7.A1" office:value-type="string">
            <text:p text:style-name="P4">01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Move MaxAir Update to the Settings.Status meni and rename as MaxAir Versions</text:p>
          </table:table-cell>
        </table:table-row>
        <table:table-row>
          <table:table-cell table:style-name="Table7.A1" office:value-type="string">
            <text:p text:style-name="P4">05/08/2021</text:p>
          </table:table-cell>
          <table:table-cell table:style-name="Table7.A1" office:value-type="string">
            <text:p text:style-name="P4">1.0</text:p>
          </table:table-cell>
          <table:table-cell table:style-name="Table7.A1" office:value-type="string">
            <text:p text:style-name="P4">04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Update Code from GUI</text:p>
          </table:table-cell>
        </table:table-row>
        <table:table-row>
          <table:table-cell table:style-name="Table7.A1" office:value-type="string">
            <text:p text:style-name="P4">06/08/2021</text:p>
          </table:table-cell>
          <table:table-cell table:style-name="Table7.A1" office:value-type="string">
            <text:p text:style-name="P4">1.0</text:p>
          </table:table-cell>
          <table:table-cell table:style-name="Table7.A1" office:value-type="string">
            <text:p text:style-name="P4">06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update_code.py for nested sub-directories</text:p>
          </table:table-cell>
        </table:table-row>
        <table:table-row>
          <table:table-cell table:style-name="Table7.A1" office:value-type="string">
            <text:p text:style-name="P4">09/08/2021</text:p>
          </table:table-cell>
          <table:table-cell table:style-name="Table7.A1" office:value-type="string">
            <text:p text:style-name="P4">1.0</text:p>
          </table:table-cell>
          <table:table-cell table:style-name="Table7.A1" office:value-type="string">
            <text:p text:style-name="P4">070821</text:p>
          </table:table-cell>
          <table:table-cell table:style-name="Table7.A1" office:value-type="string">
            <text:p text:style-name="P4">1.0</text:p>
          </table:table-cell>
          <table:table-cell table:style-name="Table7.A1" office:value-type="string">
            <text:p text:style-name="P2"/>
          </table:table-cell>
          <table:table-cell table:style-name="Table7.A1" office:value-type="string">
            <text:p text:style-name="P4">Bug Fix – move_files.php</text:p>
            <text:p text:style-name="P4">Initial implementation for database updates from GUI</text:p>
          </table:table-cell>
        </table:table-row>
        <table:table-row>
          <table:table-cell table:style-name="Table7.A1" office:value-type="string">
            <text:p text:style-name="P4">11/08/2021</text:p>
          </table:table-cell>
          <table:table-cell table:style-name="Table7.A1" office:value-type="string">
            <text:p text:style-name="P4">1.0</text:p>
          </table:table-cell>
          <table:table-cell table:style-name="Table7.A1" office:value-type="string">
            <text:p text:style-name="P4">10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Tidy up</text:p>
          </table:table-cell>
        </table:table-row>
        <table:table-row>
          <table:table-cell table:style-name="Table7.A1" office:value-type="string">
            <text:p text:style-name="P4">12/08/2021</text:p>
          </table:table-cell>
          <table:table-cell table:style-name="Table7.A1" office:value-type="string">
            <text:p text:style-name="P4">1.0</text:p>
          </table:table-cell>
          <table:table-cell table:style-name="Table7.A1" office:value-type="string">
            <text:p text:style-name="P4">12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Add documentation links to modal headers</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Implement Correction Factor for sensor readings</text:p>
            <text:p text:style-name="P4">Bug Fix – gpio_ds18b20.py</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4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apply_database_update.php and setup.php to add any database updates required over the BASE database image</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5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header.php not suppressing updates.txt in file list</text:p>
            <text:p text:style-name="P4">GPIO relay test</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Enable 1-wire script to return either Centigrade or Fahrenheit depending on units selected</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Bug Fix – add column sub_type to nodes table to support humidity sensors</text:p>
          </table:table-cell>
        </table:table-row>
        <table:table-row>
          <table:table-cell table:style-name="Table7.A1" office:value-type="string">
            <text:p text:style-name="P4">17/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Fixes for working in Fahrenheit</text:p>
          </table:table-cell>
        </table:table-row>
        <table:table-row>
          <table:table-cell table:style-name="Table7.A1" office:value-type="string">
            <text:p text:style-name="P4">18/08/20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Allow selection of GPIO Relay trigger level</text:p>
          </table:table-cell>
        </table:table-row>
      </table:table>
      <text:p text:style-name="Text_20_body"/>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able:table-row>
          <table:table-cell table:style-name="Table8.A1" office:value-type="string">
            <text:p text:style-name="P3">Date</text:p>
          </table:table-cell>
          <table:table-cell table:style-name="Table8.A1" office:value-type="string">
            <text:p text:style-name="P3">Ver</text:p>
          </table:table-cell>
          <table:table-cell table:style-name="Table8.A1" office:value-type="string">
            <text:p text:style-name="P3">Build</text:p>
          </table:table-cell>
          <table:table-cell table:style-name="Table8.A1" office:value-type="string">
            <text:p text:style-name="P3">DB Ver</text:p>
          </table:table-cell>
          <table:table-cell table:style-name="Table8.A1" office:value-type="string">
            <text:p text:style-name="P3">DB Build</text:p>
          </table:table-cell>
          <table:table-cell table:style-name="Table8.A1" office:value-type="string">
            <text:p text:style-name="P3">ChangeLog</text:p>
          </table:table-cell>
        </table:table-row>
        <text:soft-page-break/>
        <table:table-row>
          <table:table-cell table:style-name="Table8.A1" office:value-type="string">
            <text:p text:style-name="P4">19/08/2021</text:p>
          </table:table-cell>
          <table:table-cell table:style-name="Table8.A1" office:value-type="string">
            <text:p text:style-name="P4">1.0</text:p>
          </table:table-cell>
          <table:table-cell table:style-name="Table8.A1" office:value-type="string">
            <text:p text:style-name="P4">19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to move_files.php to kill gateway.py and/or gpio_ds18b20.py and/or jobs_schedule.py if they have been updated.</text:p>
            <text:p text:style-name="P4">Set live temp icon depending on Units.</text:p>
            <text:p text:style-name="P4">Documentation</text:p>
          </table:table-cell>
        </table:table-row>
        <table:table-row>
          <table:table-cell table:style-name="Table8.A3" office:value-type="string">
            <text:p text:style-name="P4">23/08/2021</text:p>
          </table:table-cell>
          <table:table-cell table:style-name="Table8.A3" office:value-type="string">
            <text:p text:style-name="P4">1.0</text:p>
          </table:table-cell>
          <table:table-cell table:style-name="Table8.A3" office:value-type="string">
            <text:p text:style-name="P4">230821</text:p>
          </table:table-cell>
          <table:table-cell table:style-name="Table8.A3" office:value-type="string">
            <text:p text:style-name="P4">1.0</text:p>
          </table:table-cell>
          <table:table-cell table:style-name="Table8.A3" office:value-type="string">
            <text:p text:style-name="P4">180821</text:p>
          </table:table-cell>
          <table:table-cell table:style-name="Table8.A1" office:value-type="string">
            <text:p text:style-name="P4">Bug Fix – scheduling.php, slider max temperature Fahrenheit conversion if required</text:p>
          </table:table-cell>
        </table:table-row>
        <table:table-row>
          <table:table-cell table:style-name="Table8.A4" office:value-type="string">
            <text:p text:style-name="P4">26/08/21</text:p>
          </table:table-cell>
          <table:table-cell table:style-name="Table8.A4" office:value-type="string">
            <text:p text:style-name="P4">1.0</text:p>
          </table:table-cell>
          <table:table-cell table:style-name="Table8.A4" office:value-type="string">
            <text:p text:style-name="P4">240821</text:p>
          </table:table-cell>
          <table:table-cell table:style-name="Table8.A4" office:value-type="string">
            <text:p text:style-name="P4">1.0</text:p>
          </table:table-cell>
          <table:table-cell table:style-name="Table8.A4" office:value-type="string">
            <text:p text:style-name="P4">180821</text:p>
          </table:table-cell>
          <table:table-cell table:style-name="Table8.A4" office:value-type="string">
            <text:p text:style-name="P4">Only allow ‘admin’ user to perform updates</text:p>
            <text:p text:style-name="P4">Sensor and Zone documentation</text:p>
          </table:table-cell>
        </table:table-row>
        <table:table-row>
          <table:table-cell table:style-name="Table8.A1" office:value-type="string">
            <text:p text:style-name="P4">27/08/2021</text:p>
          </table:table-cell>
          <table:table-cell table:style-name="Table8.A1" office:value-type="string">
            <text:p text:style-name="P4">1.0</text:p>
          </table:table-cell>
          <table:table-cell table:style-name="Table8.A1" office:value-type="string">
            <text:p text:style-name="P4">26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foreign language fil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Allow creation of non temperature zon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80821</text:p>
          </table:table-cell>
          <table:table-cell table:style-name="Table8.A1" office:value-type="string">
            <text:p text:style-name="P4">Update to 270821.sql to check zone type record does not already exist</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Enable definition of units character (or special character string) for Sensor Type</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Sensors documentation.</text:p>
            <text:p text:style-name="P4">Check for existing column in 300821.sql</text:p>
            <text:p text:style-name="P4">Bug Fix and improvements to setup.php</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Bug Fix for initial setup when no relays are installed</text:p>
            <text:p text:style-name="P4">find_my_gateway not triggering when incorrect ip is entered for wifi gateway</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check_gw.php to improve reliability of counter</text:p>
            <text:p text:style-name="P4">Ug Fix – zone.php when only 1 sensor is available</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1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Fix for add new node</text:p>
            <text:p text:style-name="P4">Fix for gateway.py to enable it to run when relays have been added but not allocated to a zone</text:p>
            <text:p text:style-name="P4">Basic Fault Finding documentation</text:p>
            <text:p text:style-name="P4">Improved document listing</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2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Documentation update.</text:p>
            <text:p text:style-name="P4">Missing model.php code update</text:p>
            <text:p text:style-name="P4">Change to update_code.py to fix directory privileges error introduced by using ‘shutil’</text:p>
          </table:table-cell>
        </table:table-row>
        <table:table-row>
          <table:table-cell table:style-name="Table8.A1" office:value-type="string">
            <text:p text:style-name="P4">03/09/2021</text:p>
          </table:table-cell>
          <table:table-cell table:style-name="Table8.A1" office:value-type="string">
            <text:p text:style-name="P4">1.0</text:p>
          </table:table-cell>
          <table:table-cell table:style-name="Table8.A1" office:value-type="string">
            <text:p text:style-name="P4">03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Bug Fix – remove shutil from update_code.py completely, use rm -R to avoid permission error</text:p>
          </table:table-cell>
        </table:table-row>
        <table:table-row>
          <table:table-cell table:style-name="Table8.A1" office:value-type="string">
            <text:p text:style-name="P4">04/09/2021</text:p>
          </table:table-cell>
          <table:table-cell table:style-name="Table8.A1" office:value-type="string">
            <text:p text:style-name="P4">1.0</text:p>
          </table:table-cell>
          <table:table-cell table:style-name="Table8.A1" office:value-type="string">
            <text:p text:style-name="P4">04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Add sketch for Switch Sensor</text:p>
            <text:p text:style-name="P4">Sensor Types documentation</text:p>
            <text:p text:style-name="P4">Fix move_files.php</text:p>
          </table:table-cell>
        </table:table-row>
      </table:table>
      <text:p text:style-name="Text_20_body"/>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header-rows>
          <table:table-row>
            <table:table-cell table:style-name="Table9.A1" office:value-type="string">
              <text:p text:style-name="P3">Date</text:p>
            </table:table-cell>
            <table:table-cell table:style-name="Table9.A1" office:value-type="string">
              <text:p text:style-name="P3">Ver</text:p>
            </table:table-cell>
            <table:table-cell table:style-name="Table9.A1" office:value-type="string">
              <text:p text:style-name="P3">Build</text:p>
            </table:table-cell>
            <table:table-cell table:style-name="Table9.A1" office:value-type="string">
              <text:p text:style-name="P3">DB Ver</text:p>
            </table:table-cell>
            <table:table-cell table:style-name="Table9.A1" office:value-type="string">
              <text:p text:style-name="P3">DB Build</text:p>
            </table:table-cell>
            <table:table-cell table:style-name="Table9.A1" office:value-type="string">
              <text:p text:style-name="P3">ChangeLog</text:p>
            </table:table-cell>
          </table:table-row>
        </table:table-header-rows>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change move_files.php to move_files.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Fix typo in documentation</text:p>
          </table:table-cell>
        </table:table-row>
        <table:table-row>
          <table:table-cell table:style-name="Table9.A1" office:value-type="string">
            <text:p text:style-name="P4">06/09/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Add ‘Switch’ zone, for use with a binary <text:soft-page-break/>sensor</text:p>
            <text:p text:style-name="P4">Documentation</text:p>
            <text:p text:style-name="P4">Change Arduino Sketches directory</text:p>
            <text:p text:style-name="P4">Bug Fix – update_code.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MySensors Gateway installation script</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to move_files.py to create any missing/new sub-directories</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default password to maxair</text:p>
          </table:table-cell>
        </table:table-row>
        <table:table-row>
          <table:table-cell table:style-name="Table9.A1" office:value-type="string">
            <text:p text:style-name="P4">08/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Enable log pipe for MySensors Gateway</text:p>
          </table:table-cell>
        </table:table-row>
        <table:table-row>
          <table:table-cell table:style-name="Table9.A1" office:value-type="string">
            <text:p text:style-name="P4">09/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cript to enable 1-wire sensors</text:p>
          </table:table-cell>
        </table:table-row>
        <table:table-row>
          <table:table-cell table:style-name="Table9.A1" office:value-type="string">
            <text:p text:style-name="P4">11/09/2021</text:p>
          </table:table-cell>
          <table:table-cell table:style-name="Table9.A1" office:value-type="string">
            <text:p text:style-name="P4">1.1</text:p>
          </table:table-cell>
          <table:table-cell table:style-name="Table9.A1" office:value-type="string">
            <text:p text:style-name="P4">11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witch Zone – Bug Fix</text:p>
            <text:p text:style-name="P4">Move switch zone to Add-On area of home scree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witch Zone</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HA Integratio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cheduling.php updated to match last table updat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Update ReadM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ve all add-on zones to right of boiler tile</text:p>
            <text:p text:style-name="P4">Change Lamp icon to Switch icon</text:p>
            <text:p text:style-name="P4">Separate out switching type zone processing in controller.php</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dify Software Install Process to display name and description</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Stand-alone sensors</text:p>
          </table:table-cell>
        </table:table-row>
        <table:table-row>
          <table:table-cell table:style-name="Table9.A1" office:value-type="string">
            <text:p text:style-name="P4">17/09/2021</text:p>
          </table:table-cell>
          <table:table-cell table:style-name="Table9.A1" office:value-type="string">
            <text:p text:style-name="P4">1.1</text:p>
          </table:table-cell>
          <table:table-cell table:style-name="Table9.A1" office:value-type="string">
            <text:p text:style-name="P4">17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Bug Fix – zone index_id not updating</text:p>
            <text:p text:style-name="P4">Add name/description to HomeAssistant install.sh</text:p>
          </table:table-cell>
        </table:table-row>
        <table:table-row>
          <table:table-cell table:style-name="Table9.A1" office:value-type="string">
            <text:p text:style-name="P4">18/09/2021</text:p>
          </table:table-cell>
          <table:table-cell table:style-name="Table9.A1" office:value-type="string">
            <text:p text:style-name="P4">1.1</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Add Sunset/Sunrise option to scheduling.php</text:p>
            <text:p text:style-name="P4">Active Schedule Processing move to a function and processed using variable comparison rather than SQL time functions. Fixes a midnight rollover, where end time is on the day after start time.</text:p>
            <text:p text:style-name="P4">Bug Fix – not creating database backup</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180921.sql</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relay.php, widen scope of MySensor name check</text:p>
          </table:table-cell>
        </table:table-row>
        <table:table-row>
          <table:table-cell table:style-name="Table9.A1" office:value-type="string">
            <text:p text:style-name="P4">20/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Fix for model.php to add default value to gateway timeout, to prevent setup record not being save to database</text:p>
          </table:table-cell>
        </table:table-row>
        <table:table-row>
          <table:table-cell table:style-name="Table9.A1" office:value-type="string">
            <text:p text:style-name="P4">21/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QTT Nodes</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Partial bug fix controller.php to follow</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controller.php for MySensor relays</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Restore gateway.py</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inor bug fix to controller.php <text:s/>for screen message using wrong variable name</text:p>
          </table:table-cell>
        </table:table-row>
        <text:soft-page-break/>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Stabilization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4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for scheduling.php to display status icons correctly</text:p>
            <text:p text:style-name="P4">controller.php add missing variable initialization</text:p>
          </table:table-cell>
        </table:table-row>
        <table:table-row>
          <table:table-cell table:style-name="Table9.A1" office:value-type="string">
            <text:p text:style-name="P4">26/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pdate gateway.py for MQTT Nodes</text:p>
          </table:table-cell>
        </table:table-row>
        <table:table-row>
          <table:table-cell table:style-name="Table9.A1" office:value-type="string">
            <text:p text:style-name="P4">30/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se of column description instead of fix index access the cursor</text:p>
          </table:table-cell>
        </table:table-row>
        <table:table-row>
          <table:table-cell table:style-name="Table9.A1" office:value-type="string">
            <text:p text:style-name="P4">03/10/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Update gateway.py to reduce wifi ping check to once ever 60 seconds else network connection could be lost and restored with no gateway reset</text:p>
          </table:table-cell>
        </table:table-row>
        <table:table-row>
          <table:table-cell table:style-name="Table9.A1" office:value-type="string">
            <text:p text:style-name="P4">07/10/2021</text:p>
          </table:table-cell>
          <table:table-cell table:style-name="Table9.A1" office:value-type="string">
            <text:p text:style-name="P4">1.2</text:p>
          </table:table-cell>
          <table:table-cell table:style-name="Table9.A1" office:value-type="string">
            <text:p text:style-name="P4">28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Web Interface</text:p>
          </table:table-cell>
        </table:table-row>
        <table:table-row>
          <table:table-cell table:style-name="Table9.A1" office:value-type="string">
            <text:p text:style-name="P4">08/10/2021</text:p>
          </table:table-cell>
          <table:table-cell table:style-name="Table9.A1" office:value-type="string">
            <text:p text:style-name="P4">1.2</text:p>
          </table:table-cell>
          <table:table-cell table:style-name="Table9.A1" office:value-type="string">
            <text:p text:style-name="P4">08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ode Button can operate in current cyclic mode or with pop-up button menu. Choose at Mode Selection either cyclic or button</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php</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l.php to set correct value for Mode selection</text:p>
            <text:p text:style-name="P4">Fix for homelist.php where multiple zone controllers are attached to a single zon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Home Assistant Integration Updat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Change to update_code.py in order to retain correct file permissions</text:p>
            <text:p text:style-name="P4">Add ChangeLog History document</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Nodes bug fix</text:p>
          </table:table-cell>
        </table:table-row>
        <table:table-row>
          <table:table-cell table:style-name="Table9.A1" office:value-type="string">
            <text:p text:style-name="P4">12/10/2021</text:p>
          </table:table-cell>
          <table:table-cell table:style-name="Table9.A1" office:value-type="string">
            <text:p text:style-name="P4">1.2</text:p>
          </table:table-cell>
          <table:table-cell table:style-name="Table9.A1" office:value-type="string">
            <text:p text:style-name="P4">12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ve_files.py to fix version and build update to system table.</text:p>
            <text:p text:style-name="P4">Add pkill to maxair sudoers.d file (Note : added to setup .php but will require manual update to /etc/sudoers.d/maxair to add ‘www-data ALL=(ALL) NOPASSWD:/bin/pkill’</text:p>
          </table:table-cell>
        </table:table-row>
        <table:table-row>
          <table:table-cell table:style-name="Table9.A1" office:value-type="string">
            <text:p text:style-name="P4">13/10/2021</text:p>
          </table:table-cell>
          <table:table-cell table:style-name="Table9.A1" office:value-type="string">
            <text:p text:style-name="P4">1.3</text:p>
          </table:table-cell>
          <table:table-cell table:style-name="Table9.A1" office:value-type="string">
            <text:p text:style-name="P4">13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Add Support for MQTT Devices</text:p>
          </table:table-cell>
        </table:table-row>
      </table:table>
      <text:p text:style-name="Text_20_body"/>
      <text:p text:style-name="P9"/>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able:table-header-rows>
          <table:table-row>
            <table:table-cell table:style-name="Table10.A1" office:value-type="string">
              <text:p text:style-name="P3">Date</text:p>
            </table:table-cell>
            <table:table-cell table:style-name="Table10.A1" office:value-type="string">
              <text:p text:style-name="P3">Ver</text:p>
            </table:table-cell>
            <table:table-cell table:style-name="Table10.A1" office:value-type="string">
              <text:p text:style-name="P3">Build</text:p>
            </table:table-cell>
            <table:table-cell table:style-name="Table10.A1" office:value-type="string">
              <text:p text:style-name="P3">DB Ver</text:p>
            </table:table-cell>
            <table:table-cell table:style-name="Table10.A1" office:value-type="string">
              <text:p text:style-name="P3">DB Build</text:p>
            </table:table-cell>
            <table:table-cell table:style-name="Table10.A1" office:value-type="string">
              <text:p text:style-name="P3">ChangeLog</text:p>
            </table:table-cell>
          </table:table-row>
        </table:table-header-rows>
        <table:table-row>
          <table:table-cell table:style-name="Table10.A1" office:value-type="string">
            <text:p text:style-name="P4">15/10/2021</text:p>
          </table:table-cell>
          <table:table-cell table:style-name="Table10.A1" office:value-type="string">
            <text:p text:style-name="P4">1.3</text:p>
          </table:table-cell>
          <table:table-cell table:style-name="Table10.A1" office:value-type="string">
            <text:p text:style-name="P4">151021</text:p>
          </table:table-cell>
          <table:table-cell table:style-name="Table10.A1" office:value-type="string">
            <text:p text:style-name="P4">1.0</text:p>
          </table:table-cell>
          <table:table-cell table:style-name="Table10.A1" office:value-type="string">
            <text:p text:style-name="P4">031021</text:p>
          </table:table-cell>
          <table:table-cell table:style-name="Table10.A1" office:value-type="string">
            <text:p text:style-name="P4">Bug Fix to display Fahrenheit temperatures in Boost and Override</text:p>
            <text:p text:style-name="P4">Bug Fix display Boost and Override icons for both cyclic and button modes</text:p>
          </table:table-cell>
        </table:table-row>
        <table:table-row>
          <table:table-cell table:style-name="Table10.A3" office:value-type="string">
            <text:p text:style-name="P4">17/10/2021</text:p>
          </table:table-cell>
          <table:table-cell table:style-name="Table10.A3" office:value-type="string">
            <text:p text:style-name="P4">1.3</text:p>
          </table:table-cell>
          <table:table-cell table:style-name="Table10.A3" office:value-type="string">
            <text:p text:style-name="P4">171021</text:p>
          </table:table-cell>
          <table:table-cell table:style-name="Table10.A3" office:value-type="string">
            <text:p text:style-name="P4">1.0</text:p>
          </table:table-cell>
          <table:table-cell table:style-name="Table10.A3" office:value-type="string">
            <text:p text:style-name="P4">031021</text:p>
          </table:table-cell>
          <table:table-cell table:style-name="Table10.A1" office:value-type="string">
            <text:p text:style-name="P4">Bug Fix to model.php mode settings vale corrected for Button Control modes.</text:p>
          </table:table-cell>
        </table:table-row>
        <table:table-row>
          <table:table-cell table:style-name="Table10.A4" office:value-type="string">
            <text:p text:style-name="P4">18/10/2021</text:p>
          </table:table-cell>
          <table:table-cell table:style-name="Table10.A4" office:value-type="string">
            <text:p text:style-name="P4">1.3</text:p>
          </table:table-cell>
          <table:table-cell table:style-name="Table10.A4" office:value-type="string">
            <text:p text:style-name="P4">181021</text:p>
          </table:table-cell>
          <table:table-cell table:style-name="Table10.A4" office:value-type="string">
            <text:p text:style-name="P4">1.0</text:p>
          </table:table-cell>
          <table:table-cell table:style-name="Table10.A4" office:value-type="string">
            <text:p text:style-name="P4">031021</text:p>
          </table:table-cell>
          <table:table-cell table:style-name="Table10.F4" office:value-type="string">
            <text:p text:style-name="P4">Update to scheduling to not display Sunrise/Sunset options if Openwaether has not updated in the last 24 hours.</text:p>
            <text:p text:style-name="P4">Addition of Slovakian language file (thanks to Mr.T)</text:p>
            <text:p text:style-name="P4">Added support for MQTT sensors sending data in a nested JSON format</text:p>
          </table:table-cell>
        </table:table-row>
        <table:table-row>
          <table:table-cell table:style-name="Table10.F4" office:value-type="string">
            <text:p text:style-name="P4">19/10/2021</text:p>
          </table:table-cell>
          <table:table-cell table:style-name="Table10.F4" office:value-type="string">
            <text:p text:style-name="P4">1.3</text:p>
          </table:table-cell>
          <table:table-cell table:style-name="Table10.F4" office:value-type="string">
            <text:p text:style-name="P4">191021</text:p>
          </table:table-cell>
          <table:table-cell table:style-name="Table10.F4" office:value-type="string">
            <text:p text:style-name="P4">1.0</text:p>
          </table:table-cell>
          <table:table-cell table:style-name="Table10.F4" office:value-type="string">
            <text:p text:style-name="P4">191021</text:p>
          </table:table-cell>
          <table:table-cell table:style-name="Table10.F4" office:value-type="string">
            <text:p text:style-name="P4">Enable placement of selected Onetouch buttons on either Home or Onetouch screen</text:p>
          </table:table-cell>
        </table:table-row>
        <table:table-row>
          <table:table-cell table:style-name="Table10.A1" office:value-type="string">
            <text:p text:style-name="P4">20/10/2021</text:p>
          </table:table-cell>
          <table:table-cell table:style-name="Table10.A1" office:value-type="string">
            <text:p text:style-name="P4">1.3</text:p>
          </table:table-cell>
          <table:table-cell table:style-name="Table10.A1" office:value-type="string">
            <text:p text:style-name="P4">20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Working in Fahrenheit Bug Fix for deadband temperature and to display cut-in and cut-out temperatures in Fahrenheit.</text:p>
          </table:table-cell>
        </table:table-row>
        <table:table-row>
          <table:table-cell table:style-name="Table10.A1" office:value-type="string">
            <text:p text:style-name="P4">21/10/2021</text:p>
          </table:table-cell>
          <table:table-cell table:style-name="Table10.A1" office:value-type="string">
            <text:p text:style-name="P4">1.3</text:p>
          </table:table-cell>
          <table:table-cell table:style-name="Table10.A1" office:value-type="string">
            <text:p text:style-name="P4">21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Add GUI for Button page selection.</text:p>
            <text:p text:style-name="P4">Move db-cleanup.php interval values to new table db_cleanup.</text:p>
          </table:table-cell>
        </table:table-row>
        <table:table-row>
          <table:table-cell table:style-name="Table10.A1" office:value-type="string">
            <text:p text:style-name="P4">22/10/2021</text:p>
          </table:table-cell>
          <table:table-cell table:style-name="Table10.A1" office:value-type="string">
            <text:p text:style-name="P4">1.3</text:p>
          </table:table-cell>
          <table:table-cell table:style-name="Table10.A1" office:value-type="string">
            <text:p text:style-name="P4">22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Bug Fix de.php error at line 176</text:p>
            <text:p text:style-name="P4">Update to ajax.php and model.php to use language file for all labels.</text:p>
            <text:p text:style-name="P4">Update to Slovakian language file.</text:p>
          </table:table-cell>
        </table:table-row>
        <table:table-row>
          <table:table-cell table:style-name="Table10.A1" office:value-type="string">
            <text:p text:style-name="P4">25/10/2021</text:p>
          </table:table-cell>
          <table:table-cell table:style-name="Table10.A1" office:value-type="string">
            <text:p text:style-name="P4">1.3</text:p>
          </table:table-cell>
          <table:table-cell table:style-name="Table10.A1" office:value-type="string">
            <text:p text:style-name="P4">25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Check for messages_in record.</text:p>
            <text:p text:style-name="P4">Split System Configuration menu and add new System Maintenance menu.</text:p>
            <text:p text:style-name="P4">Add GUI for db_cleanup table</text:p>
            <text:p text:style-name="P4">Add new table ‘graphs’ to allow selection of graph menus. Add GUI for modification of table ‘graphs’.</text:p>
            <text:p text:style-name="P4">Update ajax.php to use language files</text:p>
          </table:table-cell>
        </table:table-row>
        <table:table-row>
          <table:table-cell table:style-name="Table10.A1" office:value-type="string">
            <text:p text:style-name="P4">26/10/2021</text:p>
          </table:table-cell>
          <table:table-cell table:style-name="Table10.A1" office:value-type="string">
            <text:p text:style-name="P4">1.3</text:p>
          </table:table-cell>
          <table:table-cell table:style-name="Table10.A1" office:value-type="string">
            <text:p text:style-name="P4">26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Update to notice.py to enable SMTP Port to be set, for SSL or non-encrypted operation. Update to E-Mail GUI.</text:p>
          </table:table-cell>
        </table:table-row>
        <table:table-row>
          <table:table-cell table:style-name="Table10.A1" office:value-type="string">
            <text:p text:style-name="P4">27/10/2021</text:p>
          </table:table-cell>
          <table:table-cell table:style-name="Table10.A1" office:value-type="string">
            <text:p text:style-name="P4">1.3</text:p>
          </table:table-cell>
          <table:table-cell table:style-name="Table10.A1" office:value-type="string">
            <text:p text:style-name="P4">27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Fix for notice.py when interval is set to 0.</text:p>
            <text:p text:style-name="P4">Fix for start_backup.py to use correct FROM, TO addresses.</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Add battery level and threshold values to display output.</text:p>
            <text:p text:style-name="P4">Disable PiConnect option in Settings.</text:p>
            <text:p text:style-name="P4">Tidy-up system table for updates, use single field ‘repository’ to point to the GitHub repository. Add GUI to enable change.</text:p>
            <text:p text:style-name="P4">Change update_code.py to use repository value from system Table.</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Bug Fix model.php, not updating Alert <text:soft-page-break/>settings.</text:p>
            <text:p text:style-name="P4">Missed update_code.py in #257</text:p>
            <text:p text:style-name="P4">Update to request.js when using document.getElementsByTagName("input") or that it operates within a DIV rather than over the whole of model.php</text:p>
          </table:table-cell>
        </table:table-row>
        <table:table-row>
          <table:table-cell table:style-name="Table10.A3" office:value-type="string">
            <text:p text:style-name="P4">30/10/2021</text:p>
          </table:table-cell>
          <table:table-cell table:style-name="Table10.A3" office:value-type="string">
            <text:p text:style-name="P4">1.3</text:p>
          </table:table-cell>
          <table:table-cell table:style-name="Table10.A3" office:value-type="string">
            <text:p text:style-name="P4">301021</text:p>
          </table:table-cell>
          <table:table-cell table:style-name="Table10.A3" office:value-type="string">
            <text:p text:style-name="P4">1.0</text:p>
          </table:table-cell>
          <table:table-cell table:style-name="Table10.A3" office:value-type="string">
            <text:p text:style-name="P4">301021</text:p>
          </table:table-cell>
          <table:table-cell table:style-name="Table10.A1" office:value-type="string">
            <text:p text:style-name="P4">Improvement to Repository selection.</text:p>
          </table:table-cell>
        </table:table-row>
        <table:table-row>
          <table:table-cell table:style-name="Table10.F4" office:value-type="string">
            <text:p text:style-name="P4">31/10/2021</text:p>
          </table:table-cell>
          <table:table-cell table:style-name="Table10.F4" office:value-type="string">
            <text:p text:style-name="P4">1.3</text:p>
          </table:table-cell>
          <table:table-cell table:style-name="Table10.F4" office:value-type="string">
            <text:p text:style-name="P4">311021</text:p>
          </table:table-cell>
          <table:table-cell table:style-name="Table10.F4" office:value-type="string">
            <text:p text:style-name="P4">1.0</text:p>
          </table:table-cell>
          <table:table-cell table:style-name="Table10.F4" office:value-type="string">
            <text:p text:style-name="P4">311021</text:p>
          </table:table-cell>
          <table:table-cell table:style-name="Table10.F4" office:value-type="string">
            <text:p text:style-name="P4">Tidy-up Repository selection, everything now contained in a single table ’repository’ rather than using ‘fork’ and ‘system’ table.</text:p>
            <text:p text:style-name="P4">Bug Fix 200921.sql.</text:p>
            <text:p text:style-name="P4">Update to setup.php to enable re-install when database already exists.</text:p>
          </table:table-cell>
        </table:table-row>
        <table:table-row>
          <table:table-cell table:style-name="Table10.A1" office:value-type="string">
            <text:p text:style-name="P4">01/11/2021</text:p>
          </table:table-cell>
          <table:table-cell table:style-name="Table10.A1" office:value-type="string">
            <text:p text:style-name="P4">1.3</text:p>
          </table:table-cell>
          <table:table-cell table:style-name="Table10.A1" office:value-type="string">
            <text:p text:style-name="P4">01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Further improvement to setup.php for when installing where no previous database copy exists.</text:p>
          </table:table-cell>
        </table:table-row>
        <table:table-row>
          <table:table-cell table:style-name="Table10.A1" office:value-type="string">
            <text:p text:style-name="P4">04/11/2021</text:p>
          </table:table-cell>
          <table:table-cell table:style-name="Table10.A1" office:value-type="string">
            <text:p text:style-name="P4">1.3</text:p>
          </table:table-cell>
          <table:table-cell table:style-name="Table10.A1" office:value-type="string">
            <text:p text:style-name="P4">04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Use 20% wider buttons when de or sk language files are in use.</text:p>
            <text:p text:style-name="P4">Allow creation of dummy controller device (for systems which do not use a zone controller).</text:p>
            <text:p text:style-name="P4">Bug Fix for Reboot and Shutdown – use Python3 rather than Python2.</text:p>
          </table:table-cell>
        </table:table-row>
        <table:table-row>
          <table:table-cell table:style-name="Table10.A1" office:value-type="string">
            <text:p text:style-name="P4">06/11/2021</text:p>
          </table:table-cell>
          <table:table-cell table:style-name="Table10.A1" office:value-type="string">
            <text:p text:style-name="P4">1.3</text:p>
          </table:table-cell>
          <table:table-cell table:style-name="Table10.A1" office:value-type="string">
            <text:p text:style-name="P4">06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CPU Temperature at which notice is sent.</text:p>
          </table:table-cell>
        </table:table-row>
        <table:table-row>
          <table:table-cell table:style-name="Table10.A1" office:value-type="string">
            <text:p text:style-name="P4">07/11/2021</text:p>
          </table:table-cell>
          <table:table-cell table:style-name="Table10.A1" office:value-type="string">
            <text:p text:style-name="P4">1.3</text:p>
          </table:table-cell>
          <table:table-cell table:style-name="Table10.A1" office:value-type="string">
            <text:p text:style-name="P4">07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operation of gateway.py when no physical gateway exists (eg for systems with GPIO relays and 1-wire sensors).</text:p>
          </table:table-cell>
        </table:table-row>
        <table:table-row>
          <table:table-cell table:style-name="Table10.A1" office:value-type="string">
            <text:p text:style-name="P4">08/11/2021</text:p>
          </table:table-cell>
          <table:table-cell table:style-name="Table10.A1" office:value-type="string">
            <text:p text:style-name="P4">1.3</text:p>
          </table:table-cell>
          <table:table-cell table:style-name="Table10.A1" office:value-type="string">
            <text:p text:style-name="P4">08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Bug Fix for homelist.php, not showing correct temperature for add=on typ zones.</text:p>
          </table:table-cell>
        </table:table-row>
        <table:table-row>
          <table:table-cell table:style-name="Table10.A1" office:value-type="string">
            <text:p text:style-name="P4">09/11/2021</text:p>
          </table:table-cell>
          <table:table-cell table:style-name="Table10.A1" office:value-type="string">
            <text:p text:style-name="P4">1.3</text:p>
          </table:table-cell>
          <table:table-cell table:style-name="Table10.A1" office:value-type="string">
            <text:p text:style-name="P4">09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sk language file</text:p>
            <text:p text:style-name="P4">Bug Fix to System Controller model.php to display currently selected relay correctly in the dropdown lists for heat, cool and fan relays.</text:p>
            <text:p text:style-name="P4">Documentation – Gateway Types and Setup</text:p>
          </table:table-cell>
        </table:table-row>
      </table:table>
      <text:p text:style-name="Text_20_body"/>
      <text:p text:style-name="P9"/>
      <table:table table:name="Table11" table:style-name="Table11">
        <table:table-column table:style-name="Table11.A"/>
        <table:table-column table:style-name="Table11.B"/>
        <table:table-column table:style-name="Table11.C"/>
        <table:table-column table:style-name="Table11.B"/>
        <table:table-column table:style-name="Table11.E"/>
        <table:table-column table:style-name="Table11.F"/>
        <table:table-row>
          <table:table-cell table:style-name="Table11.A1" office:value-type="string">
            <text:p text:style-name="P3">Date</text:p>
          </table:table-cell>
          <table:table-cell table:style-name="Table11.A1" office:value-type="string">
            <text:p text:style-name="P3">Ver</text:p>
          </table:table-cell>
          <table:table-cell table:style-name="Table11.A1" office:value-type="string">
            <text:p text:style-name="P3">Build</text:p>
          </table:table-cell>
          <table:table-cell table:style-name="Table11.A1" office:value-type="string">
            <text:p text:style-name="P3">DB Ver</text:p>
          </table:table-cell>
          <table:table-cell table:style-name="Table11.A1" office:value-type="string">
            <text:p text:style-name="P3">DB Build</text:p>
          </table:table-cell>
          <table:table-cell table:style-name="Table11.A1" office:value-type="string">
            <text:p text:style-name="P3">ChangeLog</text:p>
          </table:table-cell>
        </table:table-row>
        <table:table-row>
          <table:table-cell table:style-name="Table11.A1" office:value-type="string">
            <text:p text:style-name="P4">11/11/2021</text:p>
          </table:table-cell>
          <table:table-cell table:style-name="Table11.A1" office:value-type="string">
            <text:p text:style-name="P4">1.3</text:p>
          </table:table-cell>
          <table:table-cell table:style-name="Table11.A1" office:value-type="string">
            <text:p text:style-name="P4">11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ajax.php, modify Services menu to remove pihome_mqtt.service and replace with HA_integration.service.</text:p>
          </table:table-cell>
        </table:table-row>
        <table:table-row>
          <table:table-cell table:style-name="Table11.A1" office:value-type="string">
            <text:p text:style-name="P4">12/11/2021</text:p>
          </table:table-cell>
          <table:table-cell table:style-name="Table11.A1" office:value-type="string">
            <text:p text:style-name="P4">1.3</text:p>
          </table:table-cell>
          <table:table-cell table:style-name="Table11.A1" office:value-type="string">
            <text:p text:style-name="P4">12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to Slovakian language file, thank you Mr.T.</text:p>
            <text:p text:style-name="P4">Bug fix gateway.py not updating last_seen for MQTT sensors.</text:p>
          </table:table-cell>
        </table:table-row>
        <table:table-row>
          <table:table-cell table:style-name="Table11.A1" office:value-type="string">
            <text:p text:style-name="P4">13/11/2021</text:p>
          </table:table-cell>
          <table:table-cell table:style-name="Table11.A1" office:value-type="string">
            <text:p text:style-name="P4">1.3</text:p>
          </table:table-cell>
          <table:table-cell table:style-name="Table11.A1" office:value-type="string">
            <text:p text:style-name="P4">13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Bug Fix ajax.php not selecting set Type value when in Edit MQTT Connection.</text:p>
          </table:table-cell>
        </table:table-row>
        <table:table-row>
          <table:table-cell table:style-name="Table11.A5" office:value-type="string">
            <text:p text:style-name="P4">15/11/2021</text:p>
          </table:table-cell>
          <table:table-cell table:style-name="Table11.A5" office:value-type="string">
            <text:p text:style-name="P4">1.3</text:p>
          </table:table-cell>
          <table:table-cell table:style-name="Table11.A5" office:value-type="string">
            <text:p text:style-name="P4">151121</text:p>
          </table:table-cell>
          <table:table-cell table:style-name="Table11.A5" office:value-type="string">
            <text:p text:style-name="P4">1.0</text:p>
          </table:table-cell>
          <table:table-cell table:style-name="Table11.A5" office:value-type="string">
            <text:p text:style-name="P4">061121</text:p>
          </table:table-cell>
          <table:table-cell table:style-name="Table11.A1" office:value-type="string">
            <text:p text:style-name="P4">Add documentation for MQTT Connection Setup and Configuration.</text:p>
          </table:table-cell>
        </table:table-row>
        <table:table-row>
          <table:table-cell table:style-name="Table11.A6" office:value-type="string">
            <text:p text:style-name="P4">16/11/2021</text:p>
          </table:table-cell>
          <table:table-cell table:style-name="Table11.A6" office:value-type="string">
            <text:p text:style-name="P4">1.3</text:p>
          </table:table-cell>
          <table:table-cell table:style-name="Table11.A6" office:value-type="string">
            <text:p text:style-name="P4">161121</text:p>
          </table:table-cell>
          <table:table-cell table:style-name="Table11.A6" office:value-type="string">
            <text:p text:style-name="P4">1.0</text:p>
          </table:table-cell>
          <table:table-cell table:style-name="Table11.A6" office:value-type="string">
            <text:p text:style-name="P4">161121</text:p>
          </table:table-cell>
          <table:table-cell table:style-name="Table11.F6" office:value-type="string">
            <text:p text:style-name="P4">Change GPIO Output type gateway to Virtual as it better reflects its use.</text:p>
          </table:table-cell>
        </table:table-row>
        <table:table-row>
          <table:table-cell table:style-name="Table11.F6" office:value-type="string">
            <text:p text:style-name="P4">18/11/2021</text:p>
          </table:table-cell>
          <table:table-cell table:style-name="Table11.F6" office:value-type="string">
            <text:p text:style-name="P4">1.3</text:p>
          </table:table-cell>
          <table:table-cell table:style-name="Table11.F6" office:value-type="string">
            <text:p text:style-name="P4">181121</text:p>
          </table:table-cell>
          <table:table-cell table:style-name="Table11.F6" office:value-type="string">
            <text:p text:style-name="P4">1.0</text:p>
          </table:table-cell>
          <table:table-cell table:style-name="Table11.F6" office:value-type="string">
            <text:p text:style-name="P4">161121</text:p>
          </table:table-cell>
          <table:table-cell table:style-name="Table11.F6" office:value-type="string">
            <text:p text:style-name="P4">For SWITCH type zone, update home screen status on button press.</text:p>
          </table:table-cell>
        </table:table-row>
        <table:table-row>
          <table:table-cell table:style-name="Table11.A1" office:value-type="string">
            <text:p text:style-name="P4">21/11/2021</text:p>
          </table:table-cell>
          <table:table-cell table:style-name="Table11.A1" office:value-type="string">
            <text:p text:style-name="P4">1.3</text:p>
          </table:table-cell>
          <table:table-cell table:style-name="Table11.A1" office:value-type="string">
            <text:p text:style-name="P4">21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Force gateway script to exit if MQTT disconnects.</text:p>
            <text:p text:style-name="P4">setup.php will create a ‘Virtual’ gateway as default.</text:p>
            <text:p text:style-name="P4">Bug Fixes for HVAC Mode operation.</text:p>
            <text:p text:style-name="P4">Update to Boiler and HVAC Setup Guides.</text:p>
          </table:table-cell>
        </table:table-row>
        <table:table-row>
          <table:table-cell table:style-name="Table11.A1" office:value-type="string">
            <text:p text:style-name="P4">24/11/2021</text:p>
          </table:table-cell>
          <table:table-cell table:style-name="Table11.A1" office:value-type="string">
            <text:p text:style-name="P4">1.3</text:p>
          </table:table-cell>
          <table:table-cell table:style-name="Table11.A1" office:value-type="string">
            <text:p text:style-name="P4">24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Various documentation updates.</text:p>
            <text:p text:style-name="P4">controller.php additional error trapping (no functional change).</text:p>
          </table:table-cell>
        </table:table-row>
        <table:table-row>
          <table:table-cell table:style-name="Table11.A1" office:value-type="string">
            <text:p text:style-name="P4">25/11/2021</text:p>
          </table:table-cell>
          <table:table-cell table:style-name="Table11.A1" office:value-type="string">
            <text:p text:style-name="P4">1.3</text:p>
          </table:table-cell>
          <table:table-cell table:style-name="Table11.A1" office:value-type="string">
            <text:p text:style-name="P4">25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Enable graphing of sensor data when in HVAC mode.</text:p>
          </table:table-cell>
        </table:table-row>
        <table:table-row>
          <table:table-cell table:style-name="Table11.A1" office:value-type="string">
            <text:p text:style-name="P4">27/11/2021</text:p>
          </table:table-cell>
          <table:table-cell table:style-name="Table11.A1" office:value-type="string">
            <text:p text:style-name="P4">1.4</text:p>
          </table:table-cell>
          <table:table-cell table:style-name="Table11.A1" office:value-type="string">
            <text:p text:style-name="P4">2711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Introduce new zone category HVAC-M to support multi-zone HVAC systems.</text:p>
            <text:p text:style-name="P4">Introduce 3 timer modes for HVAC systems, HEAT, COOL and AUTO.</text:p>
            <text:p text:style-name="P4">Add hvac_relays_state to table system_controller to enable home screen status updates of system controller button.</text:p>
            <text:p text:style-name="P4">Change ‘look’ of Modes button menu to fit extra line of text.</text:p>
            <text:p text:style-name="P4">Bug Fix schedulelist.php not showing not included zones correctly.</text:p>
          </table:table-cell>
        </table:table-row>
        <table:table-row>
          <table:table-cell table:style-name="Table11.A1" office:value-type="string">
            <text:p text:style-name="P4">02/12/2021</text:p>
          </table:table-cell>
          <table:table-cell table:style-name="Table11.A1" office:value-type="string">
            <text:p text:style-name="P4">1.4</text:p>
          </table:table-cell>
          <table:table-cell table:style-name="Table11.A1" office:value-type="string">
            <text:p text:style-name="P4">02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Update sb-admin-2.css to add space above button.</text:p>
          </table:table-cell>
        </table:table-row>
        <table:table-row>
          <table:table-cell table:style-name="Table11.A1" office:value-type="string">
            <text:p text:style-name="P4">04/12/2021</text:p>
          </table:table-cell>
          <table:table-cell table:style-name="Table11.A1" office:value-type="string">
            <text:p text:style-name="P4">1.4</text:p>
          </table:table-cell>
          <table:table-cell table:style-name="Table11.A1" office:value-type="string">
            <text:p text:style-name="P4">04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Enable swapping of heating and Hot Water graph positions.</text:p>
          </table:table-cell>
        </table:table-row>
        <table:table-row>
          <table:table-cell table:style-name="Table11.A1" office:value-type="string">
            <text:p text:style-name="P4">08/12/2021</text:p>
          </table:table-cell>
          <table:table-cell table:style-name="Table11.A1" office:value-type="string">
            <text:p text:style-name="P4">1.4</text:p>
          </table:table-cell>
          <table:table-cell table:style-name="Table11.A1" office:value-type="string">
            <text:p text:style-name="P4">08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Bug Fix HVAC Mode, cool and fan relays were not being added to the messages_out queue.</text:p>
          </table:table-cell>
        </table:table-row>
      </table:table>
      <text:p text:style-name="Text_20_body"/>
      <text:p text:style-name="P9"/>
      <table:table table:name="Table12" table:style-name="Table12">
        <table:table-column table:style-name="Table12.A"/>
        <table:table-column table:style-name="Table12.B"/>
        <table:table-column table:style-name="Table12.C"/>
        <table:table-column table:style-name="Table12.B"/>
        <table:table-column table:style-name="Table12.E"/>
        <table:table-column table:style-name="Table12.F"/>
        <table:table-row>
          <table:table-cell table:style-name="Table12.A1" office:value-type="string">
            <text:p text:style-name="P3">Date</text:p>
          </table:table-cell>
          <table:table-cell table:style-name="Table12.A1" office:value-type="string">
            <text:p text:style-name="P3">Ver</text:p>
          </table:table-cell>
          <table:table-cell table:style-name="Table12.A1" office:value-type="string">
            <text:p text:style-name="P3">Build</text:p>
          </table:table-cell>
          <table:table-cell table:style-name="Table12.A1" office:value-type="string">
            <text:p text:style-name="P3">DB Ver</text:p>
          </table:table-cell>
          <table:table-cell table:style-name="Table12.A1" office:value-type="string">
            <text:p text:style-name="P3">DB Build</text:p>
          </table:table-cell>
          <table:table-cell table:style-name="Table12.A1" office:value-type="string">
            <text:p text:style-name="P3">ChangeLog</text:p>
          </table:table-cell>
        </table:table-row>
        <table:table-row>
          <table:table-cell table:style-name="Table12.A1" office:value-type="string">
            <text:p text:style-name="P4">13/12/2021</text:p>
          </table:table-cell>
          <table:table-cell table:style-name="Table12.A1" office:value-type="string">
            <text:p text:style-name="P4">1.4</text:p>
          </table:table-cell>
          <table:table-cell table:style-name="Table12.A1" office:value-type="string">
            <text:p text:style-name="P4">13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Do not process zone overrun until a controller_zone_logs record exists.</text:p>
          </table:table-cell>
        </table:table-row>
        <table:table-row>
          <table:table-cell table:style-name="Table12.A1" office:value-type="string">
            <text:p text:style-name="P4">15/12/2021</text:p>
          </table:table-cell>
          <table:table-cell table:style-name="Table12.A1" office:value-type="string">
            <text:p text:style-name="P4">1.4</text:p>
          </table:table-cell>
          <table:table-cell table:style-name="Table12.A1" office:value-type="string">
            <text:p text:style-name="P4">15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Bug Fix – Time Zone change will force a restart of gateway.py and if required gpio_ds18b20.py</text:p>
            <text:p text:style-name="P4">model.php correct spelling for Timezone Europe/Kiev</text:p>
            <text:p text:style-name="P4">Documentation update MQTT Setup Guide.</text:p>
          </table:table-cell>
        </table:table-row>
        <table:table-row>
          <table:table-cell table:style-name="Table12.A4" office:value-type="string">
            <text:p text:style-name="P4">17/12/2021</text:p>
          </table:table-cell>
          <table:table-cell table:style-name="Table12.A4" office:value-type="string">
            <text:p text:style-name="P4">1.4</text:p>
          </table:table-cell>
          <table:table-cell table:style-name="Table12.A4" office:value-type="string">
            <text:p text:style-name="P4">171221</text:p>
          </table:table-cell>
          <table:table-cell table:style-name="Table12.A4" office:value-type="string">
            <text:p text:style-name="P4">1.0</text:p>
          </table:table-cell>
          <table:table-cell table:style-name="Table12.A4" office:value-type="string">
            <text:p text:style-name="P4">261121</text:p>
          </table:table-cell>
          <table:table-cell table:style-name="Table12.A1" office:value-type="string">
            <text:p text:style-name="P4">Remove remaining instances of MySQL Now() function.</text:p>
          </table:table-cell>
        </table:table-row>
        <table:table-row>
          <table:table-cell table:style-name="Table12.A5" office:value-type="string">
            <text:p text:style-name="P4">19/12/2021</text:p>
          </table:table-cell>
          <table:table-cell table:style-name="Table12.A5" office:value-type="string">
            <text:p text:style-name="P4">1.4</text:p>
          </table:table-cell>
          <table:table-cell table:style-name="Table12.A5" office:value-type="string">
            <text:p text:style-name="P4">191221</text:p>
          </table:table-cell>
          <table:table-cell table:style-name="Table12.A5" office:value-type="string">
            <text:p text:style-name="P4">1.0</text:p>
          </table:table-cell>
          <table:table-cell table:style-name="Table12.A5" office:value-type="string">
            <text:p text:style-name="P4">261121</text:p>
          </table:table-cell>
          <table:table-cell table:style-name="Table12.F5" office:value-type="string">
            <text:p text:style-name="P4">Bug Fix - controller.php, count controller_zone_logs record count.</text:p>
          </table:table-cell>
        </table:table-row>
        <table:table-row>
          <table:table-cell table:style-name="Table12.F5" office:value-type="string">
            <text:p text:style-name="P4">21/12/2021</text:p>
          </table:table-cell>
          <table:table-cell table:style-name="Table12.F5" office:value-type="string">
            <text:p text:style-name="P4">1.4</text:p>
          </table:table-cell>
          <table:table-cell table:style-name="Table12.F5" office:value-type="string">
            <text:p text:style-name="P4">211221</text:p>
          </table:table-cell>
          <table:table-cell table:style-name="Table12.F5" office:value-type="string">
            <text:p text:style-name="P4">1.0</text:p>
          </table:table-cell>
          <table:table-cell table:style-name="Table12.F5" office:value-type="string">
            <text:p text:style-name="P4">261121</text:p>
          </table:table-cell>
          <table:table-cell table:style-name="Table12.F5" office:value-type="string">
            <text:p text:style-name="P4">Encrypted SMTP password stored in database. Encrypt MQTT connection password. Added password decryption to gateway.py( MQTT password), start_backup.py and notice.py, Added notice.py (disabled) to jobs table.</text:p>
          </table:table-cell>
        </table:table-row>
        <table:table-row>
          <table:table-cell table:style-name="Table12.A1" office:value-type="string">
            <text:p text:style-name="P4">22/12/2021</text:p>
          </table:table-cell>
          <table:table-cell table:style-name="Table12.A1" office:value-type="string">
            <text:p text:style-name="P4">1.4</text:p>
          </table:table-cell>
          <table:table-cell table:style-name="Table12.A1" office:value-type="string">
            <text:p text:style-name="P4">22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Override function, plus documentation.</text:p>
          </table:table-cell>
        </table:table-row>
        <table:table-row>
          <table:table-cell table:style-name="Table12.A1" office:value-type="string">
            <text:p text:style-name="P4">23/12/2021</text:p>
          </table:table-cell>
          <table:table-cell table:style-name="Table12.A1" office:value-type="string">
            <text:p text:style-name="P4">1.4</text:p>
          </table:table-cell>
          <table:table-cell table:style-name="Table12.A1" office:value-type="string">
            <text:p text:style-name="P4">23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start_backup.py and notice.py, missing newline before HOST =.</text:p>
            <text:p text:style-name="P4">Bug Fix for zone.php when more than 2 relays are attached.</text:p>
          </table:table-cell>
        </table:table-row>
        <table:table-row>
          <table:table-cell table:style-name="Table12.A1" office:value-type="string">
            <text:p text:style-name="P4">24/12/2021</text:p>
          </table:table-cell>
          <table:table-cell table:style-name="Table12.A1" office:value-type="string">
            <text:p text:style-name="P4">1.4</text:p>
          </table:table-cell>
          <table:table-cell table:style-name="Table12.A1" office:value-type="string">
            <text:p text:style-name="P4">24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Email and MQTT re-encrypting already encrypted passwords, when record re-saved.</text:p>
          </table:table-cell>
        </table:table-row>
        <table:table-row>
          <table:table-cell table:style-name="Table12.A1" office:value-type="string">
            <text:p text:style-name="P4">01/01/2022</text:p>
          </table:table-cell>
          <table:table-cell table:style-name="Table12.A1" office:value-type="string">
            <text:p text:style-name="P4">1.4</text:p>
          </table:table-cell>
          <table:table-cell table:style-name="Table12.A1" office:value-type="string">
            <text:p text:style-name="P4">01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New Feature to enable an start time offset to be applied to any selected schedule.</text:p>
          </table:table-cell>
        </table:table-row>
        <table:table-row>
          <table:table-cell table:style-name="Table12.A1" office:value-type="string">
            <text:p text:style-name="P4">02/01/2022</text:p>
          </table:table-cell>
          <table:table-cell table:style-name="Table12.A1" office:value-type="string">
            <text:p text:style-name="P4">1.4</text:p>
          </table:table-cell>
          <table:table-cell table:style-name="Table12.A1" office:value-type="string">
            <text:p text:style-name="P4">02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Start Time Offset value to Offset button, when active. Fix button title font for One Touch buttons.</text:p>
          </table:table-cell>
        </table:table-row>
        <table:table-row>
          <table:table-cell table:style-name="Table12.A1" office:value-type="string">
            <text:p text:style-name="P4">03/01/2022</text:p>
          </table:table-cell>
          <table:table-cell table:style-name="Table12.A1" office:value-type="string">
            <text:p text:style-name="P4">1.4</text:p>
          </table:table-cell>
          <table:table-cell table:style-name="Table12.A1" office:value-type="string">
            <text:p text:style-name="P4">03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Limit Start Time Offset to Maximum value when control temperature is less than low limit</text:p>
          </table:table-cell>
        </table:table-row>
        <table:table-row>
          <table:table-cell table:style-name="Table12.A1" office:value-type="string">
            <text:p text:style-name="P4">05/01/2022</text:p>
          </table:table-cell>
          <table:table-cell table:style-name="Table12.A1" office:value-type="string">
            <text:p text:style-name="P4">1.4</text:p>
          </table:table-cell>
          <table:table-cell table:style-name="Table12.A1" office:value-type="string">
            <text:p text:style-name="P4">05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GPIO pin mapping for Orange Pi 3 and Orange Pi 3 LTS.</text:p>
            <text:p text:style-name="P4">Add Fahrenheit temperature span to Add Offset modal.</text:p>
          </table:table-cell>
        </table:table-row>
      </table:table>
      <text:p text:style-name="Text_20_body"/>
      <text:p text:style-name="P9"/>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able:table-row>
          <table:table-cell table:style-name="Table13.A1" office:value-type="string">
            <text:p text:style-name="P3">Date</text:p>
          </table:table-cell>
          <table:table-cell table:style-name="Table13.A1" office:value-type="string">
            <text:p text:style-name="P3">Ver</text:p>
          </table:table-cell>
          <table:table-cell table:style-name="Table13.A1" office:value-type="string">
            <text:p text:style-name="P3">Build</text:p>
          </table:table-cell>
          <table:table-cell table:style-name="Table13.A1" office:value-type="string">
            <text:p text:style-name="P3">DB Ver</text:p>
          </table:table-cell>
          <table:table-cell table:style-name="Table13.A1" office:value-type="string">
            <text:p text:style-name="P3">DB Build</text:p>
          </table:table-cell>
          <table:table-cell table:style-name="Table13.A1" office:value-type="string">
            <text:p text:style-name="P3">ChangeLog</text:p>
          </table:table-cell>
        </table:table-row>
        <table:table-row>
          <table:table-cell table:style-name="Table13.A1" office:value-type="string">
            <text:p text:style-name="P4">09/01/2022</text:p>
          </table:table-cell>
          <table:table-cell table:style-name="Table13.A1" office:value-type="string">
            <text:p text:style-name="P4">1.4</text:p>
          </table:table-cell>
          <table:table-cell table:style-name="Table13.A1" office:value-type="string">
            <text:p text:style-name="P4">09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HA_HVAC_integration.py, decrypt MQTT_PASSWORD.</text:p>
            <text:p text:style-name="P4">Add documentation for Zigbee2mqtt device connection.</text:p>
          </table:table-cell>
        </table:table-row>
        <table:table-row>
          <table:table-cell table:style-name="Table13.A1" office:value-type="string">
            <text:p text:style-name="P4">10/01/2022</text:p>
          </table:table-cell>
          <table:table-cell table:style-name="Table13.A1" office:value-type="string">
            <text:p text:style-name="P4">1.4</text:p>
          </table:table-cell>
          <table:table-cell table:style-name="Table13.A1" office:value-type="string">
            <text:p text:style-name="P4">10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Supress Sunset/Sunrise option for Night Climate scheduling.</text:p>
            <text:p text:style-name="P4">Add documentation for Night Climate Scheduling.</text:p>
          </table:table-cell>
        </table:table-row>
        <table:table-row>
          <table:table-cell table:style-name="Table13.A1" office:value-type="string">
            <text:p text:style-name="P4">12/01/2022</text:p>
          </table:table-cell>
          <table:table-cell table:style-name="Table13.A1" office:value-type="string">
            <text:p text:style-name="P4">1.4</text:p>
          </table:table-cell>
          <table:table-cell table:style-name="Table13.A1" office:value-type="string">
            <text:p text:style-name="P4">12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Add documentation for Orange Pi 3 LTS. <text:s/></text:p>
            <text:p text:style-name="P4">Change which documentation dropdowns show Night Climate Scheduling.</text:p>
          </table:table-cell>
        </table:table-row>
        <table:table-row>
          <table:table-cell table:style-name="Table13.A5" office:value-type="string">
            <text:p text:style-name="P4">14/01/2022</text:p>
          </table:table-cell>
          <table:table-cell table:style-name="Table13.A5" office:value-type="string">
            <text:p text:style-name="P4">1.4</text:p>
          </table:table-cell>
          <table:table-cell table:style-name="Table13.A5" office:value-type="string">
            <text:p text:style-name="P4">140122</text:p>
          </table:table-cell>
          <table:table-cell table:style-name="Table13.A5" office:value-type="string">
            <text:p text:style-name="P4">1.0</text:p>
          </table:table-cell>
          <table:table-cell table:style-name="Table13.A5" office:value-type="string">
            <text:p text:style-name="P4">010122</text:p>
          </table:table-cell>
          <table:table-cell table:style-name="Table13.A1" office:value-type="string">
            <text:p text:style-name="P4">Bug Fix - HA_HVAC_integration.py, set system controller mode.</text:p>
          </table:table-cell>
        </table:table-row>
        <table:table-row>
          <table:table-cell table:style-name="Table13.A6" office:value-type="string">
            <text:p text:style-name="P4">15/01/2022</text:p>
          </table:table-cell>
          <table:table-cell table:style-name="Table13.A6" office:value-type="string">
            <text:p text:style-name="P4">1.5</text:p>
          </table:table-cell>
          <table:table-cell table:style-name="Table13.A6" office:value-type="string">
            <text:p text:style-name="P4">150122</text:p>
          </table:table-cell>
          <table:table-cell table:style-name="Table13.A6" office:value-type="string">
            <text:p text:style-name="P4">1.0</text:p>
          </table:table-cell>
          <table:table-cell table:style-name="Table13.A6" office:value-type="string">
            <text:p text:style-name="P4">010122</text:p>
          </table:table-cell>
          <table:table-cell table:style-name="Table13.A6" office:value-type="string">
            <text:p text:style-name="P4">Add new feature ‘Pump Relays’ for control of external pumps.</text:p>
            <text:p text:style-name="P4">Update zone_view to show relays.type field.</text:p>
          </table:table-cell>
        </table:table-row>
        <table:table-row>
          <table:table-cell table:style-name="Table13.A1" office:value-type="string">
            <text:p text:style-name="P4">17/01/2022</text:p>
          </table:table-cell>
          <table:table-cell table:style-name="Table13.A1" office:value-type="string">
            <text:p text:style-name="P4">1.5</text:p>
          </table:table-cell>
          <table:table-cell table:style-name="Table13.A1" office:value-type="string">
            <text:p text:style-name="P4">17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db.php, missing field when adding new controller.</text:p>
          </table:table-cell>
        </table:table-row>
        <table:table-row>
          <table:table-cell table:style-name="Table13.A1" office:value-type="string">
            <text:p text:style-name="P4">21/01/2022</text:p>
          </table:table-cell>
          <table:table-cell table:style-name="Table13.A1" office:value-type="string">
            <text:p text:style-name="P4">1.6</text:p>
          </table:table-cell>
          <table:table-cell table:style-name="Table13.A1" office:value-type="string">
            <text:p text:style-name="P4">210122</text:p>
          </table:table-cell>
          <table:table-cell table:style-name="Table13.A1" office:value-type="string">
            <text:p text:style-name="P4">1.0</text:p>
          </table:table-cell>
          <table:table-cell table:style-name="Table13.A1" office:value-type="string">
            <text:p text:style-name="P4">210122</text:p>
          </table:table-cell>
          <table:table-cell table:style-name="Table13.A1" office:value-type="string">
            <text:p text:style-name="P4">New Feature – add Email notification is sensor values are above or below pre-set values.</text:p>
            <text:p text:style-name="P4">Bug Fix for zone.php, issue with sp_deadband when converting to Fahrenheit.</text:p>
          </table:table-cell>
        </table:table-row>
        <table:table-row>
          <table:table-cell table:style-name="Table13.A1" office:value-type="string">
            <text:p text:style-name="P4">23/01/2022</text:p>
          </table:table-cell>
          <table:table-cell table:style-name="Table13.A1" office:value-type="string">
            <text:p text:style-name="P4">1.6</text:p>
          </table:table-cell>
          <table:table-cell table:style-name="Table13.A1" office:value-type="string">
            <text:p text:style-name="P4">230122</text:p>
          </table:table-cell>
          <table:table-cell table:style-name="Table13.A1" office:value-type="string">
            <text:p text:style-name="P4">1.0</text:p>
          </table:table-cell>
          <table:table-cell table:style-name="Table13.A1" office:value-type="string">
            <text:p text:style-name="P4">230122</text:p>
          </table:table-cell>
          <table:table-cell table:style-name="Table13.A1" office:value-type="string">
            <text:p text:style-name="P4">Remove Weather Factoring from HVAC mode.</text:p>
            <text:p text:style-name="P4">Make Weather Factoring optional for Boiler Mode.</text:p>
          </table:table-cell>
        </table:table-row>
        <table:table-row>
          <table:table-cell table:style-name="Table13.A1" office:value-type="string">
            <text:p text:style-name="P4">24/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llow selection of sensor to be used for Weather Factoring.</text:p>
          </table:table-cell>
        </table:table-row>
        <table:table-row>
          <table:table-cell table:style-name="Table13.A1" office:value-type="string">
            <text:p text:style-name="P4">25/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dd missing notice.py for commit #304.</text:p>
          </table:table-cell>
        </table:table-row>
        <table:table-row>
          <table:table-cell table:style-name="Table13.A1" office:value-type="string">
            <text:p text:style-name="P4">26/01/2022</text:p>
          </table:table-cell>
          <table:table-cell table:style-name="Table13.A1" office:value-type="string">
            <text:p text:style-name="P4">1.6</text:p>
          </table:table-cell>
          <table:table-cell table:style-name="Table13.A1" office:value-type="string">
            <text:p text:style-name="P4">26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gateway.py - apply Relay Trigger setting to MQTT type relays.</text:p>
          </table:table-cell>
        </table:table-row>
        <table:table-row>
          <table:table-cell table:style-name="Table13.A1" office:value-type="string">
            <text:p text:style-name="P4">27/01/2022</text:p>
          </table:table-cell>
          <table:table-cell table:style-name="Table13.A1" office:value-type="string">
            <text:p text:style-name="P4">1.6</text:p>
          </table:table-cell>
          <table:table-cell table:style-name="Table13.A1" office:value-type="string">
            <text:p text:style-name="P4">27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scheduling.php, fix for night climate update to operate on the correct record id.</text:p>
          </table:table-cell>
        </table:table-row>
        <table:table-row>
          <table:table-cell table:style-name="Table13.A1" office:value-type="string">
            <text:p text:style-name="P4">28/01/2022</text:p>
          </table:table-cell>
          <table:table-cell table:style-name="Table13.A1" office:value-type="string">
            <text:p text:style-name="P4">1.6</text:p>
          </table:table-cell>
          <table:table-cell table:style-name="Table13.A1" office:value-type="string">
            <text:p text:style-name="P4">28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Night Climate tile Status indicator not showing correct colour.</text:p>
          </table:table-cell>
        </table:table-row>
      </table:table>
      <text:p text:style-name="Text_20_body"/>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able:table-row>
          <table:table-cell table:style-name="Table14.A1" office:value-type="string">
            <text:p text:style-name="P3">Date</text:p>
          </table:table-cell>
          <table:table-cell table:style-name="Table14.A1" office:value-type="string">
            <text:p text:style-name="P3">Ver</text:p>
          </table:table-cell>
          <table:table-cell table:style-name="Table14.A1" office:value-type="string">
            <text:p text:style-name="P3">Build</text:p>
          </table:table-cell>
          <table:table-cell table:style-name="Table14.A1" office:value-type="string">
            <text:p text:style-name="P3">DB Ver</text:p>
          </table:table-cell>
          <table:table-cell table:style-name="Table14.A1" office:value-type="string">
            <text:p text:style-name="P3">DB Build</text:p>
          </table:table-cell>
          <table:table-cell table:style-name="Table14.A1" office:value-type="string">
            <text:p text:style-name="P3">ChangeLog</text:p>
          </table:table-cell>
        </table:table-row>
        <table:table-row>
          <table:table-cell table:style-name="Table14.A1" office:value-type="string">
            <text:p text:style-name="P4">29/01/2022</text:p>
          </table:table-cell>
          <table:table-cell table:style-name="Table14.A1" office:value-type="string">
            <text:p text:style-name="P4">1.6</text:p>
          </table:table-cell>
          <table:table-cell table:style-name="Table14.A1" office:value-type="string">
            <text:p text:style-name="P4">29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Maximum Operating Time and Hysteresis Time removed from Zone GUI. Note disabled in the GUI, database fields will be populated with default values, in case it is decided to reimplement at some future date.</text:p>
          </table:table-cell>
        </table:table-row>
        <table:table-row>
          <table:table-cell table:style-name="Table14.A1" office:value-type="string">
            <text:p text:style-name="P4">30/01/2022</text:p>
          </table:table-cell>
          <table:table-cell table:style-name="Table14.A1" office:value-type="string">
            <text:p text:style-name="P4">1.6</text:p>
          </table:table-cell>
          <table:table-cell table:style-name="Table14.A1" office:value-type="string">
            <text:p text:style-name="P4">30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getTemperature.php not using <text:soft-page-break/>the correct node_id when accessing messages_in table.</text:p>
            <text:p text:style-name="P4">Move legacy database utility files into a new legacy folder within MySQL_Database folder.</text:p>
            <text:p text:style-name="P4">Bug Fix – gateway.py, only try and retrieve trigger levels for relay nodes.</text:p>
          </table:table-cell>
        </table:table-row>
        <table:table-row>
          <table:table-cell table:style-name="Table14.A1" office:value-type="string">
            <text:p text:style-name="P4">31/01/2022</text:p>
          </table:table-cell>
          <table:table-cell table:style-name="Table14.A1" office:value-type="string">
            <text:p text:style-name="P4">1.6</text:p>
          </table:table-cell>
          <table:table-cell table:style-name="Table14.A1" office:value-type="string">
            <text:p text:style-name="P4">31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schedulelist.php, sunset/sunset offsets not being retrieved from the database.</text:p>
          </table:table-cell>
        </table:table-row>
        <table:table-row>
          <table:table-cell table:style-name="Table14.A1" office:value-type="string">
            <text:p text:style-name="P4">01/02/2022</text:p>
          </table:table-cell>
          <table:table-cell table:style-name="Table14.A1" office:value-type="string">
            <text:p text:style-name="P4">1.6</text:p>
          </table:table-cell>
          <table:table-cell table:style-name="Table14.A1" office:value-type="string">
            <text:p text:style-name="P4">01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sw_install.py and HomeAssistant/install.sh</text:p>
          </table:table-cell>
        </table:table-row>
        <table:table-row>
          <table:table-cell table:style-name="Table14.A1" office:value-type="string">
            <text:p text:style-name="P4">02/02/2022</text:p>
          </table:table-cell>
          <table:table-cell table:style-name="Table14.A1" office:value-type="string">
            <text:p text:style-name="P4">1.6</text:p>
          </table:table-cell>
          <table:table-cell table:style-name="Table14.A1" office:value-type="string">
            <text:p text:style-name="P4">02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Add documentation for Home Assistant Integration.</text:p>
          </table:table-cell>
        </table:table-row>
        <table:table-row>
          <table:table-cell table:style-name="Table14.A7" office:value-type="string">
            <text:p text:style-name="P4">03/02/2022</text:p>
          </table:table-cell>
          <table:table-cell table:style-name="Table14.A7" office:value-type="string">
            <text:p text:style-name="P4">1.6</text:p>
          </table:table-cell>
          <table:table-cell table:style-name="Table14.A7" office:value-type="string">
            <text:p text:style-name="P4">030222</text:p>
          </table:table-cell>
          <table:table-cell table:style-name="Table14.A7" office:value-type="string">
            <text:p text:style-name="P4">1.0</text:p>
          </table:table-cell>
          <table:table-cell table:style-name="Table14.A7" office:value-type="string">
            <text:p text:style-name="P4">240122</text:p>
          </table:table-cell>
          <table:table-cell table:style-name="Table14.A1" office:value-type="string">
            <text:p text:style-name="P4">Bug Fix for sensor.php, not updating correctly.</text:p>
          </table:table-cell>
        </table:table-row>
        <table:table-row>
          <table:table-cell table:style-name="Table14.A8" office:value-type="string">
            <text:p text:style-name="P4">04/02/2022</text:p>
          </table:table-cell>
          <table:table-cell table:style-name="Table14.A8" office:value-type="string">
            <text:p text:style-name="P4">1.6</text:p>
          </table:table-cell>
          <table:table-cell table:style-name="Table14.A8" office:value-type="string">
            <text:p text:style-name="P4">040222</text:p>
          </table:table-cell>
          <table:table-cell table:style-name="Table14.A8" office:value-type="string">
            <text:p text:style-name="P4">1.0</text:p>
          </table:table-cell>
          <table:table-cell table:style-name="Table14.A8" office:value-type="string">
            <text:p text:style-name="P4">240122</text:p>
          </table:table-cell>
          <table:table-cell table:style-name="Table14.A8" office:value-type="string">
            <text:p text:style-name="P4">Update to gateway.py, detect_chip_board.py and system_c.php to enable them to work with boards that do not support Adafruit Blinka for GPIO functionality. Note:- GPIO is disabled for these boards.</text:p>
          </table:table-cell>
        </table:table-row>
        <table:table-row>
          <table:table-cell table:style-name="Table14.A1" office:value-type="string">
            <text:p text:style-name="P4">06/02/2022</text:p>
          </table:table-cell>
          <table:table-cell table:style-name="Table14.A1" office:value-type="string">
            <text:p text:style-name="P4">1.6</text:p>
          </table:table-cell>
          <table:table-cell table:style-name="Table14.A1" office:value-type="string">
            <text:p text:style-name="P4">06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 enable editing of Boost Console Id</text:p>
            <text:p text:style-name="P4">Bug Fix – zone.php – only allow selection of unallocated sensors.</text:p>
            <text:p text:style-name="P4">Bug Fix – zone.php – fix displaying of unwanted fields</text:p>
            <text:p text:style-name="P4">Bug Fix – homekit/config_jason.py – reflect new database structure.</text:p>
          </table:table-cell>
        </table:table-row>
        <table:table-row>
          <table:table-cell table:style-name="Table14.A1" office:value-type="string">
            <text:p text:style-name="P4">07/02/2022</text:p>
          </table:table-cell>
          <table:table-cell table:style-name="Table14.A1" office:value-type="string">
            <text:p text:style-name="P4">1.6</text:p>
          </table:table-cell>
          <table:table-cell table:style-name="Table14.A1" office:value-type="string">
            <text:p text:style-name="P4">07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the Homekit add-on to remove the update function from within controller.php and replace it with a python script, which will be installed as a service as part of the overall Homebridge installation.</text:p>
          </table:table-cell>
        </table:table-row>
        <table:table-row>
          <table:table-cell table:style-name="Table14.A1" office:value-type="string">
            <text:p text:style-name="P4">08/02/2022</text:p>
          </table:table-cell>
          <table:table-cell table:style-name="Table14.A1" office:value-type="string">
            <text:p text:style-name="P4">1.6</text:p>
          </table:table-cell>
          <table:table-cell table:style-name="Table14.A1" office:value-type="string">
            <text:p text:style-name="P4">08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missing sensor when in edit mode.</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4">09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 and Home Assistant Integration documentation.</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5">090222_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text:p>
            <text:p text:style-name="P4">New api, thermostatscript.php to support Homebridge-http-webhooks thermostat.</text:p>
            <text:p text:style-name="P4">Home Assistant Integration documentation.</text:p>
          </table:table-cell>
        </table:table-row>
      </table:table>
      <text:p text:style-name="Text_20_body"/>
      <text:p text:style-name="P9"/>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able:table-row>
          <table:table-cell table:style-name="Table15.A1" office:value-type="string">
            <text:p text:style-name="P3">Date</text:p>
          </table:table-cell>
          <table:table-cell table:style-name="Table15.A1" office:value-type="string">
            <text:p text:style-name="P3">Ver</text:p>
          </table:table-cell>
          <table:table-cell table:style-name="Table15.A1" office:value-type="string">
            <text:p text:style-name="P3">Build</text:p>
          </table:table-cell>
          <table:table-cell table:style-name="Table15.A1" office:value-type="string">
            <text:p text:style-name="P3">DB Ver</text:p>
          </table:table-cell>
          <table:table-cell table:style-name="Table15.A1" office:value-type="string">
            <text:p text:style-name="P3">DB Build</text:p>
          </table:table-cell>
          <table:table-cell table:style-name="Table15.A1" office:value-type="string">
            <text:p text:style-name="P3">ChangeLog</text:p>
          </table:table-cell>
        </table:table-row>
        <table:table-row>
          <table:table-cell table:style-name="Table15.A1" office:value-type="string">
            <text:p text:style-name="P4">10/02/2022</text:p>
          </table:table-cell>
          <table:table-cell table:style-name="Table15.A1" office:value-type="string">
            <text:p text:style-name="P4">1.6</text:p>
          </table:table-cell>
          <table:table-cell table:style-name="Table15.A1" office:value-type="string">
            <text:p text:style-name="P5">10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Update to webhooks.py to handle outlets type and to reflect MaxAir Boost and Switch Zone status back to Homebridge screen.</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Bug Fix – notice.py, not clearing messages when notice_interval = 0</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110222</text:p>
          </table:table-cell>
          <table:table-cell table:style-name="Table15.A1" office:value-type="string">
            <text:p text:style-name="P4">Away Scheduling, create a single schedule which will be executed when ‘Away’ is enabled.</text:p>
          </table:table-cell>
        </table:table-row>
        <table:table-row>
          <table:table-cell table:style-name="Table15.A5" office:value-type="string">
            <text:p text:style-name="P4">11/02/2022</text:p>
          </table:table-cell>
          <table:table-cell table:style-name="Table15.A5" office:value-type="string">
            <text:p text:style-name="P4">1.6</text:p>
          </table:table-cell>
          <table:table-cell table:style-name="Table15.A5" office:value-type="string">
            <text:p text:style-name="P5">110222+2</text:p>
          </table:table-cell>
          <table:table-cell table:style-name="Table15.A5" office:value-type="string">
            <text:p text:style-name="P4">1.0</text:p>
          </table:table-cell>
          <table:table-cell table:style-name="Table15.A5" office:value-type="string">
            <text:p text:style-name="P6">110222_2</text:p>
          </table:table-cell>
          <table:table-cell table:style-name="Table15.A1" office:value-type="string">
            <text:p text:style-name="P4">Bug Fix – controller.php to fix issues with logs, introduced in #325</text:p>
            <text:p text:style-name="P4">Bug Fix – 110222.sql re-order queries</text:p>
          </table:table-cell>
        </table:table-row>
        <table:table-row>
          <table:table-cell table:style-name="Table15.A6" office:value-type="string">
            <text:p text:style-name="P4">12/02/2022</text:p>
          </table:table-cell>
          <table:table-cell table:style-name="Table15.A6" office:value-type="string">
            <text:p text:style-name="P4">1.6</text:p>
          </table:table-cell>
          <table:table-cell table:style-name="Table15.A6" office:value-type="string">
            <text:p text:style-name="P5">120222</text:p>
          </table:table-cell>
          <table:table-cell table:style-name="Table15.A6" office:value-type="string">
            <text:p text:style-name="P4">1.0</text:p>
          </table:table-cell>
          <table:table-cell table:style-name="Table15.A6" office:value-type="string">
            <text:p text:style-name="P6">110222_2</text:p>
          </table:table-cell>
          <table:table-cell table:style-name="Table15.A6" office:value-type="string">
            <text:p text:style-name="P4">Update to Away function so that it will operate irrespective of current Mode setting.</text:p>
            <text:p text:style-name="P4">Change to controller.php to use colour indication is schedule name is running or idle.</text:p>
            <text:p text:style-name="P4">Add documentation to describe Away Function.</text:p>
            <text:p text:style-name="P4">Add document to describe Zone Mode numbering.</text:p>
          </table:table-cell>
        </table:table-row>
        <table:table-row>
          <table:table-cell table:style-name="Table15.A1" office:value-type="string">
            <text:p text:style-name="P4">13/02/2022</text:p>
          </table:table-cell>
          <table:table-cell table:style-name="Table15.A1" office:value-type="string">
            <text:p text:style-name="P4">1.6</text:p>
          </table:table-cell>
          <table:table-cell table:style-name="Table15.A1" office:value-type="string">
            <text:p text:style-name="P5">13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Disable Away function if in OFF mode.</text:p>
            <text:p text:style-name="P4">Use Away icon in zone tile if an Away schedule is running.</text:p>
          </table:table-cell>
        </table:table-row>
        <table:table-row>
          <table:table-cell table:style-name="Table15.A1" office:value-type="string">
            <text:p text:style-name="P4">15/02/2022</text:p>
          </table:table-cell>
          <table:table-cell table:style-name="Table15.A1" office:value-type="string">
            <text:p text:style-name="P4">1.6</text:p>
          </table:table-cell>
          <table:table-cell table:style-name="Table15.A1" office:value-type="string">
            <text:p text:style-name="P5">15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Bug Fix – scheduling.php, coop option not displayed when working in menu type mode selection.</text:p>
            <text:p text:style-name="P4">Update HA Integration documentation.</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Add coop indicator to hone screen zone modal.</text:p>
            <text:p text:style-name="P4">Update to controller.php for switch zones, enable override while a schedule is running.</text:p>
            <text:p text:style-name="P4">Add zone name to controller.php display and re-arrange fields in zone displays.</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Updates to Switch type zone control using Amazon Echo and Home screen button to toggle state.</text:p>
          </table:table-cell>
        </table:table-row>
        <table:table-row>
          <table:table-cell table:style-name="Table15.A1" office:value-type="string">
            <text:p text:style-name="P4">17/02/2022</text:p>
          </table:table-cell>
          <table:table-cell table:style-name="Table15.A1" office:value-type="string">
            <text:p text:style-name="P4">1.6</text:p>
          </table:table-cell>
          <table:table-cell table:style-name="Table15.A1" office:value-type="string">
            <text:p text:style-name="P5">17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Further updates to Switch type zone control using Amazon Echo and Home screen button to toggle state.</text:p>
          </table:table-cell>
        </table:table-row>
      </table:table>
      <text:p text:style-name="Text_20_body"/>
      <text:p text:style-name="P9"/>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able:table-row>
          <table:table-cell table:style-name="Table16.A1" office:value-type="string">
            <text:p text:style-name="P3">Date</text:p>
          </table:table-cell>
          <table:table-cell table:style-name="Table16.A1" office:value-type="string">
            <text:p text:style-name="P3">Ver</text:p>
          </table:table-cell>
          <table:table-cell table:style-name="Table16.A1" office:value-type="string">
            <text:p text:style-name="P3">Build</text:p>
          </table:table-cell>
          <table:table-cell table:style-name="Table16.A1" office:value-type="string">
            <text:p text:style-name="P3">DB Ver</text:p>
          </table:table-cell>
          <table:table-cell table:style-name="Table16.A1" office:value-type="string">
            <text:p text:style-name="P3">DB Build</text:p>
          </table:table-cell>
          <table:table-cell table:style-name="Table16.A1" office:value-type="string">
            <text:p text:style-name="P3">ChangeLog</text:p>
          </table:table-cell>
        </table:table-row>
        <table:table-row>
          <table:table-cell table:style-name="Table16.A1" office:value-type="string">
            <text:p text:style-name="P4">18/02/2022</text:p>
          </table:table-cell>
          <table:table-cell table:style-name="Table16.A1" office:value-type="string">
            <text:p text:style-name="P4">1.6</text:p>
          </table:table-cell>
          <table:table-cell table:style-name="Table16.A1" office:value-type="string">
            <text:p text:style-name="P5">18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Performance improvement to Home screen load time by replacing schedule_daily_time_zone_view with a query.</text:p>
          </table:table-cell>
        </table:table-row>
        <table:table-row>
          <table:table-cell table:style-name="Table16.A1" office:value-type="string">
            <text:p text:style-name="P4">20/02/2022</text:p>
          </table:table-cell>
          <table:table-cell table:style-name="Table16.A1" office:value-type="string">
            <text:p text:style-name="P4">1.6</text:p>
          </table:table-cell>
          <table:table-cell table:style-name="Table16.A1" office:value-type="string">
            <text:p text:style-name="P5">20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Bug Fix 1 db.php missing field in database update for system_controller table.</text:p>
            <text:p text:style-name="P4">Change to controller.php to allow changes to HTTP Tasmota switch state to be reflected in GUI.</text:p>
          </table:table-cell>
        </table:table-row>
        <table:table-row>
          <table:table-cell table:style-name="Table16.A4" office:value-type="string">
            <text:p text:style-name="P4">22/02/2022</text:p>
          </table:table-cell>
          <table:table-cell table:style-name="Table16.A4" office:value-type="string">
            <text:p text:style-name="P4">1.6</text:p>
          </table:table-cell>
          <table:table-cell table:style-name="Table16.A4" office:value-type="string">
            <text:p text:style-name="P5">220222</text:p>
          </table:table-cell>
          <table:table-cell table:style-name="Table16.A4" office:value-type="string">
            <text:p text:style-name="P4">1.0</text:p>
          </table:table-cell>
          <table:table-cell table:style-name="Table16.A4" office:value-type="string">
            <text:p text:style-name="P6">110222_2</text:p>
          </table:table-cell>
          <table:table-cell table:style-name="Table16.A1" office:value-type="string">
            <text:p text:style-name="P4">Performance updates to check schedule routine.</text:p>
            <text:p text:style-name="P4">Removal of screen print functions from controller.php to improve performance.</text:p>
            <text:p text:style-name="P4">Updates to Away Scheduling.</text:p>
          </table:table-cell>
        </table:table-row>
        <table:table-row>
          <table:table-cell table:style-name="Table16.A5" office:value-type="string">
            <text:p text:style-name="P4">23/02/2022</text:p>
          </table:table-cell>
          <table:table-cell table:style-name="Table16.A5" office:value-type="string">
            <text:p text:style-name="P4">1.6</text:p>
          </table:table-cell>
          <table:table-cell table:style-name="Table16.A5" office:value-type="string">
            <text:p text:style-name="P5">220222</text:p>
          </table:table-cell>
          <table:table-cell table:style-name="Table16.A5" office:value-type="string">
            <text:p text:style-name="P4">1.0</text:p>
          </table:table-cell>
          <table:table-cell table:style-name="Table16.A5" office:value-type="string">
            <text:p text:style-name="P4">230222</text:p>
          </table:table-cell>
          <table:table-cell table:style-name="Table16.A5" office:value-type="string">
            <text:p text:style-name="P4">Update to schedule_daily_time_zone_view to improve performance.</text:p>
          </table:table-cell>
        </table:table-row>
        <table:table-row>
          <table:table-cell table:style-name="Table16.A1" office:value-type="string">
            <text:p text:style-name="P4">24/02/2022</text:p>
          </table:table-cell>
          <table:table-cell table:style-name="Table16.A1" office:value-type="string">
            <text:p text:style-name="P4">1.6</text:p>
          </table:table-cell>
          <table:table-cell table:style-name="Table16.A1" office:value-type="string">
            <text:p text:style-name="P5">24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elist.php to display sunrise/sunset icon in schedule list, if enabled.</text:p>
            <text:p text:style-name="P4">Performance improvement opening settingslist.php.</text:p>
          </table:table-cell>
        </table:table-row>
        <table:table-row>
          <table:table-cell table:style-name="Table16.A1" office:value-type="string">
            <text:p text:style-name="P4">25/02/2022</text:p>
          </table:table-cell>
          <table:table-cell table:style-name="Table16.A1" office:value-type="string">
            <text:p text:style-name="P4">1.6</text:p>
          </table:table-cell>
          <table:table-cell table:style-name="Table16.A1" office:value-type="string">
            <text:p text:style-name="P5">25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ing.php – not getting correct time zone status when editing.</text:p>
            <text:p text:style-name="P4">Fix for gateway.py when HTTP relay cannot be reached by IP address</text:p>
          </table:table-cell>
        </table:table-row>
        <table:table-row>
          <table:table-cell table:style-name="Table16.A1" office:value-type="string">
            <text:p text:style-name="P4">28/02/2022</text:p>
          </table:table-cell>
          <table:table-cell table:style-name="Table16.A1" office:value-type="string">
            <text:p text:style-name="P4">1.6</text:p>
          </table:table-cell>
          <table:table-cell table:style-name="Table16.A1" office:value-type="string">
            <text:p text:style-name="P5">28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Home screen displaying the wrong Away status icon when Away enabled, with no associated Away schedule.</text:p>
          </table:table-cell>
        </table:table-row>
        <table:table-row>
          <table:table-cell table:style-name="Table16.A1" office:value-type="string">
            <text:p text:style-name="P4">03/03/2022</text:p>
          </table:table-cell>
          <table:table-cell table:style-name="Table16.A1" office:value-type="string">
            <text:p text:style-name="P4">1.6</text:p>
          </table:table-cell>
          <table:table-cell table:style-name="Table16.A1" office:value-type="string">
            <text:p text:style-name="P5">03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RFM96 Sketches to fix issue with IRQ pin definition when using MySensors ver 2.3.2 library.</text:p>
          </table:table-cell>
        </table:table-row>
        <table:table-row>
          <table:table-cell table:style-name="Table16.A1" office:value-type="string">
            <text:p text:style-name="P4">06/03/2022</text:p>
          </table:table-cell>
          <table:table-cell table:style-name="Table16.A1" office:value-type="string">
            <text:p text:style-name="P4">1.6</text:p>
          </table:table-cell>
          <table:table-cell table:style-name="Table16.A1" office:value-type="string">
            <text:p text:style-name="P5">06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he last date time value is now a button, which when clicked on will display the timestamps for all sensors attached to the node over the last 24 hours.</text:p>
          </table:table-cell>
        </table:table-row>
        <table:table-row>
          <table:table-cell table:style-name="Table16.A1" office:value-type="string">
            <text:p text:style-name="P4">07/03/2022</text:p>
          </table:table-cell>
          <table:table-cell table:style-name="Table16.A1" office:value-type="string">
            <text:p text:style-name="P4">1.6</text:p>
          </table:table-cell>
          <table:table-cell table:style-name="Table16.A1" office:value-type="string">
            <text:p text:style-name="P5">07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o add average count per sensor per hour.</text:p>
          </table:table-cell>
        </table:table-row>
        <table:table-row>
          <table:table-cell table:style-name="Table16.A1" office:value-type="string">
            <text:p text:style-name="P4">08/03/2022</text:p>
          </table:table-cell>
          <table:table-cell table:style-name="Table16.A1" office:value-type="string">
            <text:p text:style-name="P4">1.6</text:p>
          </table:table-cell>
          <table:table-cell table:style-name="Table16.A1" office:value-type="string">
            <text:p text:style-name="P5">080322</text:p>
          </table:table-cell>
          <table:table-cell table:style-name="Table16.A1" office:value-type="string">
            <text:p text:style-name="P4">1.0</text:p>
          </table:table-cell>
          <table:table-cell table:style-name="Table16.A1" office:value-type="string">
            <text:p text:style-name="P4">080322</text:p>
          </table:table-cell>
          <table:table-cell table:style-name="Table16.A1" office:value-type="string">
            <text:p text:style-name="P4">Update to Boost modal to allow deletion of zone boost setting when there is more than on setting present.</text:p>
          </table:table-cell>
        </table:table-row>
      </table:table>
      <text:p text:style-name="Text_20_body"/>
      <text:p text:style-name="P9"/>
      <table:table table:name="Table17" table:style-name="Table17">
        <table:table-column table:style-name="Table17.A"/>
        <table:table-column table:style-name="Table17.B"/>
        <table:table-column table:style-name="Table17.C"/>
        <table:table-column table:style-name="Table17.B"/>
        <table:table-column table:style-name="Table17.E"/>
        <table:table-column table:style-name="Table17.F"/>
        <table:table-row>
          <table:table-cell table:style-name="Table17.A1" office:value-type="string">
            <text:p text:style-name="P3">Date</text:p>
          </table:table-cell>
          <table:table-cell table:style-name="Table17.A1" office:value-type="string">
            <text:p text:style-name="P3">Ver</text:p>
          </table:table-cell>
          <table:table-cell table:style-name="Table17.A1" office:value-type="string">
            <text:p text:style-name="P3">Build</text:p>
          </table:table-cell>
          <table:table-cell table:style-name="Table17.A1" office:value-type="string">
            <text:p text:style-name="P3">DB Ver</text:p>
          </table:table-cell>
          <table:table-cell table:style-name="Table17.A1" office:value-type="string">
            <text:p text:style-name="P3">DB Build</text:p>
          </table:table-cell>
          <table:table-cell table:style-name="Table17.A1" office:value-type="string">
            <text:p text:style-name="P3">ChangeLog</text:p>
          </table:table-cell>
        </table:table-row>
        <table:table-row>
          <table:table-cell table:style-name="Table17.A1" office:value-type="string">
            <text:p text:style-name="P4">09/03/2022</text:p>
          </table:table-cell>
          <table:table-cell table:style-name="Table17.A1" office:value-type="string">
            <text:p text:style-name="P4">1.6</text:p>
          </table:table-cell>
          <table:table-cell table:style-name="Table17.A1" office:value-type="string">
            <text:p text:style-name="P5">09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controller on times, for home screen and usage graphs.</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Add gateway sketch for the wireless-tag WT32_ETH01 combined ESP32 WiFi and Ethernet board. Sketch is configurable for NRF24L01, RFM69 and RFM95 radio modules. Implements WiFiManager and supports Ethernet only working mode.</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_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Modification to gateway sketch for the wireless-tag WT32_ETH01 to add option to disable the ethernet interface using a jumper.</text:p>
          </table:table-cell>
        </table:table-row>
        <table:table-row>
          <table:table-cell table:style-name="Table17.A5" office:value-type="string">
            <text:p text:style-name="P4">11/03/2022</text:p>
          </table:table-cell>
          <table:table-cell table:style-name="Table17.A5" office:value-type="string">
            <text:p text:style-name="P4">1.6</text:p>
          </table:table-cell>
          <table:table-cell table:style-name="Table17.A5" office:value-type="string">
            <text:p text:style-name="P5">110322</text:p>
          </table:table-cell>
          <table:table-cell table:style-name="Table17.A5" office:value-type="string">
            <text:p text:style-name="P4">1.0</text:p>
          </table:table-cell>
          <table:table-cell table:style-name="Table17.A5" office:value-type="string">
            <text:p text:style-name="P4">080322</text:p>
          </table:table-cell>
          <table:table-cell table:style-name="Table17.A1" office:value-type="string">
            <text:p text:style-name="P4">Simplification of the gateway sketch for the wireless-tag WT32_ETH01</text:p>
          </table:table-cell>
        </table:table-row>
        <table:table-row>
          <table:table-cell table:style-name="Table17.A6" office:value-type="string">
            <text:p text:style-name="P4">12/03/2022</text:p>
          </table:table-cell>
          <table:table-cell table:style-name="Table17.A6" office:value-type="string">
            <text:p text:style-name="P4">1.6</text:p>
          </table:table-cell>
          <table:table-cell table:style-name="Table17.A6" office:value-type="string">
            <text:p text:style-name="P5">120322</text:p>
          </table:table-cell>
          <table:table-cell table:style-name="Table17.A6" office:value-type="string">
            <text:p text:style-name="P4">1.0</text:p>
          </table:table-cell>
          <table:table-cell table:style-name="Table17.A6" office:value-type="string">
            <text:p text:style-name="P4">080322</text:p>
          </table:table-cell>
          <table:table-cell table:style-name="Table17.A6" office:value-type="string">
            <text:p text:style-name="P4">Simplification of the gateway sketch for the wireless-tag WT32_ETH01 by redefining SPi pins within the sketch and starting the SPi interface before the MySensors radio.</text:p>
          </table:table-cell>
        </table:table-row>
        <table:table-row>
          <table:table-cell table:style-name="Table17.A1" office:value-type="string">
            <text:p text:style-name="P4">18/03/2022</text:p>
          </table:table-cell>
          <table:table-cell table:style-name="Table17.A1" office:value-type="string">
            <text:p text:style-name="P4">1.61</text:p>
          </table:table-cell>
          <table:table-cell table:style-name="Table17.A1" office:value-type="string">
            <text:p text:style-name="P5">18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MaxAir_GatewayW5100_v100.ino change MY_RADIO_NRF24 to MY_RADIO_RF24.</text:p>
            <text:p text:style-name="P4">Bug Fix gateway.py, change if is syntax at line 517.</text:p>
            <text:p text:style-name="P4">Update to update_code.py to fix issue when creating a new directory which contains no files but only sub-directories.</text:p>
          </table:table-cell>
        </table:table-row>
        <table:table-row>
          <table:table-cell table:style-name="Table17.A1" office:value-type="string">
            <text:p text:style-name="P4">29/03/2022</text:p>
          </table:table-cell>
          <table:table-cell table:style-name="Table17.A1" office:value-type="string">
            <text:p text:style-name="P4">1.7</text:p>
          </table:table-cell>
          <table:table-cell table:style-name="Table17.A1" office:value-type="string">
            <text:p text:style-name="P5">29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Revised Settings Menu option, using a dropdown selection list, to improve performance.</text:p>
            <text:p text:style-name="P4">Update – All documentation referencing the Settings Menu.</text:p>
            <text:p text:style-name="P4">Bug Fix – updating Boost Settings.</text:p>
          </table:table-cell>
        </table:table-row>
        <table:table-row>
          <table:table-cell table:style-name="Table17.A1" office:value-type="string">
            <text:p text:style-name="P4">30/03/2022</text:p>
          </table:table-cell>
          <table:table-cell table:style-name="Table17.A1" office:value-type="string">
            <text:p text:style-name="P4">1.7</text:p>
          </table:table-cell>
          <table:table-cell table:style-name="Table17.A1" office:value-type="string">
            <text:p text:style-name="P5">30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Improvement in graph load time.</text:p>
          </table:table-cell>
        </table:table-row>
        <table:table-row>
          <table:table-cell table:style-name="Table17.A5" office:value-type="string">
            <text:p text:style-name="P4">31/03/2022</text:p>
          </table:table-cell>
          <table:table-cell table:style-name="Table17.A5" office:value-type="string">
            <text:p text:style-name="P4">1.7</text:p>
          </table:table-cell>
          <table:table-cell table:style-name="Table17.A5" office:value-type="string">
            <text:p text:style-name="P5">310322</text:p>
          </table:table-cell>
          <table:table-cell table:style-name="Table17.A5" office:value-type="string">
            <text:p text:style-name="P4">1.0</text:p>
          </table:table-cell>
          <table:table-cell table:style-name="Table17.A5" office:value-type="string">
            <text:p text:style-name="P4">290322</text:p>
          </table:table-cell>
          <table:table-cell table:style-name="Table17.A1" office:value-type="string">
            <text:p text:style-name="P4">Further improvement in graph load times.</text:p>
            <text:p text:style-name="P4">Add waiting message when loading graphs.</text:p>
          </table:table-cell>
        </table:table-row>
        <table:table-row>
          <table:table-cell table:style-name="Table17.A6" office:value-type="string">
            <text:p text:style-name="P4">01/04/22</text:p>
          </table:table-cell>
          <table:table-cell table:style-name="Table17.A6" office:value-type="string">
            <text:p text:style-name="P4">1.7</text:p>
          </table:table-cell>
          <table:table-cell table:style-name="Table17.A6" office:value-type="string">
            <text:p text:style-name="P5">010422</text:p>
          </table:table-cell>
          <table:table-cell table:style-name="Table17.A6" office:value-type="string">
            <text:p text:style-name="P4">1.0</text:p>
          </table:table-cell>
          <table:table-cell table:style-name="Table17.A6" office:value-type="string">
            <text:p text:style-name="P4">290322</text:p>
          </table:table-cell>
          <table:table-cell table:style-name="Table17.A6" office:value-type="string">
            <text:p text:style-name="P4">Bug Fix – Daily usage graphs set x-axis to local time.</text:p>
          </table:table-cell>
        </table:table-row>
      </table:table>
      <text:p text:style-name="Text_20_body"/>
      <text:p text:style-name="P9"/>
      <table:table table:name="Table18" table:style-name="Table18">
        <table:table-column table:style-name="Table18.A"/>
        <table:table-column table:style-name="Table18.B"/>
        <table:table-column table:style-name="Table18.C"/>
        <table:table-column table:style-name="Table18.B"/>
        <table:table-column table:style-name="Table18.E"/>
        <table:table-column table:style-name="Table18.F"/>
        <table:table-row>
          <table:table-cell table:style-name="Table18.A1" office:value-type="string">
            <text:p text:style-name="P3">Date</text:p>
          </table:table-cell>
          <table:table-cell table:style-name="Table18.A1" office:value-type="string">
            <text:p text:style-name="P3">Ver</text:p>
          </table:table-cell>
          <table:table-cell table:style-name="Table18.A1" office:value-type="string">
            <text:p text:style-name="P3">Build</text:p>
          </table:table-cell>
          <table:table-cell table:style-name="Table18.A1" office:value-type="string">
            <text:p text:style-name="P3">DB Ver</text:p>
          </table:table-cell>
          <table:table-cell table:style-name="Table18.A1" office:value-type="string">
            <text:p text:style-name="P3">DB Build</text:p>
          </table:table-cell>
          <table:table-cell table:style-name="Table18.A1" office:value-type="string">
            <text:p text:style-name="P3">ChangeLog</text:p>
          </table:table-cell>
        </table:table-row>
        <table:table-row>
          <table:table-cell table:style-name="Table18.A2" office:value-type="string">
            <text:p text:style-name="P4">08/04/2022</text:p>
          </table:table-cell>
          <table:table-cell table:style-name="Table18.A2" office:value-type="string">
            <text:p text:style-name="P4">1.80</text:p>
          </table:table-cell>
          <table:table-cell table:style-name="Table18.A2" office:value-type="string">
            <text:p text:style-name="P5">080422</text:p>
          </table:table-cell>
          <table:table-cell table:style-name="Table18.A2" office:value-type="string">
            <text:p text:style-name="P4">1.0</text:p>
          </table:table-cell>
          <table:table-cell table:style-name="Table18.A2" office:value-type="string">
            <text:p text:style-name="P4">030422</text:p>
          </table:table-cell>
          <table:table-cell table:style-name="Table18.A1" office:value-type="string">
            <text:p text:style-name="P4">New Feature – Display graphs when Zone or standalone sensor tile is clicked.</text:p>
            <text:p text:style-name="P4">New Feature - A revised Home screen, which no longer auto-refreshes. The data and indicator fields on the screen are updated individually once every second. The result is that now any pop-up windows that are opened, will remain displayed until closed by the user.</text:p>
            <text:p text:style-name="P4">Update to Settings/Sensors Status to display additional information.</text:p>
            <text:p text:style-name="P4">WT32-ETH01 Gateway sketch – swap functions on pins 36 and 39 to match PCB configuration.</text:p>
            <text:p text:style-name="P4">Enable status indicators update on OneTouch page without page refresh.</text:p>
            <text:p text:style-name="P4"/>
          </table:table-cell>
        </table:table-row>
        <table:table-row>
          <table:table-cell table:style-name="Table18.A3" office:value-type="string">
            <text:p text:style-name="P4">09/04/2022</text:p>
          </table:table-cell>
          <table:table-cell table:style-name="Table18.A3" office:value-type="string">
            <text:p text:style-name="P4">1.80</text:p>
          </table:table-cell>
          <table:table-cell table:style-name="Table18.A3" office:value-type="string">
            <text:p text:style-name="P5">090422</text:p>
          </table:table-cell>
          <table:table-cell table:style-name="Table18.A3" office:value-type="string">
            <text:p text:style-name="P4">1.0</text:p>
          </table:table-cell>
          <table:table-cell table:style-name="Table18.A3" office:value-type="string">
            <text:p text:style-name="P4">030422</text:p>
          </table:table-cell>
          <table:table-cell table:style-name="Table18.A3" office:value-type="string">
            <text:p text:style-name="P4">Weather data and Running Time not updating on page footer.</text:p>
            <text:p text:style-name="P4">Update to the Setting/System Status/Sensors popup to update the temperature values in real time.</text:p>
          </table:table-cell>
        </table:table-row>
        <table:table-row>
          <table:table-cell table:style-name="Table18.A1" office:value-type="string">
            <text:p text:style-name="P4">10/04/2022</text:p>
          </table:table-cell>
          <table:table-cell table:style-name="Table18.A1" office:value-type="string">
            <text:p text:style-name="P4">1.80</text:p>
          </table:table-cell>
          <table:table-cell table:style-name="Table18.A1" office:value-type="string">
            <text:p text:style-name="P5">10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Standalone sensors displayed before System Controller not updating.</text:p>
            <text:p text:style-name="P4">Update to make popup modal windows scrollable.</text:p>
            <text:p text:style-name="P4">Bug Fix – OneTouch Offset button not working.</text:p>
          </table:table-cell>
        </table:table-row>
        <table:table-row>
          <table:table-cell table:style-name="Table18.A1" office:value-type="string">
            <text:p text:style-name="P4">11/04/2022</text:p>
          </table:table-cell>
          <table:table-cell table:style-name="Table18.A1" office:value-type="string">
            <text:p text:style-name="P4">1.80</text:p>
          </table:table-cell>
          <table:table-cell table:style-name="Table18.A1" office:value-type="string">
            <text:p text:style-name="P5">11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Controller ‘last_seen’ datetime not updating on controller state change.</text:p>
          </table:table-cell>
        </table:table-row>
        <table:table-row>
          <table:table-cell table:style-name="Table18.A1" office:value-type="string">
            <text:p text:style-name="P4">12/04/2022</text:p>
          </table:table-cell>
          <table:table-cell table:style-name="Table18.A1" office:value-type="string">
            <text:p text:style-name="P4">1.80</text:p>
          </table:table-cell>
          <table:table-cell table:style-name="Table18.A1" office:value-type="string">
            <text:p text:style-name="P5">12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Delay opening of Plotly graphs until modal window opens, to improve sizing on mobile devices.</text:p>
            <text:p text:style-name="P4">Update to the Home and OneTouch page refresh routines to allow the refresh period to be varied. A new Settings/System Maintenance/Page Refresh option has been added to allow the refresh period to be set between 1 and 15 seconds.</text:p>
            <text:p text:style-name="P4">Update to the database table ‘system’ to add a new field ‘page_refresh’.</text:p>
          </table:table-cell>
        </table:table-row>
        <table:table-row>
          <table:table-cell table:style-name="Table18.A1" office:value-type="string">
            <text:p text:style-name="P4">13/04/2022</text:p>
          </table:table-cell>
          <table:table-cell table:style-name="Table18.A1" office:value-type="string">
            <text:p text:style-name="P4">1.80</text:p>
          </table:table-cell>
          <table:table-cell table:style-name="Table18.A1" office:value-type="string">
            <text:p text:style-name="P5">13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Home page refresh ‘hanging’ when trying to update fields where no data had changed.</text:p>
          </table:table-cell>
        </table:table-row>
      </table:table>
      <text:p text:style-name="Text_20_body"/>
      <text:p text:style-name="P9"/>
      <table:table table:name="Table19" table:style-name="Table19">
        <table:table-column table:style-name="Table19.A"/>
        <table:table-column table:style-name="Table19.B"/>
        <table:table-column table:style-name="Table19.C"/>
        <table:table-column table:style-name="Table19.B"/>
        <table:table-column table:style-name="Table19.E"/>
        <table:table-column table:style-name="Table19.F"/>
        <table:table-row>
          <table:table-cell table:style-name="Table19.A1" office:value-type="string">
            <text:p text:style-name="P3">Date</text:p>
          </table:table-cell>
          <table:table-cell table:style-name="Table19.A1" office:value-type="string">
            <text:p text:style-name="P3">Ver</text:p>
          </table:table-cell>
          <table:table-cell table:style-name="Table19.A1" office:value-type="string">
            <text:p text:style-name="P3">Build</text:p>
          </table:table-cell>
          <table:table-cell table:style-name="Table19.A1" office:value-type="string">
            <text:p text:style-name="P3">DB Ver</text:p>
          </table:table-cell>
          <table:table-cell table:style-name="Table19.A1" office:value-type="string">
            <text:p text:style-name="P3">DB Build</text:p>
          </table:table-cell>
          <table:table-cell table:style-name="Table19.A1" office:value-type="string">
            <text:p text:style-name="P3">ChangeLog</text:p>
          </table:table-cell>
        </table:table-row>
        <table:table-row>
          <table:table-cell table:style-name="Table19.A1" office:value-type="string">
            <text:p text:style-name="P4">15/04/2022</text:p>
          </table:table-cell>
          <table:table-cell table:style-name="Table19.A1" office:value-type="string">
            <text:p text:style-name="P4">1.80</text:p>
          </table:table-cell>
          <table:table-cell table:style-name="Table19.A1" office:value-type="string">
            <text:p text:style-name="P5">15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All page refresh removed and replaced with page data updates at a configurable refresh rate.</text:p>
            <text:p text:style-name="P4">All Ajax data refresh PHP modules combined in a new PHP module ‘ajax_fetch_data.php’.</text:p>
            <text:p text:style-name="P4">Zone popup disable schedule feature updated to enable toggling of the schedule enabled/disabled state.</text:p>
            <text:p text:style-name="P4">New column ‘disabled’ added to table ‘schedule_daily_time_zone’ to record enabled/disabled state.</text:p>
            <text:p text:style-name="P4">Bug Fix – schedule listing temperature circle not showing correct data.</text:p>
          </table:table-cell>
        </table:table-row>
        <table:table-row>
          <table:table-cell table:style-name="Table19.A3" office:value-type="string">
            <text:p text:style-name="P4">16/04/2022</text:p>
          </table:table-cell>
          <table:table-cell table:style-name="Table19.A3" office:value-type="string">
            <text:p text:style-name="P4">1.80</text:p>
          </table:table-cell>
          <table:table-cell table:style-name="Table19.A3" office:value-type="string">
            <text:p text:style-name="P5">160422</text:p>
          </table:table-cell>
          <table:table-cell table:style-name="Table19.A3" office:value-type="string">
            <text:p text:style-name="P4">1.0</text:p>
          </table:table-cell>
          <table:table-cell table:style-name="Table19.A3" office:value-type="string">
            <text:p text:style-name="P4">150422</text:p>
          </table:table-cell>
          <table:table-cell table:style-name="Table19.A1" office:value-type="string">
            <text:p text:style-name="P4">Bug Fix – Correct date/time positioning on schedule list page.</text:p>
            <text:p text:style-name="P4">Change schedule disabled colour to blue in zone popup.</text:p>
          </table:table-cell>
        </table:table-row>
        <table:table-row>
          <table:table-cell table:style-name="Table19.A4" office:value-type="string">
            <text:p text:style-name="P4">17/04/2022</text:p>
          </table:table-cell>
          <table:table-cell table:style-name="Table19.A4" office:value-type="string">
            <text:p text:style-name="P4">1.80</text:p>
          </table:table-cell>
          <table:table-cell table:style-name="Table19.A4" office:value-type="string">
            <text:p text:style-name="P5">170422</text:p>
          </table:table-cell>
          <table:table-cell table:style-name="Table19.A4" office:value-type="string">
            <text:p text:style-name="P4">1.0</text:p>
          </table:table-cell>
          <table:table-cell table:style-name="Table19.A4" office:value-type="string">
            <text:p text:style-name="P4">150422</text:p>
          </table:table-cell>
          <table:table-cell table:style-name="Table19.A4" office:value-type="string">
            <text:p text:style-name="P4">schedule list not displaying correctly and initial screen being loaded twice.</text:p>
            <text:p text:style-name="P4">Add disabled ‘D’ marker to schedule list where the schedule is either not enabled or all linked schedules have been disabled from the associated zone popups</text:p>
          </table:table-cell>
        </table:table-row>
        <table:table-row>
          <table:table-cell table:style-name="Table19.A1" office:value-type="string">
            <text:p text:style-name="P4">19/04/2022</text:p>
          </table:table-cell>
          <table:table-cell table:style-name="Table19.A1" office:value-type="string">
            <text:p text:style-name="P4">1.80</text:p>
          </table:table-cell>
          <table:table-cell table:style-name="Table19.A1" office:value-type="string">
            <text:p text:style-name="P5">19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Bug Fix – schedule list not displaying correctly, re-apply #367 fix removed in error #368.</text:p>
            <text:p text:style-name="P4">Update to gateway.py for MQTT sensors, on update message_in queue on data change or every hour if no change.</text:p>
            <text:p text:style-name="P4">Update login.py banner script to Python3.</text:p>
          </table:table-cell>
        </table:table-row>
        <table:table-row>
          <table:table-cell table:style-name="Table19.A1" office:value-type="string">
            <text:p text:style-name="P4">20/04/2022</text:p>
          </table:table-cell>
          <table:table-cell table:style-name="Table19.A1" office:value-type="string">
            <text:p text:style-name="P4">1.80</text:p>
          </table:table-cell>
          <table:table-cell table:style-name="Table19.A1" office:value-type="string">
            <text:p text:style-name="P5">20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allow all sensor types to be configured to report either continuously or only on data change, with a variable timeout.</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sensor reading timeout function, to use the last recorded sensor value as the current data value.</text:p>
            <text:p text:style-name="P4">Documentation update.</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_1</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Bug Fix gpio_ds18b20.py.</text:p>
            <text:p text:style-name="P4">Popup graphs display either Temperature or Humidity on y axix.</text:p>
          </table:table-cell>
        </table:table-row>
        <table:table-row>
          <table:table-cell table:style-name="Table19.A1" office:value-type="string">
            <text:p text:style-name="P4">23/04/2022</text:p>
          </table:table-cell>
          <table:table-cell table:style-name="Table19.A1" office:value-type="string">
            <text:p text:style-name="P4">1.80</text:p>
          </table:table-cell>
          <table:table-cell table:style-name="Table19.A1" office:value-type="string">
            <text:p text:style-name="P5">220423</text:p>
          </table:table-cell>
          <table:table-cell table:style-name="Table19.A1" office:value-type="string">
            <text:p text:style-name="P4">1.0</text:p>
          </table:table-cell>
          <table:table-cell table:style-name="Table19.A1" office:value-type="string">
            <text:p text:style-name="P4">230422</text:p>
          </table:table-cell>
          <table:table-cell table:style-name="Table19.A1" office:value-type="string">
            <text:p text:style-name="P4">Reimplement on-change feature for GPIO sensors.</text:p>
            <text:p text:style-name="P4">Update – add option to set the sensor resolution.</text:p>
          </table:table-cell>
        </table:table-row>
      </table:table>
      <text:p text:style-name="Text_20_body"/>
      <text:p text:style-name="P9"/>
      <table:table table:name="Table20" table:style-name="Table20">
        <table:table-column table:style-name="Table20.A"/>
        <table:table-column table:style-name="Table20.B"/>
        <table:table-column table:style-name="Table20.C"/>
        <table:table-column table:style-name="Table20.B"/>
        <table:table-column table:style-name="Table20.E"/>
        <table:table-column table:style-name="Table20.F"/>
        <table:table-row>
          <table:table-cell table:style-name="Table20.A1" office:value-type="string">
            <text:p text:style-name="P3">Date</text:p>
          </table:table-cell>
          <table:table-cell table:style-name="Table20.A1" office:value-type="string">
            <text:p text:style-name="P3">Ver</text:p>
          </table:table-cell>
          <table:table-cell table:style-name="Table20.A1" office:value-type="string">
            <text:p text:style-name="P3">Build</text:p>
          </table:table-cell>
          <table:table-cell table:style-name="Table20.A1" office:value-type="string">
            <text:p text:style-name="P3">DB Ver</text:p>
          </table:table-cell>
          <table:table-cell table:style-name="Table20.A1" office:value-type="string">
            <text:p text:style-name="P3">DB Build</text:p>
          </table:table-cell>
          <table:table-cell table:style-name="Table20.A1" office:value-type="string">
            <text:p text:style-name="P3">ChangeLog</text:p>
          </table:table-cell>
        </table:table-row>
        <table:table-row>
          <table:table-cell table:style-name="Table20.A1" office:value-type="string">
            <text:p text:style-name="P4">23/04/2022</text:p>
          </table:table-cell>
          <table:table-cell table:style-name="Table20.A1" office:value-type="string">
            <text:p text:style-name="P4">1.80</text:p>
          </table:table-cell>
          <table:table-cell table:style-name="Table20.A1" office:value-type="string">
            <text:p text:style-name="P5">230422_1</text:p>
          </table:table-cell>
          <table:table-cell table:style-name="Table20.A1" office:value-type="string">
            <text:p text:style-name="P4">1.0</text:p>
          </table:table-cell>
          <table:table-cell table:style-name="Table20.A1" office:value-type="string">
            <text:p text:style-name="P4">230422</text:p>
          </table:table-cell>
          <table:table-cell table:style-name="Table20.A1" office:value-type="string">
            <text:p text:style-name="P4">Cosmetic change to the Sensors GUI to hide field where applicable.</text:p>
          </table:table-cell>
        </table:table-row>
        <table:table-row>
          <table:table-cell table:style-name="Table20.A1" office:value-type="string">
            <text:p text:style-name="P4">26/04/2022</text:p>
          </table:table-cell>
          <table:table-cell table:style-name="Table20.A1" office:value-type="string">
            <text:p text:style-name="P4">1.80</text:p>
          </table:table-cell>
          <table:table-cell table:style-name="Table20.A1" office:value-type="string">
            <text:p text:style-name="P5">2604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Add an option to make individual user sessions persistent, rather than as currently they expire after 24 minutes of inactivity, default is non-persistent.</text:p>
            <text:p text:style-name="P4">Bug Fix to scheduling.php</text:p>
          </table:table-cell>
        </table:table-row>
        <table:table-row>
          <table:table-cell table:style-name="Table20.A4" office:value-type="string">
            <text:p text:style-name="P4">28/04/2022</text:p>
          </table:table-cell>
          <table:table-cell table:style-name="Table20.A4" office:value-type="string">
            <text:p text:style-name="P4">1.80</text:p>
          </table:table-cell>
          <table:table-cell table:style-name="Table20.A4" office:value-type="string">
            <text:p text:style-name="P5">280422</text:p>
          </table:table-cell>
          <table:table-cell table:style-name="Table20.A4" office:value-type="string">
            <text:p text:style-name="P4">1.0</text:p>
          </table:table-cell>
          <table:table-cell table:style-name="Table20.A4" office:value-type="string">
            <text:p text:style-name="P4">260422</text:p>
          </table:table-cell>
          <table:table-cell table:style-name="Table20.A1" office:value-type="string">
            <text:p text:style-name="P4">Update to the WT32-ETH01 Gateway sketch for when using NRF24L01 radio modules and correction to LED pin assignments.</text:p>
          </table:table-cell>
        </table:table-row>
        <table:table-row>
          <table:table-cell table:style-name="Table20.A5" office:value-type="string">
            <text:p text:style-name="P4">02/05/2022</text:p>
          </table:table-cell>
          <table:table-cell table:style-name="Table20.A5" office:value-type="string">
            <text:p text:style-name="P4">1.80</text:p>
          </table:table-cell>
          <table:table-cell table:style-name="Table20.A5" office:value-type="string">
            <text:p text:style-name="P5">020522</text:p>
          </table:table-cell>
          <table:table-cell table:style-name="Table20.A5" office:value-type="string">
            <text:p text:style-name="P4">1.0</text:p>
          </table:table-cell>
          <table:table-cell table:style-name="Table20.A5" office:value-type="string">
            <text:p text:style-name="P4">260422</text:p>
          </table:table-cell>
          <table:table-cell table:style-name="Table20.A5" office:value-type="string">
            <text:p text:style-name="P4">Bug Fix index.php to fix long standing error where trying to write lastlogin data to wrong table.</text:p>
            <text:p text:style-name="P4">Move WT32-ETH01 gateway sketch to nRF24L01 and RFM96 folders, with correct radio selection set.</text:p>
            <text:p text:style-name="P4">Update to refresh_session.php, to rewrite cookies.</text:p>
            <text:p text:style-name="P4">Bug Fix user_accounts.php - not saving enabled state when editing logged-on account.</text:p>
          </table:table-cell>
        </table:table-row>
        <table:table-row>
          <table:table-cell table:style-name="Table20.A1" office:value-type="string">
            <text:p text:style-name="P4">03/05/2022</text:p>
          </table:table-cell>
          <table:table-cell table:style-name="Table20.A1" office:value-type="string">
            <text:p text:style-name="P4">1.80</text:p>
          </table:table-cell>
          <table:table-cell table:style-name="Table20.A1" office:value-type="string">
            <text:p text:style-name="P5">0305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Replace header logged on user name with ‘Session Timed Out’ when a non-persistent session terminates.</text:p>
          </table:table-cell>
        </table:table-row>
        <table:table-row>
          <table:table-cell table:style-name="Table20.A1" office:value-type="string">
            <text:p text:style-name="P4">04/05/2022</text:p>
          </table:table-cell>
          <table:table-cell table:style-name="Table20.A1" office:value-type="string">
            <text:p text:style-name="P4">1.80</text:p>
          </table:table-cell>
          <table:table-cell table:style-name="Table20.A1" office:value-type="string">
            <text:p text:style-name="P5">04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Further enhancement of the persistent session feature.</text:p>
          </table:table-cell>
        </table:table-row>
        <table:table-row>
          <table:table-cell table:style-name="Table20.A1" office:value-type="string">
            <text:p text:style-name="P4">05/05/2022</text:p>
          </table:table-cell>
          <table:table-cell table:style-name="Table20.A1" office:value-type="string">
            <text:p text:style-name="P4">1.80</text:p>
          </table:table-cell>
          <table:table-cell table:style-name="Table20.A1" office:value-type="string">
            <text:p text:style-name="P5">05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Block user from applying code updates before applying any pending database updates.</text:p>
          </table:table-cell>
        </table:table-row>
        <table:table-row>
          <table:table-cell table:style-name="Table20.A1" office:value-type="string">
            <text:p text:style-name="P4">12/05/2022</text:p>
          </table:table-cell>
          <table:table-cell table:style-name="Table20.A1" office:value-type="string">
            <text:p text:style-name="P4">1.80</text:p>
          </table:table-cell>
          <table:table-cell table:style-name="Table20.A1" office:value-type="string">
            <text:p text:style-name="P5">12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Improvement to disable/enable schedule within zone popup – update indicator and keep popup open until ‘Close’ button clicked.</text:p>
          </table:table-cell>
        </table:table-row>
        <table:table-row>
          <table:table-cell table:style-name="Table20.A1" office:value-type="string">
            <text:p text:style-name="P4">16/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60522</text:p>
          </table:table-cell>
          <table:table-cell table:style-name="Table20.A1" office:value-type="string">
            <text:p text:style-name="P4">Bug Fix - Weather not showing temperature on header.</text:p>
            <text:p text:style-name="P4">Add flexibility to Repository selection data.</text:p>
          </table:table-cell>
        </table:table-row>
        <table:table-row>
          <table:table-cell table:style-name="Table20.A1" office:value-type="string">
            <text:p text:style-name="P4">17/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Database change for future possible update</text:p>
          </table:table-cell>
        </table:table-row>
        <table:table-row>
          <table:table-cell table:style-name="Table20.A1" office:value-type="string">
            <text:p text:style-name="P4">02/06/2022</text:p>
          </table:table-cell>
          <table:table-cell table:style-name="Table20.A1" office:value-type="string">
            <text:p text:style-name="P4">1.80</text:p>
          </table:table-cell>
          <table:table-cell table:style-name="Table20.A1" office:value-type="string">
            <text:p text:style-name="P5">0206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Bug Fix – gateway.py not saving MQTT type humidity sensor values to zone_graphs table</text:p>
          </table:table-cell>
        </table:table-row>
        <table:table-row>
          <table:table-cell table:style-name="Table20.A1" office:value-type="string">
            <text:p text:style-name="P4">09/06/2022</text:p>
          </table:table-cell>
          <table:table-cell table:style-name="Table20.A1" office:value-type="string">
            <text:p text:style-name="P4">2.02</text:p>
          </table:table-cell>
          <table:table-cell table:style-name="Table20.A1" office:value-type="string">
            <text:p text:style-name="P5">090622</text:p>
          </table:table-cell>
          <table:table-cell table:style-name="Table20.A1" office:value-type="string">
            <text:p text:style-name="P4">1.0</text:p>
          </table:table-cell>
          <table:table-cell table:style-name="Table20.A1" office:value-type="string">
            <text:p text:style-name="P4">060622</text:p>
          </table:table-cell>
          <table:table-cell table:style-name="Table20.A1" office:value-type="string">
            <text:p text:style-name="P4">Major update from version 1.81 to version 2.02. Move to Bootstrap 5.2.1beta. Introduction of colour themes.</text:p>
          </table:table-cell>
        </table:table-row>
        <table:table-row>
          <table:table-cell table:style-name="Table20.A1" office:value-type="string">
            <text:p text:style-name="P4">10/06/2022</text:p>
          </table:table-cell>
          <table:table-cell table:style-name="Table20.A1" office:value-type="string">
            <text:p text:style-name="P4">2.02</text:p>
          </table:table-cell>
          <table:table-cell table:style-name="Table20.A1" office:value-type="string">
            <text:p text:style-name="P5">100622</text:p>
          </table:table-cell>
          <table:table-cell table:style-name="Table20.A1" office:value-type="string">
            <text:p text:style-name="P4">1.0</text:p>
          </table:table-cell>
          <table:table-cell table:style-name="Table20.A1" office:value-type="string">
            <text:p text:style-name="P4">070622</text:p>
          </table:table-cell>
          <table:table-cell table:style-name="Table20.A1" office:value-type="string">
            <text:p text:style-name="P4">Update Backup documentation</text:p>
          </table:table-cell>
        </table:table-row>
      </table:table>
      <text:p text:style-name="Text_20_body"/>
      <text:p text:style-name="P9"/>
      <table:table table:name="Table21" table:style-name="Table21">
        <table:table-column table:style-name="Table21.A"/>
        <table:table-column table:style-name="Table21.B"/>
        <table:table-column table:style-name="Table21.C"/>
        <table:table-column table:style-name="Table21.B"/>
        <table:table-column table:style-name="Table21.E"/>
        <table:table-column table:style-name="Table21.F"/>
        <table:table-row>
          <table:table-cell table:style-name="Table21.A1" office:value-type="string">
            <text:p text:style-name="P3">Date</text:p>
          </table:table-cell>
          <table:table-cell table:style-name="Table21.A1" office:value-type="string">
            <text:p text:style-name="P3">Ver</text:p>
          </table:table-cell>
          <table:table-cell table:style-name="Table21.A1" office:value-type="string">
            <text:p text:style-name="P3">Build</text:p>
          </table:table-cell>
          <table:table-cell table:style-name="Table21.A1" office:value-type="string">
            <text:p text:style-name="P3">DB Ver</text:p>
          </table:table-cell>
          <table:table-cell table:style-name="Table21.A1" office:value-type="string">
            <text:p text:style-name="P3">DB Build</text:p>
          </table:table-cell>
          <table:table-cell table:style-name="Table21.A1" office:value-type="string">
            <text:p text:style-name="P3">ChangeLog</text:p>
          </table:table-cell>
        </table:table-row>
        <table:table-row>
          <table:table-cell table:style-name="Table21.A2" office:value-type="string">
            <text:p text:style-name="P4">11/06/2022</text:p>
          </table:table-cell>
          <table:table-cell table:style-name="Table21.A2" office:value-type="string">
            <text:p text:style-name="P4">2.02</text:p>
          </table:table-cell>
          <table:table-cell table:style-name="Table21.A2" office:value-type="string">
            <text:p text:style-name="P5">110622</text:p>
          </table:table-cell>
          <table:table-cell table:style-name="Table21.A2" office:value-type="string">
            <text:p text:style-name="P4">1.0</text:p>
          </table:table-cell>
          <table:table-cell table:style-name="Table21.A2" office:value-type="string">
            <text:p text:style-name="P4">110622</text:p>
          </table:table-cell>
          <table:table-cell table:style-name="Table21.A1" office:value-type="string">
            <text:p text:style-name="P4">Add Burnt Orange Theme</text:p>
            <text:p text:style-name="P4">Add documentation for Themes</text:p>
            <text:p text:style-name="P4">Add documentation of Status Indicator Icon descriptions</text:p>
            <text:p text:style-name="P4">Change colour of Hysteresis status indicator to make bolder.</text:p>
          </table:table-cell>
        </table:table-row>
        <table:table-row>
          <table:table-cell table:style-name="Table21.A3" office:value-type="string">
            <text:p text:style-name="P4">12/06/2022</text:p>
          </table:table-cell>
          <table:table-cell table:style-name="Table21.A3" office:value-type="string">
            <text:p text:style-name="P4">2.02</text:p>
          </table:table-cell>
          <table:table-cell table:style-name="Table21.A3" office:value-type="string">
            <text:p text:style-name="P5">120622</text:p>
          </table:table-cell>
          <table:table-cell table:style-name="Table21.A3" office:value-type="string">
            <text:p text:style-name="P4">1.0</text:p>
          </table:table-cell>
          <table:table-cell table:style-name="Table21.A3" office:value-type="string">
            <text:p text:style-name="P4">110622</text:p>
          </table:table-cell>
          <table:table-cell table:style-name="Table21.A3" office:value-type="string">
            <text:p text:style-name="P4">Add missing logo for the Burnt Orange theme.</text:p>
            <text:p text:style-name="P4">Remove reference to Ionicons.</text:p>
            <text:p text:style-name="P4">Manual Backup will use Auto Backup destination if set or else will use /var/www/MySQL_Database/database_backups</text:p>
          </table:table-cell>
        </table:table-row>
        <table:table-row>
          <table:table-cell table:style-name="Table21.A1" office:value-type="string">
            <text:p text:style-name="P4">13/06/2022</text:p>
          </table:table-cell>
          <table:table-cell table:style-name="Table21.A1" office:value-type="string">
            <text:p text:style-name="P4">2.02</text:p>
          </table:table-cell>
          <table:table-cell table:style-name="Table21.A1" office:value-type="string">
            <text:p text:style-name="P5">13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to allow backups to networked folders.</text:p>
          </table:table-cell>
        </table:table-row>
        <table:table-row>
          <table:table-cell table:style-name="Table21.A1" office:value-type="string">
            <text:p text:style-name="P4">14/06/2022</text:p>
          </table:table-cell>
          <table:table-cell table:style-name="Table21.A1" office:value-type="string">
            <text:p text:style-name="P4">2.02</text:p>
          </table:table-cell>
          <table:table-cell table:style-name="Table21.A1" office:value-type="string">
            <text:p text:style-name="P5">14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resolve folder permission issue</text:p>
          </table:table-cell>
        </table:table-row>
        <table:table-row>
          <table:table-cell table:style-name="Table21.A1" office:value-type="string">
            <text:p text:style-name="P4">15/06/2022</text:p>
          </table:table-cell>
          <table:table-cell table:style-name="Table21.A1" office:value-type="string">
            <text:p text:style-name="P4">2.02</text:p>
          </table:table-cell>
          <table:table-cell table:style-name="Table21.A1" office:value-type="string">
            <text:p text:style-name="P5">15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boostlist.php, header colour</text:p>
          </table:table-cell>
        </table:table-row>
        <table:table-row>
          <table:table-cell table:style-name="Table21.A1" office:value-type="string">
            <text:p text:style-name="P4">16/06/2022</text:p>
          </table:table-cell>
          <table:table-cell table:style-name="Table21.A1" office:value-type="string">
            <text:p text:style-name="P4">2.02</text:p>
          </table:table-cell>
          <table:table-cell table:style-name="Table21.A1" office:value-type="string">
            <text:p text:style-name="P5">1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Rename zone_graphs table to sensor_graphs.</text:p>
            <text:p text:style-name="P4">Delete all sensor_graphs table records older than 24 hours.</text:p>
          </table:table-cell>
        </table:table-row>
        <table:table-row>
          <table:table-cell table:style-name="Table21.A1" office:value-type="string">
            <text:p text:style-name="P4">21/06/2022</text:p>
          </table:table-cell>
          <table:table-cell table:style-name="Table21.A1" office:value-type="string">
            <text:p text:style-name="P4">2.02</text:p>
          </table:table-cell>
          <table:table-cell table:style-name="Table21.A1" office:value-type="string">
            <text:p text:style-name="P5">21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Implement Database Restore menu option.</text:p>
          </table:table-cell>
        </table:table-row>
        <table:table-row>
          <table:table-cell table:style-name="Table21.A1" office:value-type="string">
            <text:p text:style-name="P4">22/06/2022</text:p>
          </table:table-cell>
          <table:table-cell table:style-name="Table21.A1" office:value-type="string">
            <text:p text:style-name="P4">2.02</text:p>
          </table:table-cell>
          <table:table-cell table:style-name="Table21.A1" office:value-type="string">
            <text:p text:style-name="P5">22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Sort Documentation by Document Title.</text:p>
          </table:table-cell>
        </table:table-row>
        <table:table-row>
          <table:table-cell table:style-name="Table21.A1" office:value-type="string">
            <text:p text:style-name="P4">24/06/2022</text:p>
          </table:table-cell>
          <table:table-cell table:style-name="Table21.A1" office:value-type="string">
            <text:p text:style-name="P4">2.02</text:p>
          </table:table-cell>
          <table:table-cell table:style-name="Table21.A1" office:value-type="string">
            <text:p text:style-name="P5">24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Add Sketch /nRF24L01/MaxAir_Temperature_Sensor_v035/MaxAir_Temperature_Sensor_v035.ino.</text:p>
          </table:table-cell>
        </table:table-row>
        <table:table-row>
          <table:table-cell table:style-name="Table21.A1" office:value-type="string">
            <text:p text:style-name="P4">26/06/2022</text:p>
          </table:table-cell>
          <table:table-cell table:style-name="Table21.A1" office:value-type="string">
            <text:p text:style-name="P4">2.02</text:p>
          </table:table-cell>
          <table:table-cell table:style-name="Table21.A1" office:value-type="string">
            <text:p text:style-name="P5">2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Delete Arduino_Sketches/nRF24L01/PiHome_Temperature_Sensor_v034</text:p>
            <text:p text:style-name="P4">Bug Fix – setup.php, creation of initial version of the ‘system’ table.</text:p>
          </table:table-cell>
        </table:table-row>
        <table:table-row>
          <table:table-cell table:style-name="Table21.A1" office:value-type="string">
            <text:p text:style-name="P4">27/06/2022</text:p>
          </table:table-cell>
          <table:table-cell table:style-name="Table21.A1" office:value-type="string">
            <text:p text:style-name="P4">2.02</text:p>
          </table:table-cell>
          <table:table-cell table:style-name="Table21.A1" office:value-type="string">
            <text:p text:style-name="P5">270622</text:p>
          </table:table-cell>
          <table:table-cell table:style-name="Table21.A1" office:value-type="string">
            <text:p text:style-name="P4">1.0</text:p>
          </table:table-cell>
          <table:table-cell table:style-name="Table21.A1" office:value-type="string">
            <text:p text:style-name="P4">270622</text:p>
          </table:table-cell>
          <table:table-cell table:style-name="Table21.A1" office:value-type="string">
            <text:p text:style-name="P4">Bug Fix – sensor_limits.php, set theme colours correctly.</text:p>
            <text:p text:style-name="P4">Bug Fix – reset ‘repository table to contain valid repository pointers.</text:p>
          </table:table-cell>
        </table:table-row>
        <table:table-row>
          <table:table-cell table:style-name="Table21.A1" office:value-type="string">
            <text:p text:style-name="P4">28/06/2022</text:p>
          </table:table-cell>
          <table:table-cell table:style-name="Table21.A1" office:value-type="string">
            <text:p text:style-name="P4">2.02</text:p>
          </table:table-cell>
          <table:table-cell table:style-name="Table21.A1" office:value-type="string">
            <text:p text:style-name="P5">280622</text:p>
          </table:table-cell>
          <table:table-cell table:style-name="Table21.A1" office:value-type="string">
            <text:p text:style-name="P4">1.0</text:p>
          </table:table-cell>
          <table:table-cell table:style-name="Table21.A1" office:value-type="string">
            <text:p text:style-name="P4">280622</text:p>
          </table:table-cell>
          <table:table-cell table:style-name="Table21.A1" office:value-type="string">
            <text:p text:style-name="P4">Bug Fix – chart_batteryusage.php, mask NULL bat_level values.</text:p>
            <text:p text:style-name="P4">Update to Auto Backup process to store last backup datetime in table ‘auto_backup’. This change to ensure that a backup is not triggered by a system restart.</text:p>
          </table:table-cell>
        </table:table-row>
      </table:table>
      <text:p text:style-name="Text_20_body"/>
      <text:p text:style-name="P9"/>
      <table:table table:name="Table22" table:style-name="Table22">
        <table:table-column table:style-name="Table22.A"/>
        <table:table-column table:style-name="Table22.B"/>
        <table:table-column table:style-name="Table22.C"/>
        <table:table-column table:style-name="Table22.B"/>
        <table:table-column table:style-name="Table22.E"/>
        <table:table-column table:style-name="Table22.F"/>
        <table:table-row>
          <table:table-cell table:style-name="Table22.A1" office:value-type="string">
            <text:p text:style-name="P3">Date</text:p>
          </table:table-cell>
          <table:table-cell table:style-name="Table22.A1" office:value-type="string">
            <text:p text:style-name="P3">Ver</text:p>
          </table:table-cell>
          <table:table-cell table:style-name="Table22.A1" office:value-type="string">
            <text:p text:style-name="P3">Build</text:p>
          </table:table-cell>
          <table:table-cell table:style-name="Table22.A1" office:value-type="string">
            <text:p text:style-name="P3">DB Ver</text:p>
          </table:table-cell>
          <table:table-cell table:style-name="Table22.A1" office:value-type="string">
            <text:p text:style-name="P3">DB Build</text:p>
          </table:table-cell>
          <table:table-cell table:style-name="Table22.A1" office:value-type="string">
            <text:p text:style-name="P3">ChangeLog</text:p>
          </table:table-cell>
        </table:table-row>
        <table:table-row>
          <table:table-cell table:style-name="Table22.A2" office:value-type="string">
            <text:p text:style-name="P4">29/06/2022</text:p>
          </table:table-cell>
          <table:table-cell table:style-name="Table22.A2" office:value-type="string">
            <text:p text:style-name="P4">2.02</text:p>
          </table:table-cell>
          <table:table-cell table:style-name="Table22.A2" office:value-type="string">
            <text:p text:style-name="P5">290622</text:p>
          </table:table-cell>
          <table:table-cell table:style-name="Table22.A2" office:value-type="string">
            <text:p text:style-name="P4">1.0</text:p>
          </table:table-cell>
          <table:table-cell table:style-name="Table22.A2" office:value-type="string">
            <text:p text:style-name="P4">280622</text:p>
          </table:table-cell>
          <table:table-cell table:style-name="Table22.A1" office:value-type="string">
            <text:p text:style-name="P4">Bug Fix – chart_addonusage.php, display correctly when node has multiple child ids, delete orphaned ‘add_on_logs’ start records before building graph data.</text:p>
            <text:p text:style-name="P4">Bug Fix – scheduling.php, set ‘disabled’ field in table ‘schedule_daily_time_zone’ table to be 0 by default.</text:p>
          </table:table-cell>
        </table:table-row>
        <table:table-row>
          <table:table-cell table:style-name="Table22.A3" office:value-type="string">
            <text:p text:style-name="P4">30/06/2022</text:p>
          </table:table-cell>
          <table:table-cell table:style-name="Table22.A3" office:value-type="string">
            <text:p text:style-name="P4">2.02</text:p>
          </table:table-cell>
          <table:table-cell table:style-name="Table22.A3" office:value-type="string">
            <text:p text:style-name="P5">300622</text:p>
          </table:table-cell>
          <table:table-cell table:style-name="Table22.A3" office:value-type="string">
            <text:p text:style-name="P4">1.0</text:p>
          </table:table-cell>
          <table:table-cell table:style-name="Table22.A3" office:value-type="string">
            <text:p text:style-name="P4">280622</text:p>
          </table:table-cell>
          <table:table-cell table:style-name="Table22.A3" office:value-type="string">
            <text:p text:style-name="P4">Update – gateway.py – only update ‘nodes’ table ‘min_val’ on first time see node, this will allow changes from GUI to persist.</text:p>
            <text:p text:style-name="P4">Bug Fix – model.php, Zone Modal text positioning.</text:p>
          </table:table-cell>
        </table:table-row>
        <table:table-row>
          <table:table-cell table:style-name="Table22.A1" office:value-type="string">
            <text:p text:style-name="P4">03/07/2022</text:p>
          </table:table-cell>
          <table:table-cell table:style-name="Table22.A1" office:value-type="string">
            <text:p text:style-name="P4">2.02</text:p>
          </table:table-cell>
          <table:table-cell table:style-name="Table22.A1" office:value-type="string">
            <text:p text:style-name="P5">03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mqtt_device.php, submit error when adding or editing ‘MQTT Sensor’ type devices.</text:p>
            <text:p text:style-name="P4">Bug Fix – change ‘Senor’ to ‘Sensor’ in all language files.</text:p>
          </table:table-cell>
        </table:table-row>
        <table:table-row>
          <table:table-cell table:style-name="Table22.A1" office:value-type="string">
            <text:p text:style-name="P4">04/07/2022</text:p>
          </table:table-cell>
          <table:table-cell table:style-name="Table22.A1" office:value-type="string">
            <text:p text:style-name="P4">2.02</text:p>
          </table:table-cell>
          <table:table-cell table:style-name="Table22.A1" office:value-type="string">
            <text:p text:style-name="P5">04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Updated Bug Fix – mqtt_device.php, submit error when adding or editing ‘MQTT Sensor’ type devices.</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Update any relay linked entries in the messages_out table when the relay node or child ids are edited</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_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Add documentation to describe message queue usage.</text:p>
          </table:table-cell>
        </table:table-row>
        <table:table-row>
          <table:table-cell table:style-name="Table22.A1" office:value-type="string">
            <text:p text:style-name="P4">15/07/2022</text:p>
          </table:table-cell>
          <table:table-cell table:style-name="Table22.A1" office:value-type="string">
            <text:p text:style-name="P4">2.03</text:p>
          </table:table-cell>
          <table:table-cell table:style-name="Table22.A1" office:value-type="string">
            <text:p text:style-name="P5">15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New Feature – add negative sensor control slope zone type, uses a sensor and relay/s to control zone based on a negative sensor gradient.</text:p>
            <text:p text:style-name="P4">Update Zone Type categories, add new category ‘Controller, Binary Sensor and NO System Control’.</text:p>
            <text:p text:style-name="P4">Update Zone Type categories, re-word the two existing ‘Controller, Sensor and NO System Control’ categories.</text:p>
          </table:table-cell>
        </table:table-row>
        <table:table-row>
          <table:table-cell table:style-name="Table22.A1" office:value-type="string">
            <text:p text:style-name="P4">16/07/2022</text:p>
          </table:table-cell>
          <table:table-cell table:style-name="Table22.A1" office:value-type="string">
            <text:p text:style-name="P4">2.03</text:p>
          </table:table-cell>
          <table:table-cell table:style-name="Table22.A1" office:value-type="string">
            <text:p text:style-name="P5">16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Bug Fix – Switch type zones not displaying status correctly.</text:p>
            <text:p text:style-name="P4">Update Zone Type documentation</text:p>
          </table:table-cell>
        </table:table-row>
        <table:table-row>
          <table:table-cell table:style-name="Table22.A1" office:value-type="string">
            <text:p text:style-name="P4">20/07/2022</text:p>
          </table:table-cell>
          <table:table-cell table:style-name="Table22.A1" office:value-type="string">
            <text:p text:style-name="P4">2.03</text:p>
          </table:table-cell>
          <table:table-cell table:style-name="Table22.A1" office:value-type="string">
            <text:p text:style-name="P5">200722</text:p>
          </table:table-cell>
          <table:table-cell table:style-name="Table22.A1" office:value-type="string">
            <text:p text:style-name="P4">1.0</text:p>
          </table:table-cell>
          <table:table-cell table:style-name="Table22.A1" office:value-type="string">
            <text:p text:style-name="P4">200722</text:p>
          </table:table-cell>
          <table:table-cell table:style-name="Table22.A1" office:value-type="string">
            <text:p text:style-name="P4">Update – Zone GUI allows selection of Sensor Type.</text:p>
            <text:p text:style-name="P4">Update – Remove Zone Category 6, replaced by using Category 1 or 5 and a Binary Sensor.</text:p>
            <text:p text:style-name="P4">Update – Modify controller.php, homelist.php and ajax_fetch_data.php to use zone category 1 or 5, with Binary sensor type, in place of Category 6.</text:p>
          </table:table-cell>
        </table:table-row>
      </table:table>
      <text:p text:style-name="Text_20_body"/>
      <text:p text:style-name="P9"/>
      <table:table table:name="Table23" table:style-name="Table23">
        <table:table-column table:style-name="Table23.A"/>
        <table:table-column table:style-name="Table23.B"/>
        <table:table-column table:style-name="Table23.C"/>
        <table:table-column table:style-name="Table23.B"/>
        <table:table-column table:style-name="Table23.E"/>
        <table:table-column table:style-name="Table23.F"/>
        <table:table-row>
          <table:table-cell table:style-name="Table23.A1" office:value-type="string">
            <text:p text:style-name="P3">Date</text:p>
          </table:table-cell>
          <table:table-cell table:style-name="Table23.A1" office:value-type="string">
            <text:p text:style-name="P3">Ver</text:p>
          </table:table-cell>
          <table:table-cell table:style-name="Table23.A1" office:value-type="string">
            <text:p text:style-name="P3">Build</text:p>
          </table:table-cell>
          <table:table-cell table:style-name="Table23.A1" office:value-type="string">
            <text:p text:style-name="P3">DB Ver</text:p>
          </table:table-cell>
          <table:table-cell table:style-name="Table23.A1" office:value-type="string">
            <text:p text:style-name="P3">DB Build</text:p>
          </table:table-cell>
          <table:table-cell table:style-name="Table23.A1" office:value-type="string">
            <text:p text:style-name="P3">ChangeLog</text:p>
          </table:table-cell>
        </table:table-row>
        <table:table-row>
          <table:table-cell table:style-name="Table23.A1" office:value-type="string">
            <text:p text:style-name="P4">20/07/2022</text:p>
          </table:table-cell>
          <table:table-cell table:style-name="Table23.A1" office:value-type="string">
            <text:p text:style-name="P4">2.03</text:p>
          </table:table-cell>
          <table:table-cell table:style-name="Table23.A1" office:value-type="string">
            <text:p text:style-name="P5">200722_2</text:p>
          </table:table-cell>
          <table:table-cell table:style-name="Table23.A1" office:value-type="string">
            <text:p text:style-name="P4">1.0</text:p>
          </table:table-cell>
          <table:table-cell table:style-name="Table23.A1" office:value-type="string">
            <text:p text:style-name="P4">200722</text:p>
          </table:table-cell>
          <table:table-cell table:style-name="Table23.A1" office:value-type="string">
            <text:p text:style-name="P4">BUG FIX – controller.php extra ‘)’ in if statement at line 1387.</text:p>
          </table:table-cell>
        </table:table-row>
        <table:table-row>
          <table:table-cell table:style-name="Table23.A3" office:value-type="string">
            <text:p text:style-name="P4">21/07/2022</text:p>
          </table:table-cell>
          <table:table-cell table:style-name="Table23.A3" office:value-type="string">
            <text:p text:style-name="P4">2.03</text:p>
          </table:table-cell>
          <table:table-cell table:style-name="Table23.A3" office:value-type="string">
            <text:p text:style-name="P5">210722</text:p>
          </table:table-cell>
          <table:table-cell table:style-name="Table23.A3" office:value-type="string">
            <text:p text:style-name="P4">1.0</text:p>
          </table:table-cell>
          <table:table-cell table:style-name="Table23.A3" office:value-type="string">
            <text:p text:style-name="P4">200722</text:p>
          </table:table-cell>
          <table:table-cell table:style-name="Table23.A1" office:value-type="string">
            <text:p text:style-name="P4">BUG FIX – controller.php missing ‘;’ terminator at line 398.</text:p>
          </table:table-cell>
        </table:table-row>
        <table:table-row>
          <table:table-cell table:style-name="Table23.A4" office:value-type="string">
            <text:p text:style-name="P4">22/07/2022</text:p>
          </table:table-cell>
          <table:table-cell table:style-name="Table23.A4" office:value-type="string">
            <text:p text:style-name="P4">2.03</text:p>
          </table:table-cell>
          <table:table-cell table:style-name="Table23.A4" office:value-type="string">
            <text:p text:style-name="P5">220722</text:p>
          </table:table-cell>
          <table:table-cell table:style-name="Table23.A4" office:value-type="string">
            <text:p text:style-name="P4">1.0</text:p>
          </table:table-cell>
          <table:table-cell table:style-name="Table23.A4" office:value-type="string">
            <text:p text:style-name="P4">220722</text:p>
          </table:table-cell>
          <table:table-cell table:style-name="Table23.A4" office:value-type="string">
            <text:p text:style-name="P4">Update to http_messages table processing to use ‘zone_id’ rather than ‘zone_name’, to improve flexibility.</text:p>
          </table:table-cell>
        </table:table-row>
        <table:table-row>
          <table:table-cell table:style-name="Table23.A1" office:value-type="string">
            <text:p text:style-name="P4">23/07/2022</text:p>
          </table:table-cell>
          <table:table-cell table:style-name="Table23.A1" office:value-type="string">
            <text:p text:style-name="P4">2.03</text:p>
          </table:table-cell>
          <table:table-cell table:style-name="Table23.A1" office:value-type="string">
            <text:p text:style-name="P5">230722</text:p>
          </table:table-cell>
          <table:table-cell table:style-name="Table23.A1" office:value-type="string">
            <text:p text:style-name="P4">1.0</text:p>
          </table:table-cell>
          <table:table-cell table:style-name="Table23.A1" office:value-type="string">
            <text:p text:style-name="P4">230722</text:p>
          </table:table-cell>
          <table:table-cell table:style-name="Table23.A1" office:value-type="string">
            <text:p text:style-name="P4">Further update to http_messages table processing to remove redundant column ‘zone_name’.</text:p>
            <text:p text:style-name="P4">Bug Fix – zone.php, set footer colour correctly.</text:p>
          </table:table-cell>
        </table:table-row>
        <table:table-row>
          <table:table-cell table:style-name="Table23.A1" office:value-type="string">
            <text:p text:style-name="P4">26/07/2022</text:p>
          </table:table-cell>
          <table:table-cell table:style-name="Table23.A1" office:value-type="string">
            <text:p text:style-name="P4">2.04</text:p>
          </table:table-cell>
          <table:table-cell table:style-name="Table23.A1" office:value-type="string">
            <text:p text:style-name="P5">2607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New Feature – Implementation of ‘Message Sensors’.</text:p>
          </table:table-cell>
        </table:table-row>
        <table:table-row>
          <table:table-cell table:style-name="Table23.A1" office:value-type="string">
            <text:p text:style-name="P4">05/08/2022</text:p>
          </table:table-cell>
          <table:table-cell table:style-name="Table23.A1" office:value-type="string">
            <text:p text:style-name="P4">2.04</text:p>
          </table:table-cell>
          <table:table-cell table:style-name="Table23.A1" office:value-type="string">
            <text:p text:style-name="P5">0508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Bug Fix – add missing folder ‘/var/www/cron/logs’.</text:p>
            <text:p text:style-name="P4">Bug Fix – 1-wire sensor documentation.</text:p>
          </table:table-cell>
        </table:table-row>
        <table:table-row>
          <table:table-cell table:style-name="Table23.A1" office:value-type="string">
            <text:p text:style-name="P4">07/08/2022</text:p>
          </table:table-cell>
          <table:table-cell table:style-name="Table23.A1" office:value-type="string">
            <text:p text:style-name="P4">2.05</text:p>
          </table:table-cell>
          <table:table-cell table:style-name="Table23.A1" office:value-type="string">
            <text:p text:style-name="P5">07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New Feature – allow creation of sensors to capture data from an eBUS compliant interfaced boiler</text:p>
          </table:table-cell>
        </table:table-row>
        <table:table-row>
          <table:table-cell table:style-name="Table23.A1" office:value-type="string">
            <text:p text:style-name="P4">29/08/2022</text:p>
          </table:table-cell>
          <table:table-cell table:style-name="Table23.A1" office:value-type="string">
            <text:p text:style-name="P4">2.05</text:p>
          </table:table-cell>
          <table:table-cell table:style-name="Table23.A1" office:value-type="string">
            <text:p text:style-name="P5">29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gateway.py.</text:p>
            <text:p text:style-name="P4">Update eBUS sensor documentation</text:p>
          </table:table-cell>
        </table:table-row>
        <table:table-row>
          <table:table-cell table:style-name="Table23.A1" office:value-type="string">
            <text:p text:style-name="P4">06/09/2022</text:p>
          </table:table-cell>
          <table:table-cell table:style-name="Table23.A1" office:value-type="string">
            <text:p text:style-name="P4">2.05</text:p>
          </table:table-cell>
          <table:table-cell table:style-name="Table23.A1" office:value-type="string">
            <text:p text:style-name="P5">06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Update – Create and destroy relay messages_out entries with relay addition or deletion (rather than create with zone creation).</text:p>
          </table:table-cell>
        </table:table-row>
        <table:table-row>
          <table:table-cell table:style-name="Table23.A1" office:value-type="string">
            <text:p text:style-name="P4">08/09/2022</text:p>
          </table:table-cell>
          <table:table-cell table:style-name="Table23.A1" office:value-type="string">
            <text:p text:style-name="P4">2.05</text:p>
          </table:table-cell>
          <table:table-cell table:style-name="Table23.A1" office:value-type="string">
            <text:p text:style-name="P5">08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settings.php, remove redundant read of table ‘frost_protection’ (table no longer exixts).</text:p>
            <text:p text:style-name="P4">Bug Fix – controller.php, add timeout when reading Tasmota switch manual button using HTTP.</text:p>
          </table:table-cell>
        </table:table-row>
        <table:table-row>
          <table:table-cell table:style-name="Table23.A1" office:value-type="string">
            <text:p text:style-name="P4">09/09/2022</text:p>
          </table:table-cell>
          <table:table-cell table:style-name="Table23.A1" office:value-type="string">
            <text:p text:style-name="P4">2.05</text:p>
          </table:table-cell>
          <table:table-cell table:style-name="Table23.A1" office:value-type="string">
            <text:p text:style-name="P5">09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compatibility changes for PHP version 8.x</text:p>
            <text:p text:style-name="P4">Update – add pin mapping for Orangepi 4 LTS</text:p>
          </table:table-cell>
        </table:table-row>
        <table:table-row>
          <table:table-cell table:style-name="Table23.A1" office:value-type="string">
            <text:p text:style-name="P4">13/09/2022</text:p>
          </table:table-cell>
          <table:table-cell table:style-name="Table23.A1" office:value-type="string">
            <text:p text:style-name="P4">2.05</text:p>
          </table:table-cell>
          <table:table-cell table:style-name="Table23.A1" office:value-type="string">
            <text:p text:style-name="P5">13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homelist.php and cron/controller.php – display target temperature correctly for category 1 type zones</text:p>
            <text:p text:style-name="P4">Update – install symlink if required for boards running Orange Pi OS to enable Adafruit Platform Detect to identify the board.</text:p>
          </table:table-cell>
        </table:table-row>
        <table:table-row>
          <table:table-cell table:style-name="Table23.A1" office:value-type="string">
            <text:p text:style-name="P4">22/09/2022</text:p>
          </table:table-cell>
          <table:table-cell table:style-name="Table23.A1" office:value-type="string">
            <text:p text:style-name="P4">2.05</text:p>
          </table:table-cell>
          <table:table-cell table:style-name="Table23.A1" office:value-type="string">
            <text:p text:style-name="P5">22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model.php, zone_controller table referenced instead of zone_relays.</text:p>
          </table:table-cell>
        </table:table-row>
      </table:table>
      <text:p text:style-name="Standard"/>
      <text:p text:style-name="Standard"/>
      <text:p text:style-name="P9"/>
      <table:table table:name="Table24" table:style-name="Table24">
        <table:table-column table:style-name="Table24.A"/>
        <table:table-column table:style-name="Table24.B"/>
        <table:table-column table:style-name="Table24.C"/>
        <table:table-column table:style-name="Table24.B"/>
        <table:table-column table:style-name="Table24.E"/>
        <table:table-column table:style-name="Table24.F"/>
        <table:table-row>
          <table:table-cell table:style-name="Table24.A1" office:value-type="string">
            <text:p text:style-name="P2">Date</text:p>
          </table:table-cell>
          <table:table-cell table:style-name="Table24.A1" office:value-type="string">
            <text:p text:style-name="P2">Ver</text:p>
          </table:table-cell>
          <table:table-cell table:style-name="Table24.A1" office:value-type="string">
            <text:p text:style-name="P2">Build</text:p>
          </table:table-cell>
          <table:table-cell table:style-name="Table24.A1" office:value-type="string">
            <text:p text:style-name="P2">DB Ver</text:p>
          </table:table-cell>
          <table:table-cell table:style-name="Table24.A1" office:value-type="string">
            <text:p text:style-name="P2">DB Build</text:p>
          </table:table-cell>
          <table:table-cell table:style-name="Table24.A1" office:value-type="string">
            <text:p text:style-name="P2">ChangeLog</text:p>
          </table:table-cell>
        </table:table-row>
        <table:table-row>
          <table:table-cell table:style-name="Table24.A1" office:value-type="string">
            <text:p text:style-name="P4">23/09/2022</text:p>
          </table:table-cell>
          <table:table-cell table:style-name="Table24.A1" office:value-type="string">
            <text:p text:style-name="P4">2.05</text:p>
          </table:table-cell>
          <table:table-cell table:style-name="Table24.A1" office:value-type="string">
            <text:p text:style-name="P5">23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Add new field ‘n_id’ to messages_out table (future implementation of Gateway Relay Controller).</text:p>
            <text:p text:style-name="P4">Update – relay.php to reflect database change.</text:p>
          </table:table-cell>
        </table:table-row>
        <table:table-row>
          <table:table-cell table:style-name="Table24.A1" office:value-type="string">
            <text:p text:style-name="P4">27/09/2022</text:p>
          </table:table-cell>
          <table:table-cell table:style-name="Table24.A1" office:value-type="string">
            <text:p text:style-name="P4">2.05</text:p>
          </table:table-cell>
          <table:table-cell table:style-name="Table24.A1" office:value-type="string">
            <text:p text:style-name="P5">27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settingslist.php to capture the last CPU temperature reading correctly.</text:p>
            <text:p text:style-name="P4">Bug Fix – zone.php, not correctly maintain the page format when additional controller relays added.</text:p>
            <text:p text:style-name="P4">Bug Fix – js/request.js, not returning correctly when zones deleted.</text:p>
            <text:p text:style-name="P4">Update – gateway.py, apply trigger setting to MySensors relays when the sketch version is greater the 0.34</text:p>
            <text:p text:style-name="P4">Update – gateway.py, in-coming message check for node-id changed from check for 0 (interger) to “0” (string) to match payload variable type.</text:p>
            <text:p text:style-name="P4">Update – gateway.py, relay updates use new messages_out field ‘n_id’ in place of ‘node_id’ to cope with instances where two node table entries may have the same node_id (GPIO controller and Gateway controller).</text:p>
          </table:table-cell>
        </table:table-row>
        <table:table-row>
          <table:table-cell table:style-name="Table24.A1" office:value-type="string">
            <text:p text:style-name="P4">02/10/2022</text:p>
          </table:table-cell>
          <table:table-cell table:style-name="Table24.A1" office:value-type="string">
            <text:p text:style-name="P4">2.05</text:p>
          </table:table-cell>
          <table:table-cell table:style-name="Table24.A1" office:value-type="string">
            <text:p text:style-name="P5">02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zone.php, not capturing sensor_type_id in Edit mode.</text:p>
          </table:table-cell>
        </table:table-row>
        <table:table-row>
          <table:table-cell table:style-name="Table24.A1" office:value-type="string">
            <text:p text:style-name="P4">03/10/2022</text:p>
          </table:table-cell>
          <table:table-cell table:style-name="Table24.A1" office:value-type="string">
            <text:p text:style-name="P4">2.05</text:p>
          </table:table-cell>
          <table:table-cell table:style-name="Table24.A1" office:value-type="string">
            <text:p text:style-name="P5">03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controller.php, functions.php to allow the controller script to execute with minimal zone settings.</text:p>
          </table:table-cell>
        </table:table-row>
        <table:table-row>
          <table:table-cell table:style-name="Table24.A1" office:value-type="string">
            <text:p text:style-name="P4">08/10/2022</text:p>
          </table:table-cell>
          <table:table-cell table:style-name="Table24.A1" office:value-type="string">
            <text:p text:style-name="P4">2.05</text:p>
          </table:table-cell>
          <table:table-cell table:style-name="Table24.A1" office:value-type="string">
            <text:p text:style-name="P5">08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functions.php – schedule start and end times require an offset for both timezone and daylight-saving time.</text:p>
            <text:p text:style-name="P4">Bug Fix – mode.php and homelist.php, when working in HVAC mode with button mode selected the lower right legend not being displayed correctly.</text:p>
          </table:table-cell>
        </table:table-row>
        <table:table-row>
          <table:table-cell table:style-name="Table24.A1" office:value-type="string">
            <text:p text:style-name="P4">09/10/2022</text:p>
          </table:table-cell>
          <table:table-cell table:style-name="Table24.A1" office:value-type="string">
            <text:p text:style-name="P4">2.05</text:p>
          </table:table-cell>
          <table:table-cell table:style-name="Table24.A1" office:value-type="string">
            <text:p text:style-name="P5">09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controller.php, move initialization of $system_controller array to outside of the main control loop.</text:p>
          </table:table-cell>
        </table:table-row>
        <table:table-row>
          <table:table-cell table:style-name="Table24.A1" office:value-type="string">
            <text:p text:style-name="P4">10/10/2022</text:p>
          </table:table-cell>
          <table:table-cell table:style-name="Table24.A1" office:value-type="string">
            <text:p text:style-name="P4">2.05</text:p>
          </table:table-cell>
          <table:table-cell table:style-name="Table24.A1" office:value-type="string">
            <text:p text:style-name="P5">10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mode.php, missing set variable $system_controller_id = $row['id'];.</text:p>
          </table:table-cell>
        </table:table-row>
      </table:table>
      <text:p text:style-name="Standard"/>
      <text:p text:style-name="Standard"/>
      <text:p text:style-name="P9"/>
      <table:table table:name="Table25" table:style-name="Table25">
        <table:table-column table:style-name="Table25.A"/>
        <table:table-column table:style-name="Table25.B"/>
        <table:table-column table:style-name="Table25.C"/>
        <table:table-column table:style-name="Table25.B"/>
        <table:table-column table:style-name="Table25.E"/>
        <table:table-column table:style-name="Table25.F"/>
        <table:table-row>
          <table:table-cell table:style-name="Table25.A1" office:value-type="string">
            <text:p text:style-name="P2">Date</text:p>
          </table:table-cell>
          <table:table-cell table:style-name="Table25.A1" office:value-type="string">
            <text:p text:style-name="P2">Ver</text:p>
          </table:table-cell>
          <table:table-cell table:style-name="Table25.A1" office:value-type="string">
            <text:p text:style-name="P2">Build</text:p>
          </table:table-cell>
          <table:table-cell table:style-name="Table25.A1" office:value-type="string">
            <text:p text:style-name="P2">DB Ver</text:p>
          </table:table-cell>
          <table:table-cell table:style-name="Table25.A1" office:value-type="string">
            <text:p text:style-name="P2">DB Build</text:p>
          </table:table-cell>
          <table:table-cell table:style-name="Table25.A1" office:value-type="string">
            <text:p text:style-name="P2">ChangeLog</text:p>
          </table:table-cell>
        </table:table-row>
        <table:table-row>
          <table:table-cell table:style-name="Table25.A1" office:value-type="string">
            <text:p text:style-name="P4">11/10/2022</text:p>
          </table:table-cell>
          <table:table-cell table:style-name="Table25.A1" office:value-type="string">
            <text:p text:style-name="P4">2.06</text:p>
          </table:table-cell>
          <table:table-cell table:style-name="Table25.A1" office:value-type="string">
            <text:p text:style-name="P5">11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Update – New option to allow Live Temperature control to be attached to any selected zone.</text:p>
            <text:p text:style-name="P4">Update – New option for Immersion and Cooling type zones to allow them to remain active and track to the zone’s set default temperature when no schedule is active, until the next schedule becomes active..</text:p>
            <text:p text:style-name="P4">Bug Fix – When the Mode is set to OFF all schedules and manual functions will be inoperative.</text:p>
            <text:p text:style-name="P4">Update – Remove table ebus_messages, replaced by sensor_messages.</text:p>
          </table:table-cell>
        </table:table-row>
        <table:table-row>
          <table:table-cell table:style-name="Table25.A1" office:value-type="string">
            <text:p text:style-name="P4">18/10/2022</text:p>
          </table:table-cell>
          <table:table-cell table:style-name="Table25.A1" office:value-type="string">
            <text:p text:style-name="P4">2.06</text:p>
          </table:table-cell>
          <table:table-cell table:style-name="Table25.A1" office:value-type="string">
            <text:p text:style-name="P5">18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Bug Fix – gateway.py, when re-sync relays attached to the new combined gateway/controller, trigger not being applied.</text:p>
            <text:p text:style-name="P4">Update – WT32-ETH01 Gateway/Controller sketch.</text:p>
          </table:table-cell>
        </table:table-row>
        <table:table-row>
          <table:table-cell table:style-name="Table25.A1" office:value-type="string">
            <text:p text:style-name="P4">20/10/2022</text:p>
          </table:table-cell>
          <table:table-cell table:style-name="Table25.A1" office:value-type="string">
            <text:p text:style-name="P4">2.06</text:p>
          </table:table-cell>
          <table:table-cell table:style-name="Table25.A1" office:value-type="string">
            <text:p text:style-name="P5">20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Software Update processing – if a scheduler restart is required this is now handled within the script ‘sw_install.py’ rather than ‘install.sh’.</text:p>
          </table:table-cell>
        </table:table-row>
        <table:table-row>
          <table:table-cell table:style-name="Table25.A1" office:value-type="string">
            <text:p text:style-name="P4">21/10/2022</text:p>
          </table:table-cell>
          <table:table-cell table:style-name="Table25.A1" office:value-type="string">
            <text:p text:style-name="P4">2.06</text:p>
          </table:table-cell>
          <table:table-cell table:style-name="Table25.A1" office:value-type="string">
            <text:p text:style-name="P5">21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Enhancement – Optional Add-On software install of system image creation tools. New menu option to schedule creation of a system backup image file to a NAS drive.</text:p>
            <text:p text:style-name="P4">Bug Fix – sw_install.py use of space instead of tab.</text:p>
            <text:p text:style-name="P4">Bug Fix – model.php, initialise variable for software install status flag.</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image-backup utility, use wildcard when checking root volume type for Armbian OS compatibility.</text:p>
            <text:p text:style-name="P4">Bug Fix – restore ebus_messages table.</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_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Only allow installation of Image Tools on systems running Raspian.</text:p>
          </table:table-cell>
        </table:table-row>
        <table:table-row>
          <table:table-cell table:style-name="Table25.A1" office:value-type="string">
            <text:p text:style-name="P4">23/10/2022</text:p>
          </table:table-cell>
          <table:table-cell table:style-name="Table25.A1" office:value-type="string">
            <text:p text:style-name="P4">2.06</text:p>
          </table:table-cell>
          <table:table-cell table:style-name="Table25.A1" office:value-type="string">
            <text:p text:style-name="P5">23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check_gw.php trying to retrieve process info when no process running.</text:p>
          </table:table-cell>
        </table:table-row>
        <table:table-row>
          <table:table-cell table:style-name="Table25.A1" office:value-type="string">
            <text:p text:style-name="P4">26/10/2022</text:p>
          </table:table-cell>
          <table:table-cell table:style-name="Table25.A1" office:value-type="string">
            <text:p text:style-name="P4">2.06</text:p>
          </table:table-cell>
          <table:table-cell table:style-name="Table25.A1" office:value-type="string">
            <text:p text:style-name="P5">26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zone.php, not updating the zone_id field in the messages_out table.</text:p>
          </table:table-cell>
        </table:table-row>
      </table:table>
      <text:p text:style-name="Standard"/>
      <text:p text:style-name="Standard"/>
      <text:p text:style-name="P9"/>
      <table:table table:name="Table26" table:style-name="Table26">
        <table:table-column table:style-name="Table26.A"/>
        <table:table-column table:style-name="Table26.B"/>
        <table:table-column table:style-name="Table26.C"/>
        <table:table-column table:style-name="Table26.B"/>
        <table:table-column table:style-name="Table26.E"/>
        <table:table-column table:style-name="Table26.F"/>
        <table:table-row>
          <table:table-cell table:style-name="Table26.A1" office:value-type="string">
            <text:p text:style-name="P2">Date</text:p>
          </table:table-cell>
          <table:table-cell table:style-name="Table26.A1" office:value-type="string">
            <text:p text:style-name="P2">Ver</text:p>
          </table:table-cell>
          <table:table-cell table:style-name="Table26.A1" office:value-type="string">
            <text:p text:style-name="P2">Build</text:p>
          </table:table-cell>
          <table:table-cell table:style-name="Table26.A1" office:value-type="string">
            <text:p text:style-name="P2">DB Ver</text:p>
          </table:table-cell>
          <table:table-cell table:style-name="Table26.A1" office:value-type="string">
            <text:p text:style-name="P2">DB Build</text:p>
          </table:table-cell>
          <table:table-cell table:style-name="Table26.A1" office:value-type="string">
            <text:p text:style-name="P2">ChangeLog</text:p>
          </table:table-cell>
        </table:table-row>
        <table:table-row>
          <table:table-cell table:style-name="Table26.A1" office:value-type="string">
            <text:p text:style-name="P4">02/11/2022</text:p>
          </table:table-cell>
          <table:table-cell table:style-name="Table26.A1" office:value-type="string">
            <text:p text:style-name="P4">2.06</text:p>
          </table:table-cell>
          <table:table-cell table:style-name="Table26.A1" office:value-type="string">
            <text:p text:style-name="P5">021122</text:p>
          </table:table-cell>
          <table:table-cell table:style-name="Table26.A1" office:value-type="string">
            <text:p text:style-name="P4">1.0</text:p>
          </table:table-cell>
          <table:table-cell table:style-name="Table26.A1" office:value-type="string">
            <text:p text:style-name="P4">201022</text:p>
          </table:table-cell>
          <table:table-cell table:style-name="Table26.A1" office:value-type="string">
            <text:p text:style-name="P4">Bug Fix – HA_HVAC_integration.py, when none RPi boards do not process under voltage.</text:p>
            <text:p text:style-name="P4">Bug Fix – Home Assistant install requirements file <text:a xlink:type="simple" xlink:href="https://github.com/twa127/PiHomeHVAC/blob/main/add_on/HomeAssistant/requirements.txt" office:target-frame-name="_top" xlink:show="replace" text:style-name="Internet_20_link" text:visited-style-name="Visited_20_Internet_20_Link">requirements.txt</text:a>.</text:p>
            <text:p text:style-name="P4">Documentation – ‘Setup Guide Home Assistant Ingegration’, add case where Mosquitto broker is already installed.</text:p>
            <text:p text:style-name="P4">Documentation – update ReadMe for WT32-ETH01 Gateway version 2.</text:p>
          </table:table-cell>
        </table:table-row>
        <table:table-row>
          <table:table-cell table:style-name="Table26.A1" office:value-type="string">
            <text:p text:style-name="P4">06/11/2022</text:p>
          </table:table-cell>
          <table:table-cell table:style-name="Table26.A1" office:value-type="string">
            <text:p text:style-name="P4">2.06</text:p>
          </table:table-cell>
          <table:table-cell table:style-name="Table26.A1" office:value-type="string">
            <text:p text:style-name="P5">06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In some instances the message_out table zone_id field is not populated correctly, this database update refreshes the data.</text:p>
          </table:table-cell>
        </table:table-row>
        <table:table-row>
          <table:table-cell table:style-name="Table26.A1" office:value-type="string">
            <text:p text:style-name="P4">12/11/2022</text:p>
          </table:table-cell>
          <table:table-cell table:style-name="Table26.A1" office:value-type="string">
            <text:p text:style-name="P4">2.06</text:p>
          </table:table-cell>
          <table:table-cell table:style-name="Table26.A1" office:value-type="string">
            <text:p text:style-name="P5">12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launching find_mygw instead of gatewa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gpio_ds18b20.py, only process sensors which already have a database entry, code aligned with gateway.p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_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holiday.php and holidayslist.php to apply theme colours correctly.</text:p>
          </table:table-cell>
        </table:table-row>
        <table:table-row>
          <table:table-cell table:style-name="Table26.A1" office:value-type="string">
            <text:p text:style-name="P4">01/12/2022</text:p>
          </table:table-cell>
          <table:table-cell table:style-name="Table26.A1" office:value-type="string">
            <text:p text:style-name="P4">2.06</text:p>
          </table:table-cell>
          <table:table-cell table:style-name="Table26.A1" office:value-type="string">
            <text:p text:style-name="P5">01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Add documentation for Holidays function.</text:p>
            <text:p text:style-name="P4">Bug Fix - relay.php and Arduino sketch for Gateway Controller, use distinct type id of 25.</text:p>
          </table:table-cell>
        </table:table-row>
        <table:table-row>
          <table:table-cell table:style-name="Table26.A1" office:value-type="string">
            <text:p text:style-name="P4">07/12/2022</text:p>
          </table:table-cell>
          <table:table-cell table:style-name="Table26.A1" office:value-type="string">
            <text:p text:style-name="P4">2.06</text:p>
          </table:table-cell>
          <table:table-cell table:style-name="Table26.A1" office:value-type="string">
            <text:p text:style-name="P5">07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sketch <text:a xlink:type="simple" xlink:href="https://github.com/twa127/PiHomeHVAC/blob/main/Arduino_Sketches/nRF24L01/MaxAir_GatewayWT32_ETH01_v002/MaxAir_GatewayWT32_ETH01_v002.ino" office:target-frame-name="_top" xlink:show="replace" text:style-name="Internet_20_link" text:visited-style-name="Visited_20_Internet_20_Link">MaxAir_GatewayWT32_ETH01_v002.ino</text:a>.</text:p>
            <text:p text:style-name="P4">Bug Fix - zone.php maintain default value not being captured or displayed correctly.</text:p>
          </table:table-cell>
        </table:table-row>
        <table:table-row>
          <table:table-cell table:style-name="Table26.A1" office:value-type="string">
            <text:p text:style-name="P4">10/12/2022</text:p>
          </table:table-cell>
          <table:table-cell table:style-name="Table26.A1" office:value-type="string">
            <text:p text:style-name="P4">2.06</text:p>
          </table:table-cell>
          <table:table-cell table:style-name="Table26.A1" office:value-type="string">
            <text:p text:style-name="P5">101222</text:p>
          </table:table-cell>
          <table:table-cell table:style-name="Table26.A1" office:value-type="string">
            <text:p text:style-name="P4">1.0</text:p>
          </table:table-cell>
          <table:table-cell table:style-name="Table26.A1" office:value-type="string">
            <text:p text:style-name="P4">101222</text:p>
          </table:table-cell>
          <table:table-cell table:style-name="Table26.A1" office:value-type="string">
            <text:p text:style-name="P4">Update – <text:a xlink:type="simple" xlink:href="https://github.com/twa127/PiHomeHVAC/blob/main/Arduino_Sketches/nRF24L01/MaxAir_GatewayWT32_ETH01_v002/MaxAir_GatewayWT32_ETH01_v002.ino" office:target-frame-name="_top" xlink:show="replace" text:style-name="Internet_20_link" text:visited-style-name="Visited_20_Internet_20_Link">add</text:a> new table ‘relay_logs’ to capture state changes sent to the relays.</text:p>
            <text:p text:style-name="P4">Update – gateway.py populate table ‘relay_logs’ whenever a state change is applied to a relay.</text:p>
            <text:p text:style-name="P4">Update – db_cleanup.php clear new table ‘relay_logs’ after a set interval.</text:p>
          </table:table-cell>
        </table:table-row>
        <table:table-row>
          <table:table-cell table:style-name="Table26.A1" office:value-type="string">
            <text:p text:style-name="P4">13/12/2022</text:p>
          </table:table-cell>
          <table:table-cell table:style-name="Table26.A1" office:value-type="string">
            <text:p text:style-name="P4">2.06</text:p>
          </table:table-cell>
          <table:table-cell table:style-name="Table26.A1" office:value-type="string">
            <text:p text:style-name="P5">131222</text:p>
          </table:table-cell>
          <table:table-cell table:style-name="Table26.A1" office:value-type="string">
            <text:p text:style-name="P4">1.0</text:p>
          </table:table-cell>
          <table:table-cell table:style-name="Table26.A1" office:value-type="string">
            <text:p text:style-name="P4">131222</text:p>
          </table:table-cell>
          <table:table-cell table:style-name="Table26.A1" office:value-type="string">
            <text:p text:style-name="P4">Update – new option in Settings/Device Configuration/Test Relays, allows the state of any ‘created’ relay to be toggled OFF/ON (System Controller operation is suspended whilst dialogue is active).</text:p>
          </table:table-cell>
        </table:table-row>
      </table:table>
      <text:p text:style-name="Standard"/>
      <text:p text:style-name="Standard"/>
      <text:p text:style-name="P9"/>
      <table:table table:name="Table27" table:style-name="Table27">
        <table:table-column table:style-name="Table27.A"/>
        <table:table-column table:style-name="Table27.B"/>
        <table:table-column table:style-name="Table27.C"/>
        <table:table-column table:style-name="Table27.B"/>
        <table:table-column table:style-name="Table27.E"/>
        <table:table-column table:style-name="Table27.F"/>
        <table:table-row>
          <table:table-cell table:style-name="Table27.A1" office:value-type="string">
            <text:p text:style-name="P2">Date</text:p>
          </table:table-cell>
          <table:table-cell table:style-name="Table27.A1" office:value-type="string">
            <text:p text:style-name="P2">Ver</text:p>
          </table:table-cell>
          <table:table-cell table:style-name="Table27.A1" office:value-type="string">
            <text:p text:style-name="P2">Build</text:p>
          </table:table-cell>
          <table:table-cell table:style-name="Table27.A1" office:value-type="string">
            <text:p text:style-name="P2">DB Ver</text:p>
          </table:table-cell>
          <table:table-cell table:style-name="Table27.A1" office:value-type="string">
            <text:p text:style-name="P2">DB Build</text:p>
          </table:table-cell>
          <table:table-cell table:style-name="Table27.A1" office:value-type="string">
            <text:p text:style-name="P2">ChangeLog</text:p>
          </table:table-cell>
        </table:table-row>
        <table:table-row>
          <table:table-cell table:style-name="Table27.A1" office:value-type="string">
            <text:p text:style-name="P4">19/12/2022</text:p>
          </table:table-cell>
          <table:table-cell table:style-name="Table27.A1" office:value-type="string">
            <text:p text:style-name="P4">2.06</text:p>
          </table:table-cell>
          <table:table-cell table:style-name="Table27.A1" office:value-type="string">
            <text:p text:style-name="P5">191222</text:p>
          </table:table-cell>
          <table:table-cell table:style-name="Table27.A1" office:value-type="string">
            <text:p text:style-name="P4">1.0</text:p>
          </table:table-cell>
          <table:table-cell table:style-name="Table27.A1" office:value-type="string">
            <text:p text:style-name="P4">131222</text:p>
          </table:table-cell>
          <table:table-cell table:style-name="Table27.A1" office:value-type="string">
            <text:p text:style-name="P4">Update – ebus.py, implement ‘Mode’, ‘Timeout’, ‘Resolution’ and ‘Correction Factor’ for EBus type sensors.</text:p>
            <text:p text:style-name="P4">Update – controller.php, flag any zones that have missing sensors or relays and continue processing.</text:p>
            <text:p text:style-name="P4">Bug Fix – db.php, zone_delete function using wrong table name. <text:s/></text:p>
          </table:table-cell>
        </table:table-row>
        <table:table-row>
          <table:table-cell table:style-name="Table27.A1" office:value-type="string">
            <text:p text:style-name="P4">22/12/2022</text:p>
          </table:table-cell>
          <table:table-cell table:style-name="Table27.A1" office:value-type="string">
            <text:p text:style-name="P4">2.06</text:p>
          </table:table-cell>
          <table:table-cell table:style-name="Table27.A1" office:value-type="string">
            <text:p text:style-name="P5">22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move_files.py, force restart of ebus.py if file updated.</text:p>
            <text:p text:style-name="P4">Bug Fix – change table ‘system_control;er’, field ‘max_running_time’ from type TINYINT to UNSIGNED TINYINT to match GUI maximum value of 180.</text:p>
          </table:table-cell>
        </table:table-row>
        <table:table-row>
          <table:table-cell table:style-name="Table27.A1" office:value-type="string">
            <text:p text:style-name="P4">28/12/2022</text:p>
          </table:table-cell>
          <table:table-cell table:style-name="Table27.A1" office:value-type="string">
            <text:p text:style-name="P4">2.06</text:p>
          </table:table-cell>
          <table:table-cell table:style-name="Table27.A1" office:value-type="string">
            <text:p text:style-name="P5">28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gateway.py improved error trapping.</text:p>
          </table:table-cell>
        </table:table-row>
        <table:table-row>
          <table:table-cell table:style-name="Table27.A1" office:value-type="string">
            <text:p text:style-name="P4">29/12/2022</text:p>
          </table:table-cell>
          <table:table-cell table:style-name="Table27.A1" office:value-type="string">
            <text:p text:style-name="P4">2.06</text:p>
          </table:table-cell>
          <table:table-cell table:style-name="Table27.A1" office:value-type="string">
            <text:p text:style-name="P5">29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db.php – processing add_on switch zone relays - $category variable not set.</text:p>
            <text:p text:style-name="P4">Bug Fix – missing sub-mode 8 added for max_running_time exceeded.</text:p>
          </table:table-cell>
        </table:table-row>
        <table:table-row>
          <table:table-cell table:style-name="Table27.A1" office:value-type="string">
            <text:p text:style-name="P4">31/12/2022</text:p>
          </table:table-cell>
          <table:table-cell table:style-name="Table27.A1" office:value-type="string">
            <text:p text:style-name="P4">2.06</text:p>
          </table:table-cell>
          <table:table-cell table:style-name="Table27.A1" office:value-type="string">
            <text:p text:style-name="P5">31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text:p>
          </table:table-cell>
        </table:table-row>
        <table:table-row>
          <table:table-cell table:style-name="Table27.A1" office:value-type="string">
            <text:p text:style-name="P4">03/01/2023</text:p>
          </table:table-cell>
          <table:table-cell table:style-name="Table27.A1" office:value-type="string">
            <text:p text:style-name="P4">2.06</text:p>
          </table:table-cell>
          <table:table-cell table:style-name="Table27.A1" office:value-type="string">
            <text:p text:style-name="P5">03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 where multiple relays are attached to the same MQTT controller.</text:p>
          </table:table-cell>
        </table:table-row>
        <table:table-row>
          <table:table-cell table:style-name="Table27.A1" office:value-type="string">
            <text:p text:style-name="P4">11/01/2023</text:p>
          </table:table-cell>
          <table:table-cell table:style-name="Table27.A1" office:value-type="string">
            <text:p text:style-name="P4">2.06</text:p>
          </table:table-cell>
          <table:table-cell table:style-name="Table27.A1" office:value-type="string">
            <text:p text:style-name="P5">11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gpio_ds18b20.py – remove test code left in place.</text:p>
          </table:table-cell>
        </table:table-row>
        <table:table-row>
          <table:table-cell table:style-name="Table27.A1" office:value-type="string">
            <text:p text:style-name="P4">21/01/2023</text:p>
          </table:table-cell>
          <table:table-cell table:style-name="Table27.A1" office:value-type="string">
            <text:p text:style-name="P4">2.07</text:p>
          </table:table-cell>
          <table:table-cell table:style-name="Table27.A1" office:value-type="string">
            <text:p text:style-name="P5">21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New Feature – allow a delay time in seconds to be applied to any relay ON command.</text:p>
          </table:table-cell>
        </table:table-row>
        <table:table-row>
          <table:table-cell table:style-name="Table27.A1" office:value-type="string">
            <text:p text:style-name="P4">23/01/2023</text:p>
          </table:table-cell>
          <table:table-cell table:style-name="Table27.A1" office:value-type="string">
            <text:p text:style-name="P4">2.07</text:p>
          </table:table-cell>
          <table:table-cell table:style-name="Table27.A1" office:value-type="string">
            <text:p text:style-name="P5">23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Relays documentation for Lag Time.</text:p>
            <text:p text:style-name="P4">Update – gateway.py – suppress outgoing messages when relays are waiting for lag delay to expire.</text:p>
          </table:table-cell>
        </table:table-row>
        <table:table-row>
          <table:table-cell table:style-name="Table27.A1" office:value-type="string">
            <text:p text:style-name="P4">24/01/2023</text:p>
          </table:table-cell>
          <table:table-cell table:style-name="Table27.A1" office:value-type="string">
            <text:p text:style-name="P4">2.07</text:p>
          </table:table-cell>
          <table:table-cell table:style-name="Table27.A1" office:value-type="string">
            <text:p text:style-name="P5">24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Bug Fix – gateway.py, relay initialization now used any lag delay settings.</text:p>
          </table:table-cell>
        </table:table-row>
        <table:table-row>
          <table:table-cell table:style-name="Table27.A1" office:value-type="string">
            <text:p text:style-name="P4">25/01/2023</text:p>
          </table:table-cell>
          <table:table-cell table:style-name="Table27.A1" office:value-type="string">
            <text:p text:style-name="P4">2.07</text:p>
          </table:table-cell>
          <table:table-cell table:style-name="Table27.A1" office:value-type="string">
            <text:p text:style-name="P5">25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Bug Fix – gateway.py, process all relays where ‘sent’=0 in a single pass, rather than 1 relay per pass.</text:p>
          </table:table-cell>
        </table:table-row>
        <table:table-row>
          <table:table-cell table:style-name="Table27.A1" office:value-type="string">
            <text:p text:style-name="P4">27/01/2023</text:p>
          </table:table-cell>
          <table:table-cell table:style-name="Table27.A1" office:value-type="string">
            <text:p text:style-name="P4">2.07</text:p>
          </table:table-cell>
          <table:table-cell table:style-name="Table27.A1" office:value-type="string">
            <text:p text:style-name="P5">27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Pin_Dict.py, add GPIO support for OrangePi 5.</text:p>
          </table:table-cell>
        </table:table-row>
      </table:table>
      <text:p text:style-name="Standard"/>
      <text:p text:style-name="P9"/>
      <table:table table:name="Table28" table:style-name="Table28">
        <table:table-column table:style-name="Table28.A"/>
        <table:table-column table:style-name="Table28.B"/>
        <table:table-column table:style-name="Table28.C"/>
        <table:table-column table:style-name="Table28.B"/>
        <table:table-column table:style-name="Table28.E"/>
        <table:table-column table:style-name="Table28.F"/>
        <table:table-row>
          <table:table-cell table:style-name="Table28.A1" office:value-type="string">
            <text:p text:style-name="P2">Date</text:p>
          </table:table-cell>
          <table:table-cell table:style-name="Table28.A1" office:value-type="string">
            <text:p text:style-name="P2">Ver</text:p>
          </table:table-cell>
          <table:table-cell table:style-name="Table28.A1" office:value-type="string">
            <text:p text:style-name="P2">Build</text:p>
          </table:table-cell>
          <table:table-cell table:style-name="Table28.A1" office:value-type="string">
            <text:p text:style-name="P2">DB Ver</text:p>
          </table:table-cell>
          <table:table-cell table:style-name="Table28.A1" office:value-type="string">
            <text:p text:style-name="P2">DB Build</text:p>
          </table:table-cell>
          <table:table-cell table:style-name="Table28.A1" office:value-type="string">
            <text:p text:style-name="P2">ChangeLog</text:p>
          </table:table-cell>
        </table:table-row>
        <table:table-row>
          <table:table-cell table:style-name="Table28.A1" office:value-type="string">
            <text:p text:style-name="P4">30/01/2023</text:p>
          </table:table-cell>
          <table:table-cell table:style-name="Table28.A1" office:value-type="string">
            <text:p text:style-name="P4">2.07</text:p>
          </table:table-cell>
          <table:table-cell table:style-name="Table28.A1" office:value-type="string">
            <text:p text:style-name="P5">3001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PHP script ‘apply_databse_updates.php’ added to ‘MySQL_Database’ directory, used to apply missing database updates.</text:p>
            <text:p text:style-name="P4">Update – example databases – gateway changed from serial to virtual.</text:p>
          </table:table-cell>
        </table:table-row>
        <table:table-row>
          <table:table-cell table:style-name="Table28.A1" office:value-type="string">
            <text:p text:style-name="P4">17/02/2023</text:p>
          </table:table-cell>
          <table:table-cell table:style-name="Table28.A1" office:value-type="string">
            <text:p text:style-name="P4">2.07</text:p>
          </table:table-cell>
          <table:table-cell table:style-name="Table28.A1" office:value-type="string">
            <text:p text:style-name="P5">17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gateway.py to apply sensor correction factor for MQTT sensors.</text:p>
            <text:p text:style-name="P4">Update – check_gw.php cosmetic change to display text.</text:p>
            <text:p text:style-name="P4">Update – add new repository for Version 3.</text:p>
          </table:table-cell>
        </table:table-row>
        <table:table-row>
          <table:table-cell table:style-name="Table28.A1" office:value-type="string">
            <text:p text:style-name="P4">23/02/2023</text:p>
          </table:table-cell>
          <table:table-cell table:style-name="Table28.A1" office:value-type="string">
            <text:p text:style-name="P4">2.07</text:p>
          </table:table-cell>
          <table:table-cell table:style-name="Table28.A1" office:value-type="string">
            <text:p text:style-name="P5">23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onetouch.php – footer running time query using wrong table name and requires setting of system_controller_id variable.</text:p>
          </table:table-cell>
        </table:table-row>
        <table:table-row>
          <table:table-cell table:style-name="Table28.A1" office:value-type="string">
            <text:p text:style-name="P4">25/02/2023</text:p>
          </table:table-cell>
          <table:table-cell table:style-name="Table28.A1" office:value-type="string">
            <text:p text:style-name="P4">2.07</text:p>
          </table:table-cell>
          <table:table-cell table:style-name="Table28.A1" office:value-type="string">
            <text:p text:style-name="P5">25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onetouch.php to displav information message if LiveTemp is selected for a zone which is not in an active state.</text:p>
          </table:table-cell>
        </table:table-row>
        <table:table-row>
          <table:table-cell table:style-name="Table28.A1" office:value-type="string">
            <text:p text:style-name="P4">26/02/2023</text:p>
          </table:table-cell>
          <table:table-cell table:style-name="Table28.A1" office:value-type="string">
            <text:p text:style-name="P4">2.07</text:p>
          </table:table-cell>
          <table:table-cell table:style-name="Table28.A1" office:value-type="string">
            <text:p text:style-name="P5">26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homelist.php, db.php and request.js, improvement when clicking on an add-on zone tile to toggle the zone ON/OFF state.</text:p>
          </table:table-cell>
        </table:table-row>
        <table:table-row>
          <table:table-cell table:style-name="Table28.A1" office:value-type="string">
            <text:p text:style-name="P4">28/02/2023</text:p>
          </table:table-cell>
          <table:table-cell table:style-name="Table28.A1" office:value-type="string">
            <text:p text:style-name="P4">2.07</text:p>
          </table:table-cell>
          <table:table-cell table:style-name="Table28.A1" office:value-type="string">
            <text:p text:style-name="P5">28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db.php Add New Job not closing dialogue window.</text:p>
          </table:table-cell>
        </table:table-row>
        <table:table-row>
          <table:table-cell table:style-name="Table28.A1" office:value-type="string">
            <text:p text:style-name="P4">01/03/2023</text:p>
          </table:table-cell>
          <table:table-cell table:style-name="Table28.A1" office:value-type="string">
            <text:p text:style-name="P4">2.07</text:p>
          </table:table-cell>
          <table:table-cell table:style-name="Table28.A1" office:value-type="string">
            <text:p text:style-name="P5">01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Update – add new column ‘status-prev’ to table ‘zone_current_state’. Used to improve operation od ‘switch’ type zones when state is changed by clicking on the zone tile. Associated changes to ‘controller.php’ and ‘gateway.py’.</text:p>
          </table:table-cell>
        </table:table-row>
        <table:table-row>
          <table:table-cell table:style-name="Table28.A1" office:value-type="string">
            <text:p text:style-name="P4">05/03/2023</text:p>
          </table:table-cell>
          <table:table-cell table:style-name="Table28.A1" office:value-type="string">
            <text:p text:style-name="P4">2.07</text:p>
          </table:table-cell>
          <table:table-cell table:style-name="Table28.A1" office:value-type="string">
            <text:p text:style-name="P5">05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Bug Fix – controller.php, syntax error in query definition for “INSERT INTO zone_current_state …….</text:p>
          </table:table-cell>
        </table:table-row>
        <table:table-row>
          <table:table-cell table:style-name="Table28.A1" office:value-type="string">
            <text:p text:style-name="P4">09/03/2023</text:p>
          </table:table-cell>
          <table:table-cell table:style-name="Table28.A1" office:value-type="string">
            <text:p text:style-name="P4">2.07</text:p>
          </table:table-cell>
          <table:table-cell table:style-name="Table28.A1" office:value-type="string">
            <text:p text:style-name="P5">09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controller.php, db.php, model.php and request.js to improve operation of the ‘Test Relays feature.</text:p>
            <text:p text:style-name="P4">Update – Add documentation for combined Gateway/Controller, with Relay Adapter board.</text:p>
          </table:table-cell>
        </table:table-row>
        <table:table-row>
          <table:table-cell table:style-name="Table28.A1" office:value-type="string">
            <text:p text:style-name="P4">10/03/2023</text:p>
          </table:table-cell>
          <table:table-cell table:style-name="Table28.A1" office:value-type="string">
            <text:p text:style-name="P4">2.07</text:p>
          </table:table-cell>
          <table:table-cell table:style-name="Table28.A1" office:value-type="string">
            <text:p text:style-name="P5">10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gateway.py, bypass any set relay lag time when using the ‘Test Relays’ option.</text:p>
          </table:table-cell>
        </table:table-row>
      </table:table>
      <text:p text:style-name="Standard"/>
      <text:p text:style-name="Standard"/>
      <text:p text:style-name="P9"/>
      <table:table table:name="Table29" table:style-name="Table29">
        <table:table-column table:style-name="Table29.A"/>
        <table:table-column table:style-name="Table29.B"/>
        <table:table-column table:style-name="Table29.C"/>
        <table:table-column table:style-name="Table29.B"/>
        <table:table-column table:style-name="Table29.E"/>
        <table:table-column table:style-name="Table29.F"/>
        <table:table-row>
          <table:table-cell table:style-name="Table29.A1" office:value-type="string">
            <text:p text:style-name="P2">Date</text:p>
          </table:table-cell>
          <table:table-cell table:style-name="Table29.A1" office:value-type="string">
            <text:p text:style-name="P2">Ver</text:p>
          </table:table-cell>
          <table:table-cell table:style-name="Table29.A1" office:value-type="string">
            <text:p text:style-name="P2">Build</text:p>
          </table:table-cell>
          <table:table-cell table:style-name="Table29.A1" office:value-type="string">
            <text:p text:style-name="P2">DB Ver</text:p>
          </table:table-cell>
          <table:table-cell table:style-name="Table29.A1" office:value-type="string">
            <text:p text:style-name="P2">DB Build</text:p>
          </table:table-cell>
          <table:table-cell table:style-name="Table29.A1" office:value-type="string">
            <text:p text:style-name="P2">ChangeLog</text:p>
          </table:table-cell>
        </table:table-row>
        <table:table-row>
          <table:table-cell table:style-name="Table29.A1" office:value-type="string">
            <text:p text:style-name="P4">24/03/2023</text:p>
          </table:table-cell>
          <table:table-cell table:style-name="Table29.A1" office:value-type="string">
            <text:p text:style-name="P4">3.00</text:p>
          </table:table-cell>
          <table:table-cell table:style-name="Table29.A1" office:value-type="string">
            <text:p text:style-name="P5">240323</text:p>
          </table:table-cell>
          <table:table-cell table:style-name="Table29.A1" office:value-type="string">
            <text:p text:style-name="P4">1.0</text:p>
          </table:table-cell>
          <table:table-cell table:style-name="Table29.A1" office:value-type="string">
            <text:p text:style-name="P4">230323</text:p>
          </table:table-cell>
          <table:table-cell table:style-name="Table29.A1" office:value-type="string">
            <text:p text:style-name="P4">Update – Implement Version 3.00. Main change is to replace ‘controller.php’ with ‘controller.py’. ‘controller.py’ is a continuously running script rather than a scheduled task, this improves overall responsiveness of the GUI. A new watchdog job ‘check_sc.php’ is implemented and added to the job scheduler to restart the new ‘controller.py’ script.</text:p>
            <text:p text:style-name="P4"/>
            <text:p text:style-name="P4">Update – changes to scheduling so that the current schedule state and its ‘id’ are stored in the ‘zone_current_state’ table, where updates are implemented in the ‘controller.py’ script, function ‘get_schedule_status’ in ‘st_inc/functions.php’ is no longer used and is replaced by a function within script ‘ccontroller.py’.</text:p>
            <text:p text:style-name="P4"/>
            <text:p text:style-name="P4">Update –sensor current values are stored on update within 2 new fields in table ‘sensors’, the Home screen GUI retrieves these values, rather than reading the ‘messages_in’ table.</text:p>
            <text:p text:style-name="P4"/>
            <text:p text:style-name="P4">Update – for the Gateway/Controller hardware the ‘heartbeat timer’ timeout value is set in the Gateway GUI.</text:p>
            <text:p text:style-name="P4"/>
            <text:p text:style-name="P4">Update –update example databases to Build 210323.</text:p>
            <text:p text:style-name="P4"/>
            <text:p text:style-name="P4">Update –create new Settings option ‘Settings/System Status/Scripts Status’ to display information relating to the ‘gateway.py’ and ‘controller.py’ scripts.</text:p>
            <text:p text:style-name="P4"/>
            <text:p text:style-name="P4">Bug Fixes – shutdown and reboot process changed to check flags in the ‘system’ table, new scheduler job added to control script ‘shutdown_reboot.py’.</text:p>
            <text:p text:style-name="P4"/>
            <text:p text:style-name="P4">Bug Fixes – various fixes to enable the ‘gateway.py’ and ‘controller.py’ scripts to run without error where the system has not yet been fully configured.</text:p>
          </table:table-cell>
        </table:table-row>
      </table:table>
      <text:p text:style-name="Standard"/>
      <table:table table:name="Table30" table:style-name="Table30">
        <table:table-column table:style-name="Table30.A"/>
        <table:table-column table:style-name="Table30.B"/>
        <table:table-column table:style-name="Table30.C"/>
        <table:table-column table:style-name="Table30.B"/>
        <table:table-column table:style-name="Table30.E"/>
        <table:table-column table:style-name="Table30.F"/>
        <table:table-row>
          <table:table-cell table:style-name="Table30.A1" office:value-type="string">
            <text:p text:style-name="P2">Date</text:p>
          </table:table-cell>
          <table:table-cell table:style-name="Table30.A1" office:value-type="string">
            <text:p text:style-name="P2">Ver</text:p>
          </table:table-cell>
          <table:table-cell table:style-name="Table30.A1" office:value-type="string">
            <text:p text:style-name="P2">Build</text:p>
          </table:table-cell>
          <table:table-cell table:style-name="Table30.A1" office:value-type="string">
            <text:p text:style-name="P2">DB <text:soft-page-break/>Ver</text:p>
          </table:table-cell>
          <table:table-cell table:style-name="Table30.A1" office:value-type="string">
            <text:p text:style-name="P2">DB <text:soft-page-break/>Build</text:p>
          </table:table-cell>
          <table:table-cell table:style-name="Table30.A1" office:value-type="string">
            <text:p text:style-name="P2">ChangeLog</text:p>
          </table:table-cell>
        </table:table-row>
        <table:table-row>
          <table:table-cell table:style-name="Table30.A1" office:value-type="string">
            <text:p text:style-name="P4">24/03/2023</text:p>
          </table:table-cell>
          <table:table-cell table:style-name="Table30.A1" office:value-type="string">
            <text:p text:style-name="P4">3.00</text:p>
          </table:table-cell>
          <table:table-cell table:style-name="Table30.A1" office:value-type="string">
            <text:p text:style-name="P5">240323</text:p>
          </table:table-cell>
          <table:table-cell table:style-name="Table30.A1" office:value-type="string">
            <text:p text:style-name="P4">1.0</text:p>
          </table:table-cell>
          <table:table-cell table:style-name="Table30.A1" office:value-type="string">
            <text:p text:style-name="P4">230323</text:p>
          </table:table-cell>
          <table:table-cell table:style-name="Table30.A1" office:value-type="string">
            <text:p text:style-name="P4">Update to Bootstrap Version 5.2.3</text:p>
            <text:p text:style-name="P4"/>
            <text:p text:style-name="P4">Update to Bootstrap Icons Version 10.1.3</text:p>
          </table:table-cell>
        </table:table-row>
        <table:table-row>
          <table:table-cell table:style-name="Table30.A1" office:value-type="string">
            <text:p text:style-name="P4">31/03/2023</text:p>
          </table:table-cell>
          <table:table-cell table:style-name="Table30.A1" office:value-type="string">
            <text:p text:style-name="P4">3.00</text:p>
          </table:table-cell>
          <table:table-cell table:style-name="Table30.A1" office:value-type="string">
            <text:p text:style-name="P5">3103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dd On zones do toggle from the GUI, fix to request.js and db.php.</text:p>
            <text:p text:style-name="P4">Tidy Up – ajax_fetch_data.php. use existing variable in place of table reference.</text:p>
            <text:p text:style-name="P4">Update – new field ‘test_run+time’ added to ‘system’ table, to be used in future release to run MaxAir at an artificial time as a way to test scheduling.</text:p>
            <text:p text:style-name="P4">Update – zone and boiler controller NRF24L01 sketches and gateway.py to add ‘heartbeat’ feature.</text:p>
          </table:table-cell>
        </table:table-row>
        <table:table-row>
          <table:table-cell table:style-name="Table30.A1" office:value-type="string">
            <text:p text:style-name="P4">01/04/2023</text:p>
          </table:table-cell>
          <table:table-cell table:style-name="Table30.A1" office:value-type="string">
            <text:p text:style-name="P4">3.00</text:p>
          </table:table-cell>
          <table:table-cell table:style-name="Table30.A1" office:value-type="string">
            <text:p text:style-name="P5">01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New Feature – A new option Settings/System Configuration/Schedule Test allows you to select a date and time to be used by MaxAir as its current time, MaxAir will move to this date and time and then virtual time will progress forwards from this start point. The time displayed on the toolbar will be annotated to indicate that the system is operating in a TEST MODE.</text:p>
            <text:p text:style-name="P4">Update – Icon changes, change MQTT Settings button to display icon, change System Controller Settings dropdown and button icon.</text:p>
          </table:table-cell>
        </table:table-row>
        <table:table-row>
          <table:table-cell table:style-name="Table30.A1" office:value-type="string">
            <text:p text:style-name="P4">05/04/2023</text:p>
          </table:table-cell>
          <table:table-cell table:style-name="Table30.A1" office:value-type="string">
            <text:p text:style-name="P4">3.00</text:p>
          </table:table-cell>
          <table:table-cell table:style-name="Table30.A1" office:value-type="string">
            <text:p text:style-name="P5">05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 Backup when using a 1 DAY frequency.</text:p>
            <text:p text:style-name="P4">Update – update to various button icons.</text:p>
            <text:p text:style-name="P4">Bug Fix – controller.py not capturing schedule count per zone correctly.</text:p>
          </table:table-cell>
        </table:table-row>
        <table:table-row>
          <table:table-cell table:style-name="Table30.A1" office:value-type="string">
            <text:p text:style-name="P4">06/04/2023</text:p>
          </table:table-cell>
          <table:table-cell table:style-name="Table30.A1" office:value-type="string">
            <text:p text:style-name="P4">3.00</text:p>
          </table:table-cell>
          <table:table-cell table:style-name="Table30.A1" office:value-type="string">
            <text:p text:style-name="P5">06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Update – apply schedule and test mode run time updates to deprecated ‘controller.php’, which is kept as a ‘fallback’ option.</text:p>
          </table:table-cell>
        </table:table-row>
        <table:table-row>
          <table:table-cell table:style-name="Table30.A1" office:value-type="string">
            <text:p text:style-name="P4">09/04/2023</text:p>
          </table:table-cell>
          <table:table-cell table:style-name="Table30.A1" office:value-type="string">
            <text:p text:style-name="P4">3.00</text:p>
          </table:table-cell>
          <table:table-cell table:style-name="Table30.A1" office:value-type="string">
            <text:p text:style-name="P5">09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_backup.py fix for 1 DAY frequency.</text:p>
            <text:p text:style-name="P4">Bug Fix – controller.py, set time_id = 0 when no schedule is found.</text:p>
            <text:p text:style-name="P4">Update – gateway.py, use dictionary to hold heartbeat timers for multiple relay controller.</text:p>
          </table:table-cell>
        </table:table-row>
      </table:table>
      <text:p text:style-name="Standard"/>
      <text:p text:style-name="P9"/>
      <table:table table:name="Table31" table:style-name="Table31">
        <table:table-column table:style-name="Table31.A"/>
        <table:table-column table:style-name="Table31.B"/>
        <table:table-column table:style-name="Table31.C"/>
        <table:table-column table:style-name="Table31.B"/>
        <table:table-column table:style-name="Table31.E"/>
        <table:table-column table:style-name="Table31.F"/>
        <table:table-row>
          <table:table-cell table:style-name="Table31.A1" office:value-type="string">
            <text:p text:style-name="P2">Date</text:p>
          </table:table-cell>
          <table:table-cell table:style-name="Table31.A1" office:value-type="string">
            <text:p text:style-name="P2">Ver</text:p>
          </table:table-cell>
          <table:table-cell table:style-name="Table31.A1" office:value-type="string">
            <text:p text:style-name="P2">Build</text:p>
          </table:table-cell>
          <table:table-cell table:style-name="Table31.A1" office:value-type="string">
            <text:p text:style-name="P2">DB Ver</text:p>
          </table:table-cell>
          <table:table-cell table:style-name="Table31.A1" office:value-type="string">
            <text:p text:style-name="P2">DB Build</text:p>
          </table:table-cell>
          <table:table-cell table:style-name="Table31.A1" office:value-type="string">
            <text:p text:style-name="P2">ChangeLog</text:p>
          </table:table-cell>
        </table:table-row>
        <table:table-row>
          <table:table-cell table:style-name="Table31.A1" office:value-type="string">
            <text:p text:style-name="P4">10/04/2023</text:p>
          </table:table-cell>
          <table:table-cell table:style-name="Table31.A1" office:value-type="string">
            <text:p text:style-name="P4">3.00</text:p>
          </table:table-cell>
          <table:table-cell table:style-name="Table31.A1" office:value-type="string">
            <text:p text:style-name="P5">10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gateway.py, convert MQTT payload to float type for cases where no ‘Attribute’ is used.</text:p>
          </table:table-cell>
        </table:table-row>
        <table:table-row>
          <table:table-cell table:style-name="Table31.A1" office:value-type="string">
            <text:p text:style-name="P4">12/04/2023</text:p>
          </table:table-cell>
          <table:table-cell table:style-name="Table31.A1" office:value-type="string">
            <text:p text:style-name="P4">3.00</text:p>
          </table:table-cell>
          <table:table-cell table:style-name="Table31.A1" office:value-type="string">
            <text:p text:style-name="P5">12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Update – Allow custom tile messages for Binary Sensors, rather the simply ‘ON’ or ‘OFF’.</text:p>
          </table:table-cell>
        </table:table-row>
        <table:table-row>
          <table:table-cell table:style-name="Table31.A1" office:value-type="string">
            <text:p text:style-name="P4">16/04/2023</text:p>
          </table:table-cell>
          <table:table-cell table:style-name="Table31.A1" office:value-type="string">
            <text:p text:style-name="P4">3.00</text:p>
          </table:table-cell>
          <table:table-cell table:style-name="Table31.A1" office:value-type="string">
            <text:p text:style-name="P5">16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controller.py, weather factoring when using a user sensor</text:p>
          </table:table-cell>
        </table:table-row>
        <table:table-row>
          <table:table-cell table:style-name="Table31.A1" office:value-type="string">
            <text:p text:style-name="P4">04/09/2023</text:p>
          </table:table-cell>
          <table:table-cell table:style-name="Table31.A1" office:value-type="string">
            <text:p text:style-name="P4">3.00</text:p>
          </table:table-cell>
          <table:table-cell table:style-name="Table31.A1" office:value-type="string">
            <text:p text:style-name="P5">04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dded a new option ‘Settings/Device Configuration/Hide Sel/Rel’. Administrators can select to hide stand-alone Sensors and Add-On Zones on the Home screen for non-admin users.</text:p>
          </table:table-cell>
        </table:table-row>
        <table:table-row>
          <table:table-cell table:style-name="Table31.A1" office:value-type="string">
            <text:p text:style-name="P4">08/09/2023</text:p>
          </table:table-cell>
          <table:table-cell table:style-name="Table31.A1" office:value-type="string">
            <text:p text:style-name="P4">3.00</text:p>
          </table:table-cell>
          <table:table-cell table:style-name="Table31.A1" office:value-type="string">
            <text:p text:style-name="P5">08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llow unallocated sensor to be associated with a SWITCH type zone, so that the sensor tile is displayed adjacent to the add-on zone tile.</text:p>
          </table:table-cell>
        </table:table-row>
        <table:table-row>
          <table:table-cell table:style-name="Table31.A1" office:value-type="string">
            <text:p text:style-name="P4">21/09/2023</text:p>
          </table:table-cell>
          <table:table-cell table:style-name="Table31.A1" office:value-type="string">
            <text:p text:style-name="P4">3.00</text:p>
          </table:table-cell>
          <table:table-cell table:style-name="Table31.A1" office:value-type="string">
            <text:p text:style-name="P5">21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gateway.py- improvement in processing of MQTT sensors.</text:p>
            <text:p text:style-name="P4">Update - New option Settings/Device Configuration/Hide Sen/Rel to allow Sensors and/or Relays to be hiden on the Home Screen for a particular user.</text:p>
          </table:table-cell>
        </table:table-row>
        <table:table-row>
          <table:table-cell table:style-name="Table31.A1" office:value-type="string">
            <text:p text:style-name="P4">25/09/2023</text:p>
          </table:table-cell>
          <table:table-cell table:style-name="Table31.A1" office:value-type="string">
            <text:p text:style-name="P4">3.00</text:p>
          </table:table-cell>
          <table:table-cell table:style-name="Table31.A1" office:value-type="string">
            <text:p text:style-name="P5">250923</text:p>
          </table:table-cell>
          <table:table-cell table:style-name="Table31.A1" office:value-type="string">
            <text:p text:style-name="P4">1.0</text:p>
          </table:table-cell>
          <table:table-cell table:style-name="Table31.A1" office:value-type="string">
            <text:p text:style-name="P4">250923</text:p>
          </table:table-cell>
          <table:table-cell table:style-name="Table31.A1" office:value-type="string">
            <text:p text:style-name="P4">Further Update – gateway.py- improvement in processing of MQTT sensors.</text:p>
            <text:p text:style-name="P4">Update – table ‘nodes_battery’, change field ‘node_id’ from int(11) to char(50), to match ‘nodes’ table definition.</text:p>
          </table:table-cell>
        </table:table-row>
      </table:table>
      <text:p text:style-name="Standard"/>
      <text:p text:style-name="Standard"/>
      <text:p text:style-name="P9"/>
      <table:table table:name="Table32" table:style-name="Table32">
        <table:table-column table:style-name="Table32.A"/>
        <table:table-column table:style-name="Table32.B"/>
        <table:table-column table:style-name="Table32.C"/>
        <table:table-column table:style-name="Table32.B"/>
        <table:table-column table:style-name="Table32.E"/>
        <table:table-column table:style-name="Table32.F"/>
        <table:table-row>
          <table:table-cell table:style-name="Table32.A1" office:value-type="string">
            <text:p text:style-name="P2">Date</text:p>
          </table:table-cell>
          <table:table-cell table:style-name="Table32.A1" office:value-type="string">
            <text:p text:style-name="P2">Ver</text:p>
          </table:table-cell>
          <table:table-cell table:style-name="Table32.A1" office:value-type="string">
            <text:p text:style-name="P2">Build</text:p>
          </table:table-cell>
          <table:table-cell table:style-name="Table32.A1" office:value-type="string">
            <text:p text:style-name="P2">DB Ver</text:p>
          </table:table-cell>
          <table:table-cell table:style-name="Table32.A1" office:value-type="string">
            <text:p text:style-name="P2">DB Build</text:p>
          </table:table-cell>
          <table:table-cell table:style-name="Table32.A1" office:value-type="string">
            <text:p text:style-name="P2">ChangeLog</text:p>
          </table:table-cell>
        </table:table-row>
        <table:table-row>
          <table:table-cell table:style-name="Table32.A1" office:value-type="string">
            <text:p text:style-name="P4">08/10/2023</text:p>
          </table:table-cell>
          <table:table-cell table:style-name="Table32.A1" office:value-type="string">
            <text:p text:style-name="P4">3.00</text:p>
          </table:table-cell>
          <table:table-cell table:style-name="Table32.A1" office:value-type="string">
            <text:p text:style-name="P5">08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New Feature – gateway.py, notice.py, model.php, mqtt_device.php and database update 260923.sql, to enable the setting of ‘Notice Interval’ and ‘Minimum Value’ on the MQTT Devices screen.</text:p>
            <text:p text:style-name="P4">Update – further updates to MQTT device handling to enable Battery graphs and Sensor/Relay loss of communication indications.</text:p>
            <text:p text:style-name="P4">Bug Fix – table ‘http_messages’ correct ‘node_id’ field format.</text:p>
            <text:p text:style-name="P4">Bug Fix – model.php, db.php and request.js – selection of sensors to graph query correction.</text:p>
            <text:p text:style-name="P4">Bug Fix – homelist.php – ‘Add-On’ type zones to only display a single tile, even when multiple controllers are attached.</text:p>
            <text:p text:style-name="P4">Bug Fix - model.php – fix error where ‘unallocated’ sensors are not detected correctly.</text:p>
            <text:p text:style-name="P4">Bug Fix – model.php – fix error where ‘unallocated’ type 1 relays are not detected correctly.</text:p>
          </table:table-cell>
        </table:table-row>
        <table:table-row>
          <table:table-cell table:style-name="Table32.A1" office:value-type="string">
            <text:p text:style-name="P4">27/10/2023</text:p>
          </table:table-cell>
          <table:table-cell table:style-name="Table32.A1" office:value-type="string">
            <text:p text:style-name="P4">3.00</text:p>
          </table:table-cell>
          <table:table-cell table:style-name="Table32.A1" office:value-type="string">
            <text:p text:style-name="P5">27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create local Python module ‘schedule.py’ and remove check in ‘/var/www/cron/install_jobs.sh’.</text:p>
            <text:p text:style-name="P4">Update –Image Tools.</text:p>
          </table:table-cell>
        </table:table-row>
        <table:table-row>
          <table:table-cell table:style-name="Table32.A1" office:value-type="string">
            <text:p text:style-name="P4">30/10/2023</text:p>
          </table:table-cell>
          <table:table-cell table:style-name="Table32.A1" office:value-type="string">
            <text:p text:style-name="P4">3.00</text:p>
          </table:table-cell>
          <table:table-cell table:style-name="Table32.A1" office:value-type="string">
            <text:p text:style-name="P5">30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nmcli_reboot_wifi.sh – retrieve connection name using the ‘nmcli con’ command.</text:p>
          </table:table-cell>
        </table:table-row>
        <table:table-row>
          <table:table-cell table:style-name="Table32.A1" office:value-type="string">
            <text:p text:style-name="P4">07/11/2023</text:p>
          </table:table-cell>
          <table:table-cell table:style-name="Table32.A1" office:value-type="string">
            <text:p text:style-name="P4">3.00</text:p>
          </table:table-cell>
          <table:table-cell table:style-name="Table32.A1" office:value-type="string">
            <text:p text:style-name="P5">0711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Bug Fix – setup.php – creation of initial gateway record not adding a default value for field ‘heartbeat_timeout’.</text:p>
          </table:table-cell>
        </table:table-row>
      </table:table>
      <text:p text:style-name="Standard"/>
      <text:p text:style-name="Standard"/>
      <text:p text:style-name="P9"/>
      <table:table table:name="Table33" table:style-name="Table33">
        <table:table-column table:style-name="Table33.A"/>
        <table:table-column table:style-name="Table33.B"/>
        <table:table-column table:style-name="Table33.C"/>
        <table:table-column table:style-name="Table33.B"/>
        <table:table-column table:style-name="Table33.E"/>
        <table:table-column table:style-name="Table33.F"/>
        <table:table-row>
          <table:table-cell table:style-name="Table33.A1" office:value-type="string">
            <text:p text:style-name="P2">Date</text:p>
          </table:table-cell>
          <table:table-cell table:style-name="Table33.A1" office:value-type="string">
            <text:p text:style-name="P2">Ver</text:p>
          </table:table-cell>
          <table:table-cell table:style-name="Table33.A1" office:value-type="string">
            <text:p text:style-name="P2">Build</text:p>
          </table:table-cell>
          <table:table-cell table:style-name="Table33.A1" office:value-type="string">
            <text:p text:style-name="P2">DB Ver</text:p>
          </table:table-cell>
          <table:table-cell table:style-name="Table33.A1" office:value-type="string">
            <text:p text:style-name="P2">DB Build</text:p>
          </table:table-cell>
          <table:table-cell table:style-name="Table33.A1" office:value-type="string">
            <text:p text:style-name="P2">ChangeLog</text:p>
          </table:table-cell>
        </table:table-row>
        <table:table-row>
          <table:table-cell table:style-name="Table33.A1" office:value-type="string">
            <text:p text:style-name="P4">10/11/2023</text:p>
          </table:table-cell>
          <table:table-cell table:style-name="Table33.A1" office:value-type="string">
            <text:p text:style-name="P4">3.00</text:p>
          </table:table-cell>
          <table:table-cell table:style-name="Table33.A1" office:value-type="string">
            <text:p text:style-name="P5">10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 Python module ‘telnetlib’ (used to send and receive TCP data packets) is deprecated in Python version 3.11 and will be removed in version 3.13. Replaced with socket.sendall and socket.recv(1). As there is no direct replacement for telnetlib.readline(), a separate program thread has been created to read the socket stream until a newline character has been detected and compose a message queue, <text:s/>which is read line by line by the main program thread.</text:p>
            <text:p text:style-name="P4">Update – gateway.py – a logfile to monitor incoming ‘heartbeat’ messages is created at ‘/var/www/logs/gateway_heartbeat.log’. The logfile is automatically emptied at midnight each day.</text:p>
          </table:table-cell>
        </table:table-row>
        <table:table-row>
          <table:table-cell table:style-name="Table33.A1" office:value-type="string">
            <text:p text:style-name="P4">11/11/2023</text:p>
          </table:table-cell>
          <table:table-cell table:style-name="Table33.A1" office:value-type="string">
            <text:p text:style-name="P4">3.00</text:p>
          </table:table-cell>
          <table:table-cell table:style-name="Table33.A1" office:value-type="string">
            <text:p text:style-name="P5">11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fix Queue error handling for ‘Empty’ Exception.</text:p>
            <text:p text:style-name="P7">Update - Image Tools install.sh and image filename format generated by auto_image.py</text:p>
          </table:table-cell>
        </table:table-row>
        <table:table-row>
          <table:table-cell table:style-name="Table33.A1" office:value-type="string">
            <text:p text:style-name="P4">12/11/2023</text:p>
          </table:table-cell>
          <table:table-cell table:style-name="Table33.A1" office:value-type="string">
            <text:p text:style-name="P4">3.00</text:p>
          </table:table-cell>
          <table:table-cell table:style-name="Table33.A1" office:value-type="string">
            <text:p text:style-name="P5">12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setup.php – remove update to heartbeat_timeout field in table gateway, it will be set by database update 170323.sql</text:p>
            <text:p text:style-name="P4">Update – model.php – change to ethernet model to accommodate different ethernet interface names (eg. eth0, end0).</text:p>
          </table:table-cell>
        </table:table-row>
        <table:table-row>
          <table:table-cell table:style-name="Table33.A1" office:value-type="string">
            <text:p text:style-name="P4">14/11/2023</text:p>
          </table:table-cell>
          <table:table-cell table:style-name="Table33.A1" office:value-type="string">
            <text:p text:style-name="P4">3.00</text:p>
          </table:table-cell>
          <table:table-cell table:style-name="Table33.A1" office:value-type="string">
            <text:p text:style-name="P5">1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correct Queue syntax for ‘Empty’ exception.</text:p>
          </table:table-cell>
        </table:table-row>
        <table:table-row>
          <table:table-cell table:style-name="Table33.A1" office:value-type="string">
            <text:p text:style-name="P4">23/11/2023</text:p>
          </table:table-cell>
          <table:table-cell table:style-name="Table33.A1" office:value-type="string">
            <text:p text:style-name="P4">3.00</text:p>
          </table:table-cell>
          <table:table-cell table:style-name="Table33.A1" office:value-type="string">
            <text:p text:style-name="P5">23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sensor.php – ensure that when a sensor is operating in ‘On-Change’ mode that the ‘Timeout’ value is a minimum of 10 minutes and that ‘gateway.py’ will ignore any zero ‘Timeout’ values.</text:p>
          </table:table-cell>
        </table:table-row>
        <table:table-row>
          <table:table-cell table:style-name="Table33.A1" office:value-type="string">
            <text:p text:style-name="P4">24/11/2023</text:p>
          </table:table-cell>
          <table:table-cell table:style-name="Table33.A1" office:value-type="string">
            <text:p text:style-name="P4">3.00</text:p>
          </table:table-cell>
          <table:table-cell table:style-name="Table33.A1" office:value-type="string">
            <text:p text:style-name="P5">2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model.php, sensor.php – further refinement to Sensors GUI to correctly process changes between Continuous and On_Change modes, also add icon for On-Change mode.</text:p>
          </table:table-cell>
        </table:table-row>
      </table:table>
      <text:p text:style-name="Standard"/>
      <text:p text:style-name="Standard"/>
      <text:p text:style-name="P9"/>
      <table:table table:name="Table34" table:style-name="Table34">
        <table:table-column table:style-name="Table34.A"/>
        <table:table-column table:style-name="Table34.B"/>
        <table:table-column table:style-name="Table34.C"/>
        <table:table-column table:style-name="Table34.B"/>
        <table:table-column table:style-name="Table34.E"/>
        <table:table-column table:style-name="Table34.F"/>
        <table:table-row>
          <table:table-cell table:style-name="Table34.A1" office:value-type="string">
            <text:p text:style-name="P2">Date</text:p>
          </table:table-cell>
          <table:table-cell table:style-name="Table34.A1" office:value-type="string">
            <text:p text:style-name="P2">Ver</text:p>
          </table:table-cell>
          <table:table-cell table:style-name="Table34.A1" office:value-type="string">
            <text:p text:style-name="P2">Build</text:p>
          </table:table-cell>
          <table:table-cell table:style-name="Table34.A1" office:value-type="string">
            <text:p text:style-name="P2">DB Ver</text:p>
          </table:table-cell>
          <table:table-cell table:style-name="Table34.A1" office:value-type="string">
            <text:p text:style-name="P2">DB Build</text:p>
          </table:table-cell>
          <table:table-cell table:style-name="Table34.A1" office:value-type="string">
            <text:p text:style-name="P2">ChangeLog</text:p>
          </table:table-cell>
        </table:table-row>
        <table:table-row>
          <table:table-cell table:style-name="Table34.A1" office:value-type="string">
            <text:p text:style-name="P4">30/11/2023</text:p>
          </table:table-cell>
          <table:table-cell table:style-name="Table34.A1" office:value-type="string">
            <text:p text:style-name="P4">3.01</text:p>
          </table:table-cell>
          <table:table-cell table:style-name="Table34.A1" office:value-type="string">
            <text:p text:style-name="P5">3011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Bootstrap Icons update from 1.10.3 to 1.11.0</text:p>
            <text:p text:style-name="P4">Bug Fix – model.php, syntax changed for ethernet interface name check in Ethernet Modal.</text:p>
            <text:p text:style-name="P4">Update –update Bootstrap from version 5.2.3 to 5.3.2</text:p>
          </table:table-cell>
        </table:table-row>
        <table:table-row>
          <table:table-cell table:style-name="Table34.A1" office:value-type="string">
            <text:p text:style-name="P4">05/12/2023</text:p>
          </table:table-cell>
          <table:table-cell table:style-name="Table34.A1" office:value-type="string">
            <text:p text:style-name="P4">3.01</text:p>
          </table:table-cell>
          <table:table-cell table:style-name="Table34.A1" office:value-type="string">
            <text:p text:style-name="P5">0512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gateway.py – trap deadlock errors when updating nodes table to resolve gateway reboot during Auto Backup.</text:p>
          </table:table-cell>
        </table:table-row>
        <table:table-row>
          <table:table-cell table:style-name="Table34.A1" office:value-type="string">
            <text:p text:style-name="P4">01/01/2024</text:p>
          </table:table-cell>
          <table:table-cell table:style-name="Table34.A1" office:value-type="string">
            <text:p text:style-name="P4">3.01</text:p>
          </table:table-cell>
          <table:table-cell table:style-name="Table34.A1" office:value-type="string">
            <text:p text:style-name="P5">0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New Feature – by default sensor readings are written to the database ‘messages_in’ table, this is now selectable from the Settings/Device Configuration/Sensors dialogue For sensors where there is no requirement to graph readings, this will reduce the size of the database.</text:p>
          </table:table-cell>
        </table:table-row>
        <table:table-row>
          <table:table-cell table:style-name="Table34.A1" office:value-type="string">
            <text:p text:style-name="P4">02/01/2024</text:p>
          </table:table-cell>
          <table:table-cell table:style-name="Table34.A1" office:value-type="string">
            <text:p text:style-name="P4">3.01</text:p>
          </table:table-cell>
          <table:table-cell table:style-name="Table34.A1" office:value-type="string">
            <text:p text:style-name="P5">02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add missing updates for gateway.pt and ebus.py for commit #497.</text:p>
          </table:table-cell>
        </table:table-row>
        <table:table-row>
          <table:table-cell table:style-name="Table34.A1" office:value-type="string">
            <text:p text:style-name="P4">11/01/2024</text:p>
          </table:table-cell>
          <table:table-cell table:style-name="Table34.A1" office:value-type="string">
            <text:p text:style-name="P4">3.01</text:p>
          </table:table-cell>
          <table:table-cell table:style-name="Table34.A1" office:value-type="string">
            <text:p text:style-name="P5">1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controller.py – zone_controller_logs table not capturing zone switch off state correctly.</text:p>
            <text:p text:style-name="P4">New Feature – Settings/System Status menu item SC/Zone Logs popup added to display the current log entries for both the System Controller and he zones. The popup is dynamic, hence will reflect changes to the ‘controller_zone_logs’ table.</text:p>
            <text:p text:style-name="P4">Update – ‘controller_zone_logs’ examples added to the ‘Basic Fault Finding’ document.</text:p>
            <text:p text:style-name="P4">Update – Convert Setting/System Status/Uptime to a dynamic updating modal.</text:p>
          </table:table-cell>
        </table:table-row>
      </table:table>
      <text:p text:style-name="Standard"/>
      <text:p text:style-name="Standard"/>
      <text:p text:style-name="P9"/>
      <table:table table:name="Table35" table:style-name="Table35">
        <table:table-column table:style-name="Table35.A"/>
        <table:table-column table:style-name="Table35.B"/>
        <table:table-column table:style-name="Table35.C"/>
        <table:table-column table:style-name="Table35.B"/>
        <table:table-column table:style-name="Table35.E"/>
        <table:table-column table:style-name="Table35.F"/>
        <table:table-row>
          <table:table-cell table:style-name="Table35.A1" office:value-type="string">
            <text:p text:style-name="P2">Date</text:p>
          </table:table-cell>
          <table:table-cell table:style-name="Table35.A1" office:value-type="string">
            <text:p text:style-name="P2">Ver</text:p>
          </table:table-cell>
          <table:table-cell table:style-name="Table35.A1" office:value-type="string">
            <text:p text:style-name="P2">Build</text:p>
          </table:table-cell>
          <table:table-cell table:style-name="Table35.A1" office:value-type="string">
            <text:p text:style-name="P2">DB Ver</text:p>
          </table:table-cell>
          <table:table-cell table:style-name="Table35.A1" office:value-type="string">
            <text:p text:style-name="P2">DB Build</text:p>
          </table:table-cell>
          <table:table-cell table:style-name="Table35.A1" office:value-type="string">
            <text:p text:style-name="P2">ChangeLog</text:p>
          </table:table-cell>
        </table:table-row>
        <table:table-row>
          <table:table-cell table:style-name="Table35.A1" office:value-type="string">
            <text:p text:style-name="P4">14/01/2024</text:p>
          </table:table-cell>
          <table:table-cell table:style-name="Table35.A1" office:value-type="string">
            <text:p text:style-name="P4">3.01</text:p>
          </table:table-cell>
          <table:table-cell table:style-name="Table35.A1" office:value-type="string">
            <text:p text:style-name="P5">140124</text:p>
          </table:table-cell>
          <table:table-cell table:style-name="Table35.A1" office:value-type="string">
            <text:p text:style-name="P4">1.0</text:p>
          </table:table-cell>
          <table:table-cell table:style-name="Table35.A1" office:value-type="string">
            <text:p text:style-name="P4">010124</text:p>
          </table:table-cell>
          <table:table-cell table:style-name="Table35.A1" office:value-type="string">
            <text:p text:style-name="P4">Update – controller.py – add new ‘start_cause’ ‘Restart Schedule’, to indicate continuation of as current schedule, after a temporary stop.</text:p>
            <text:p text:style-name="P4">Update – Convert Home screen System Controller popup to a dynamic updating modal.</text:p>
            <text:p text:style-name="P4">Bug Fix – gateway.py – not saving readings to messages_in table when set to not graph and NOT disable database saving.</text:p>
          </table:table-cell>
        </table:table-row>
      </table:table>
      <text:p text:style-name="Standard"/>
      <text:p text:style-name="Standard"/>
      <text:p text:style-name="P9"/>
      <table:table table:name="Table36" table:style-name="Table36">
        <table:table-column table:style-name="Table36.A"/>
        <table:table-column table:style-name="Table36.B"/>
        <table:table-column table:style-name="Table36.C"/>
        <table:table-column table:style-name="Table36.B"/>
        <table:table-column table:style-name="Table36.E"/>
        <table:table-column table:style-name="Table36.F"/>
        <table:table-row>
          <table:table-cell table:style-name="Table36.A1" office:value-type="string">
            <text:p text:style-name="P2">Date</text:p>
          </table:table-cell>
          <table:table-cell table:style-name="Table36.A1" office:value-type="string">
            <text:p text:style-name="P2">Ver</text:p>
          </table:table-cell>
          <table:table-cell table:style-name="Table36.A1" office:value-type="string">
            <text:p text:style-name="P2">Build</text:p>
          </table:table-cell>
          <table:table-cell table:style-name="Table36.A1" office:value-type="string">
            <text:p text:style-name="P2">DB Ver</text:p>
          </table:table-cell>
          <table:table-cell table:style-name="Table36.A1" office:value-type="string">
            <text:p text:style-name="P2">DB Build</text:p>
          </table:table-cell>
          <table:table-cell table:style-name="Table36.A1" office:value-type="string">
            <text:p text:style-name="P2">ChangeLog</text:p>
          </table:table-cell>
        </table:table-row>
        <table:table-row>
          <table:table-cell table:style-name="Table36.A1" office:value-type="string">
            <text:p text:style-name="P4">07/02/2024</text:p>
          </table:table-cell>
          <table:table-cell table:style-name="Table36.A1" office:value-type="string">
            <text:p text:style-name="P4">3.02</text:p>
          </table:table-cell>
          <table:table-cell table:style-name="Table36.A1" office:value-type="string">
            <text:p text:style-name="P5">070224</text:p>
          </table:table-cell>
          <table:table-cell table:style-name="Table36.A1" office:value-type="string">
            <text:p text:style-name="P4">1.0</text:p>
          </table:table-cell>
          <table:table-cell table:style-name="Table36.A1" office:value-type="string">
            <text:p text:style-name="P4">070224</text:p>
          </table:table-cell>
          <table:table-cell table:style-name="Table36.A1" office:value-type="string">
            <text:p text:style-name="P4">Update – All code for Settings screen popup modals moved to module ‘model.php’.</text:p>
            <text:p text:style-name="P4">Update – Improvements to update of Settings screens dynamic data display.</text:p>
            <text:p text:style-name="P4"><text:s/>Bug Fix – Settings/System Configuration/Themes was not showing confirmation request when ‘Delete’ selected.</text:p>
            <text:p text:style-name="P4">Bug Fix – ‘Setup Holidays Schedule’ document – clarification of the operation of the ‘Holidays’ Home screen button.</text:p>
            <text:p text:style-name="P4">Bug Fix – Holidays Scheduling the ‘Enable’ checkbox flag not being saved to table ‘holidays.</text:p>
            <text:p text:style-name="P4">Bug Fix – Settings/System Status/Job Status – only allow selection of ‘enabled’ jobs.</text:p>
            <text:p text:style-name="P4">Update – New Settings/System Status menu option entitled ‘Zone State’. This will dynamically display the current state of the individual zones.</text:p>
            <text:p text:style-name="P4">Bug Fix – ‘db_cleanup.php’ – when deleting ‘gateway_logs’ table entries older than set interval, leave the latest record in place.</text:p>
            <text:p text:style-name="P4">Bug Fix – ‘controller.py’ – Pump type relays not being processed.</text:p>
            <text:p text:style-name="P4">Bug Fix – ‘gateway.py’ – ‘relay_logs’ table entries not being generated for add_on type switches. This change includes the addition of a new column, ‘add_on_toggle’ to the ‘zone_current_state’ table.</text:p>
            <text:p text:style-name="P4">Bug Fix – ‘controller.py’, ‘db.php’ and ‘binarySet.php’ – ‘add_on_logs’ table entries not being generated for add_on type switches.</text:p>
            <text:p text:style-name="P4">Update – ‘controller.py’ – New Settings/System Status menu option entitled ‘Relays’. This will dynamically display the current ON/OFF state of the individual relays, clicking on the status indicator will display the historical state changes.</text:p>
            <text:p text:style-name="P4">Update – ‘install.sh’ for HomeKit Add-On.</text:p>
          </table:table-cell>
        </table:table-row>
      </table:table>
      <text:p text:style-name="Standard"/>
      <table:table table:name="Table37" table:style-name="Table37">
        <table:table-column table:style-name="Table37.A"/>
        <table:table-column table:style-name="Table37.B"/>
        <table:table-column table:style-name="Table37.C"/>
        <table:table-column table:style-name="Table37.B"/>
        <table:table-column table:style-name="Table37.E"/>
        <table:table-column table:style-name="Table37.F"/>
        <table:table-row>
          <table:table-cell table:style-name="Table37.A1" office:value-type="string">
            <text:p text:style-name="P2">Date</text:p>
          </table:table-cell>
          <table:table-cell table:style-name="Table37.A1" office:value-type="string">
            <text:p text:style-name="P2">Ver</text:p>
          </table:table-cell>
          <table:table-cell table:style-name="Table37.A1" office:value-type="string">
            <text:p text:style-name="P2">Build</text:p>
          </table:table-cell>
          <table:table-cell table:style-name="Table37.A1" office:value-type="string">
            <text:p text:style-name="P2">DB Ver</text:p>
          </table:table-cell>
          <table:table-cell table:style-name="Table37.A1" office:value-type="string">
            <text:p text:style-name="P2">DB Build</text:p>
          </table:table-cell>
          <table:table-cell table:style-name="Table37.A1" office:value-type="string">
            <text:p text:style-name="P2">ChangeLog</text:p>
          </table:table-cell>
        </table:table-row>
        <text:soft-page-break/>
        <table:table-row>
          <table:table-cell table:style-name="Table37.A1" office:value-type="string">
            <text:p text:style-name="P4">10/02/2024</text:p>
          </table:table-cell>
          <table:table-cell table:style-name="Table37.A1" office:value-type="string">
            <text:p text:style-name="P4">3.02</text:p>
          </table:table-cell>
          <table:table-cell table:style-name="Table37.A1" office:value-type="string">
            <text:p text:style-name="P4">10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gateway.py’, not resetting relay switch on lag time after first use.</text:p>
            <text:p text:style-name="P4">Update - Settings/System Status/Relays, will now display the status column in orange if the relay is waiting for switch on lag time to expire.</text:p>
            <text:p text:style-name="P4">Bug Fix – ‘gateway.py’, sensor ‘on-change’ mode setting not being applied to the ‘sensor_graphs’ table.</text:p>
          </table:table-cell>
        </table:table-row>
        <table:table-row>
          <table:table-cell table:style-name="Table37.A1" office:value-type="string">
            <text:p text:style-name="P4">11/02/2024</text:p>
          </table:table-cell>
          <table:table-cell table:style-name="Table37.A1" office:value-type="string">
            <text:p text:style-name="P4">3.02</text:p>
          </table:table-cell>
          <table:table-cell table:style-name="Table37.A1" office:value-type="string">
            <text:p text:style-name="P4">11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model.php’. enable selection of ‘max child_id when creating new MQTT type nodes.</text:p>
          </table:table-cell>
        </table:table-row>
        <table:table-row>
          <table:table-cell table:style-name="Table37.A1" office:value-type="string">
            <text:p text:style-name="P4">19/02/2024</text:p>
          </table:table-cell>
          <table:table-cell table:style-name="Table37.A1" office:value-type="string">
            <text:p text:style-name="P4">3.03</text:p>
          </table:table-cell>
          <table:table-cell table:style-name="Table37.A1" office:value-type="string">
            <text:p text:style-name="P4">19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Update – ‘index.php’, improve logon time by minimising calls to ‘userhistory’ table.</text:p>
            <text:p text:style-name="P4">Update – ‘gateway.py’, improvement in messages in queue handling, such that the queue is emptied on a single cycle of gateway.py.</text:p>
            <text:p text:style-name="P4">Update – optionally archive sensor readings to a ‘CSV’ file.</text:p>
            <text:p text:style-name="P4">Update – optional new graph page to display minimum and maximum sensor readings, based on the data in the new ‘CSV’ file.</text:p>
            <text:p text:style-name="P4">Update – new schedule task ‘csv’, to execute the script ‘var/www/cron/graph_csv.py’ at midnight each day. This task will optionally write the CSV file to a location set using Settings/Systems Configuration/Archive Graphs’.</text:p>
          </table:table-cell>
        </table:table-row>
        <table:table-row>
          <table:table-cell table:style-name="Table37.A1" office:value-type="string">
            <text:p text:style-name="P4">21/02/2024</text:p>
          </table:table-cell>
          <table:table-cell table:style-name="Table37.A1" office:value-type="string">
            <text:p text:style-name="P4">3.03</text:p>
          </table:table-cell>
          <table:table-cell table:style-name="Table37.A1" office:value-type="string">
            <text:p text:style-name="P4">21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index.php’, #505 broke ‘persistent’ user feature.</text:p>
            <text:p text:style-name="P4">Update – ‘Settings/Node and Zone Configuration’ allow editing of the ‘Max Number of Child IDs’ field.</text:p>
          </table:table-cell>
        </table:table-row>
        <table:table-row>
          <table:table-cell table:style-name="Table37.A1" office:value-type="string">
            <text:p text:style-name="P4">23/02/2024</text:p>
          </table:table-cell>
          <table:table-cell table:style-name="Table37.A1" office:value-type="string">
            <text:p text:style-name="P4">3.03</text:p>
          </table:table-cell>
          <table:table-cell table:style-name="Table37.A1" office:value-type="string">
            <text:p text:style-name="P4">23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gateway.py’, not updating ‘sensor_graph’ table for Switch type zones with an associated sensor.</text:p>
          </table:table-cell>
        </table:table-row>
        <table:table-row>
          <table:table-cell table:style-name="Table37.A1" office:value-type="string">
            <text:p text:style-name="P4">25/02/2024</text:p>
          </table:table-cell>
          <table:table-cell table:style-name="Table37.A1" office:value-type="string">
            <text:p text:style-name="P4">3.03</text:p>
          </table:table-cell>
          <table:table-cell table:style-name="Table37.A1" office:value-type="string">
            <text:p text:style-name="P4">25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Hide ‘One Touch’ and ‘Mode’ tiles for nonadministrator. Add ‘Live Temp’ tile to the ‘Set Buttons’ option, to allow display for nonadministrator users.</text:p>
          </table:table-cell>
        </table:table-row>
        <table:table-row>
          <table:table-cell table:style-name="Table37.A1" office:value-type="string">
            <text:p text:style-name="P4">27/02/2024</text:p>
          </table:table-cell>
          <table:table-cell table:style-name="Table37.A1" office:value-type="string">
            <text:p text:style-name="P4">3.03</text:p>
          </table:table-cell>
          <table:table-cell table:style-name="Table37.A1" office:value-type="string">
            <text:p text:style-name="P4">27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Add documentation for User Account setup and user Home screen configuration.</text:p>
          </table:table-cell>
        </table:table-row>
      </table:table>
      <text:p text:style-name="Standard"/>
      <table:table table:name="Table38" table:style-name="Table38">
        <table:table-column table:style-name="Table38.A"/>
        <table:table-column table:style-name="Table38.B"/>
        <table:table-column table:style-name="Table38.C"/>
        <table:table-column table:style-name="Table38.B"/>
        <table:table-column table:style-name="Table38.E"/>
        <table:table-column table:style-name="Table38.F"/>
        <table:table-row>
          <table:table-cell table:style-name="Table38.A1" office:value-type="string">
            <text:p text:style-name="P2">Date</text:p>
          </table:table-cell>
          <table:table-cell table:style-name="Table38.A1" office:value-type="string">
            <text:p text:style-name="P2">Vers</text:p>
          </table:table-cell>
          <table:table-cell table:style-name="Table38.A1" office:value-type="string">
            <text:p text:style-name="P2">Build</text:p>
          </table:table-cell>
          <table:table-cell table:style-name="Table38.A1" office:value-type="string">
            <text:p text:style-name="P2">DB Ver</text:p>
          </table:table-cell>
          <table:table-cell table:style-name="Table38.A1" office:value-type="string">
            <text:p text:style-name="P2">DB Build</text:p>
          </table:table-cell>
          <table:table-cell table:style-name="Table38.A1" office:value-type="string">
            <text:p text:style-name="P2">ChangeLog</text:p>
          </table:table-cell>
        </table:table-row>
        <table:table-row>
          <table:table-cell table:style-name="Table38.A1" office:value-type="string">
            <text:p text:style-name="P4">03/03/2024</text:p>
          </table:table-cell>
          <table:table-cell table:style-name="Table38.A1" office:value-type="string">
            <text:p text:style-name="P4">3.03</text:p>
          </table:table-cell>
          <table:table-cell table:style-name="Table38.A1" office:value-type="string">
            <text:p text:style-name="P4">0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gateway.py’ – install python module ‘pymysql’ in preparation for a future change from using ‘MySQLdb’.</text:p>
            <text:p text:style-name="P4"><text:soft-page-break/>Bug Fix – ‘weather_update.php’ – missing field ‘enable_archive’ in SQL query to add first record the ‘weather’ table.</text:p>
          </table:table-cell>
        </table:table-row>
        <table:table-row>
          <table:table-cell table:style-name="Table38.A1" office:value-type="string">
            <text:p text:style-name="P4">05/03/2024</text:p>
          </table:table-cell>
          <table:table-cell table:style-name="Table38.A1" office:value-type="string">
            <text:p text:style-name="P4">3.03</text:p>
          </table:table-cell>
          <table:table-cell table:style-name="Table38.A1" office:value-type="string">
            <text:p text:style-name="P4">05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functions.php’, add new function ‘os_info()’ to capture OS information, use to add OS Distribution to Settings/System Status/OS Version popup.</text:p>
            <text:p text:style-name="P4">Bug Fix – ‘controller.py’ – fix for schedule Offset, not capturing required parameters.</text:p>
          </table:table-cell>
        </table:table-row>
        <table:table-row>
          <table:table-cell table:style-name="Table38.A1" office:value-type="string">
            <text:p text:style-name="P4">06/03/2024</text:p>
          </table:table-cell>
          <table:table-cell table:style-name="Table38.A1" office:value-type="string">
            <text:p text:style-name="P4">3.03</text:p>
          </table:table-cell>
          <table:table-cell table:style-name="Table38.A1" office:value-type="string">
            <text:p text:style-name="P4">06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Enable detection of Linux Distribution and select WEB user id (www-data or http) dependant on distribution, include in setup and add-on configuration scripts.</text:p>
            <text:p text:style-name="P4">Bug Fix – Remove page errors when MaxAir is opened with no configuration.</text:p>
            <text:p text:style-name="P4">Bug Fix – Offset tile not updating the Offset Value.</text:p>
          </table:table-cell>
        </table:table-row>
        <table:table-row>
          <table:table-cell table:style-name="Table38.A1" office:value-type="string">
            <text:p text:style-name="P4">09/03/2024</text:p>
          </table:table-cell>
          <table:table-cell table:style-name="Table38.A1" office:value-type="string">
            <text:p text:style-name="P4">3.03</text:p>
          </table:table-cell>
          <table:table-cell table:style-name="Table38.A1" office:value-type="string">
            <text:p text:style-name="P4">09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Add sketch for Temperature Sensor PCB, which uses jumpers to set the Node ID.</text:p>
            <text:p text:style-name="P4">Bug Fix – Suspend gateway processing whilst the script ‘db_cleanup.php’ is executing to prevent ‘gateway.py’ erroring due to concurrent table access requests.</text:p>
          </table:table-cell>
        </table:table-row>
        <table:table-row>
          <table:table-cell table:style-name="Table38.A1" office:value-type="string">
            <text:p text:style-name="P4">12/03/2024</text:p>
          </table:table-cell>
          <table:table-cell table:style-name="Table38.A1" office:value-type="string">
            <text:p text:style-name="P4">3.03</text:p>
          </table:table-cell>
          <table:table-cell table:style-name="Table38.A1" office:value-type="string">
            <text:p text:style-name="P4">12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Bug Fix – ‘setup.php’ not detecting OS version correctly.</text:p>
          </table:table-cell>
        </table:table-row>
        <table:table-row>
          <table:table-cell table:style-name="Table38.A1" office:value-type="string">
            <text:p text:style-name="P4">13/03/2024</text:p>
          </table:table-cell>
          <table:table-cell table:style-name="Table38.A1" office:value-type="string">
            <text:p text:style-name="P4">3.03</text:p>
          </table:table-cell>
          <table:table-cell table:style-name="Table38.A1" office:value-type="string">
            <text:p text:style-name="P4">1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update_code.py’ enable for ArchLinux user ‘http’.</text:p>
          </table:table-cell>
        </table:table-row>
        <table:table-row>
          <table:table-cell table:style-name="Table38.A1" office:value-type="string">
            <text:p text:style-name="P4">23/03/2024</text:p>
          </table:table-cell>
          <table:table-cell table:style-name="Table38.A1" office:value-type="string">
            <text:p text:style-name="P4">3.03</text:p>
          </table:table-cell>
          <table:table-cell table:style-name="Table38.A1" office:value-type="string">
            <text:p text:style-name="P4">2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Image Tools’ to latest version.</text:p>
            <text:p text:style-name="P4">Update – ‘auto_image.py’ to work with OrangePi boards.</text:p>
          </table:table-cell>
        </table:table-row>
      </table:table>
      <text:p text:style-name="Standard"/>
      <text:p text:style-name="Standard"/>
      <text:p text:style-name="P9"/>
      <table:table table:name="Table39" table:style-name="Table39">
        <table:table-column table:style-name="Table39.A"/>
        <table:table-column table:style-name="Table39.B"/>
        <table:table-column table:style-name="Table39.C"/>
        <table:table-column table:style-name="Table39.B"/>
        <table:table-column table:style-name="Table39.E"/>
        <table:table-column table:style-name="Table39.F"/>
        <table:table-row>
          <table:table-cell table:style-name="Table39.A1" office:value-type="string">
            <text:p text:style-name="P2">Date</text:p>
          </table:table-cell>
          <table:table-cell table:style-name="Table39.A1" office:value-type="string">
            <text:p text:style-name="P2">Ver</text:p>
          </table:table-cell>
          <table:table-cell table:style-name="Table39.A1" office:value-type="string">
            <text:p text:style-name="P2">Build</text:p>
          </table:table-cell>
          <table:table-cell table:style-name="Table39.A1" office:value-type="string">
            <text:p text:style-name="P2">DB Ver</text:p>
          </table:table-cell>
          <table:table-cell table:style-name="Table39.A1" office:value-type="string">
            <text:p text:style-name="P2">DB Build</text:p>
          </table:table-cell>
          <table:table-cell table:style-name="Table39.A1" office:value-type="string">
            <text:p text:style-name="P2">ChangeLog</text:p>
          </table:table-cell>
        </table:table-row>
        <table:table-row>
          <table:table-cell table:style-name="Table39.A1" office:value-type="string">
            <text:p text:style-name="P4">15/04/2024</text:p>
          </table:table-cell>
          <table:table-cell table:style-name="Table39.A1" office:value-type="string">
            <text:p text:style-name="P4">3.03</text:p>
          </table:table-cell>
          <table:table-cell table:style-name="Table39.A1" office:value-type="string">
            <text:p text:style-name="P4">15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Update – ‘auto-image.py’ to stop ‘pihome_jobs_schedule.service’ in order to suspend database updates while the image creation task is running, to prevent possible MySQL corruption.</text:p>
            <text:p text:style-name="P4">Bug Fix – ‘update_code.py’ not setting WEB userid correctly for Ubuntu os.</text:p>
            <text:p text:style-name="P4">Bug Fix – ‘gateway.py’ capture relay state changes to ‘relay_logs’ table for Pump type relays attached to multiple zones.</text:p>
          </table:table-cell>
        </table:table-row>
        <table:table-row>
          <table:table-cell table:style-name="Table39.A1" office:value-type="string">
            <text:p text:style-name="P4">22/04/2024</text:p>
          </table:table-cell>
          <table:table-cell table:style-name="Table39.A1" office:value-type="string">
            <text:p text:style-name="P4">3.03</text:p>
          </table:table-cell>
          <table:table-cell table:style-name="Table39.A1" office:value-type="string">
            <text:p text:style-name="P4">22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Bug Fix – ‘update_code.py’ not setting WEB userid correctly for Raspian os.</text:p>
            <text:p text:style-name="P4">Update – PCB design of Gateway ESP8266 to ESP32 Adapter.</text:p>
            <text:p text:style-name="P4">Update – Sketch for ESP32 Gateway Adapter.</text:p>
          </table:table-cell>
        </table:table-row>
      </table:table>
      <text:p text:style-name="Standard"/>
      <text:p text:style-name="Standard"/>
      <text:p text:style-name="P9"/>
      <table:table table:name="Table40" table:style-name="Table40">
        <table:table-column table:style-name="Table40.A"/>
        <table:table-column table:style-name="Table40.B"/>
        <table:table-column table:style-name="Table40.C"/>
        <table:table-column table:style-name="Table40.B"/>
        <table:table-column table:style-name="Table40.E"/>
        <table:table-column table:style-name="Table40.F"/>
        <table:table-row>
          <table:table-cell table:style-name="Table40.A1" office:value-type="string">
            <text:p text:style-name="P2">Date</text:p>
          </table:table-cell>
          <table:table-cell table:style-name="Table40.A1" office:value-type="string">
            <text:p text:style-name="P2">Ver</text:p>
          </table:table-cell>
          <table:table-cell table:style-name="Table40.A1" office:value-type="string">
            <text:p text:style-name="P2">Build</text:p>
          </table:table-cell>
          <table:table-cell table:style-name="Table40.A1" office:value-type="string">
            <text:p text:style-name="P2">DB Ver</text:p>
          </table:table-cell>
          <table:table-cell table:style-name="Table40.A1" office:value-type="string">
            <text:p text:style-name="P2">DB Build</text:p>
          </table:table-cell>
          <table:table-cell table:style-name="Table40.A1" office:value-type="string">
            <text:p text:style-name="P2">ChangeLog</text:p>
          </table:table-cell>
        </table:table-row>
        <table:table-row>
          <table:table-cell table:style-name="Table40.A1" office:value-type="string">
            <text:p text:style-name="P4">26/07/2024</text:p>
          </table:table-cell>
          <table:table-cell table:style-name="Table40.A1" office:value-type="string">
            <text:p text:style-name="P4">3.04</text:p>
          </table:table-cell>
          <table:table-cell table:style-name="Table40.A1" office:value-type="string">
            <text:p text:style-name="P4">260724</text:p>
          </table:table-cell>
          <table:table-cell table:style-name="Table40.A1" office:value-type="string">
            <text:p text:style-name="P4">1.0</text:p>
          </table:table-cell>
          <table:table-cell table:style-name="Table40.A1" office:value-type="string">
            <text:p text:style-name="P4">260724</text:p>
          </table:table-cell>
          <table:table-cell table:style-name="Table40.A1" office:value-type="string">
            <text:p text:style-name="P4">Bug Fix – ‘Away’ function not working correctly for ‘add-on’ type zones.</text:p>
            <text:p text:style-name="P4">Update – ‘Away’ function will now restore relay states as they were before ‘Away’ was activated.</text:p>
            <text:p text:style-name="P4">Update – PCB design for 8way relay controller.</text:p>
            <text:p text:style-name="P4">Update – Sketch added for 8way relay controller, uses ‘heartbeat’ signals to avoid the need to continually rewrite ON/OFF values.</text:p>
            <text:p text:style-name="P4">Update – New sketch added for the PiHome Zone Controller, uses ‘heartbeat’ signals to avoid the need to continually rewrite ON/OFF values.</text:p>
            <text:p text:style-name="P4">Update – New column ‘state’ added to table ‘relays’, used by ‘gateway.py’ and ‘controller.py’ to synchronise MySensor relay adapters which implement the ‘heartbeat’ signals.</text:p>
            <text:p text:style-name="P4">Update – ‘gateway.py’, new message sent to all MySensor relay adapters which implement the ‘heartbeat’ signals, this message contains a mask for any unallocated relays in order that the adapter sketch can clear any unallocated relays.</text:p>
            <text:p text:style-name="P4">Update – ‘model.php’, change to detect if ‘wlan0’ interface is present and display appropriate message if not. Commit #519 – New Feature – ‘Settings/System Configuration/Zone State Log’ option implemented to allow log files to be created to show changes in the ‘zone_current_state’ table. Individual files created for each zone in directory ’/var/www/logs’, the file name format is ‘zoneXX_current_state.log’ where XX is the zone ID. New fields added to the ‘zone_current_state’ table.</text:p>
            <text:p text:style-name="P4">Bug Fix – ‘controller.py’, change to the creation of ‘zone_current_state’ table entries to improve the logging of zone relay state changes</text:p>
          </table:table-cell>
        </table:table-row>
      </table:table>
      <text:p text:style-name="Standard"/>
      <text:p text:style-name="Standard"/>
      <text:p text:style-name="P9"/>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row>
          <table:table-cell table:style-name="Table41.A1" office:value-type="string">
            <text:p text:style-name="P2">Date</text:p>
          </table:table-cell>
          <table:table-cell table:style-name="Table41.A1" office:value-type="string">
            <text:p text:style-name="P2">Ver</text:p>
          </table:table-cell>
          <table:table-cell table:style-name="Table41.A1" office:value-type="string">
            <text:p text:style-name="P2">Build</text:p>
          </table:table-cell>
          <table:table-cell table:style-name="Table41.A1" office:value-type="string">
            <text:p text:style-name="P2">DB Ver</text:p>
          </table:table-cell>
          <table:table-cell table:style-name="Table41.A1" office:value-type="string">
            <text:p text:style-name="P2">DB Build</text:p>
          </table:table-cell>
          <table:table-cell table:style-name="Table41.A1" office:value-type="string">
            <text:p text:style-name="P2">ChangeLog</text:p>
          </table:table-cell>
        </table:table-row>
        <table:table-row>
          <table:table-cell table:style-name="Table41.A2" office:value-type="string">
            <text:p text:style-name="P4">07/03/2025</text:p>
          </table:table-cell>
          <table:table-cell table:style-name="Table41.A2" office:value-type="string">
            <text:p text:style-name="P4">3.05</text:p>
          </table:table-cell>
          <table:table-cell table:style-name="Table41.A2" office:value-type="string">
            <text:p text:style-name="P4">070325</text:p>
          </table:table-cell>
          <table:table-cell table:style-name="Table41.A2" office:value-type="string">
            <text:p text:style-name="P4">1.0</text:p>
          </table:table-cell>
          <table:table-cell table:style-name="Table41.A2" office:value-type="string">
            <text:p text:style-name="P4">300824</text:p>
          </table:table-cell>
          <table:table-cell table:style-name="Table41.A1" office:value-type="string">
            <text:p text:style-name="P4">Bug Fix – Roll-Up various updates.</text:p>
            <text:p text:style-name="P4">Update – Sketch for WT32-ETH01 combined gateway and relay controller, uses ‘heartbeat’ signals to avoid the need to continually rewrite ON/OFF values and a ‘mask’ for the current relays state to be used to ensure that the relays remain synchronized. Additional change to display the currently connected Node IDs on the gateway WEB interface.</text:p>
            <text:p text:style-name="P4">Update – ‘gateway.py’ and ‘controller.py’ where MySensor relays are connected using a WT32-ETH01 combined gateway and relay controller, relays will only be written to when a state change occurs.</text:p>
            <text:p text:style-name="P4">Database Update – New column ‘boost_button_state’ added to table ‘boost’.</text:p>
          </table:table-cell>
        </table:table-row>
        <table:table-row>
          <table:table-cell table:style-name="Table41.A3" office:value-type="string">
            <text:p text:style-name="P4">13/03/25</text:p>
          </table:table-cell>
          <table:table-cell table:style-name="Table41.A3" office:value-type="string">
            <text:p text:style-name="P4">3.06</text:p>
          </table:table-cell>
          <table:table-cell table:style-name="Table41.A3" office:value-type="string">
            <text:p text:style-name="P4">130325</text:p>
          </table:table-cell>
          <table:table-cell table:style-name="Table41.A3" office:value-type="string">
            <text:p text:style-name="P4">1.0</text:p>
          </table:table-cell>
          <table:table-cell table:style-name="Table41.A3" office:value-type="string">
            <text:p text:style-name="P4">300824</text:p>
          </table:table-cell>
          <table:table-cell table:style-name="Table41.A3" office:value-type="string">
            <text:p text:style-name="P4">Update – 'gateway.py', 'controller.py', 'Maxair_Multi_Controller_v034.ino' and <text:s/>'Maxair_Multi_Controller_v034.ino'. Change so that v034 works in the same manner as the PiHome Zone Controller, where the controller is written to continuously. Sketch v035 is a development version, where the controller is only written to on state change.</text:p>
            <text:p text:style-name="P4">Update - 'Change Log' now save as an 'odt' type file rather than a 'docx'.</text:p>
            <text:p text:style-name="P4">Update – 'MaxAir_GatewayESP32.ino' – added function to reconnect to router WiFi connection, on loss of signal, retry count added to WEB console.</text:p>
            <text:p text:style-name="P4">Update – Added documentation for configuration jumper setting for Sensor PCB Ver 2.12 and Multi Controller PCB Ver 1.0.</text:p>
            <text:p text:style-name="P4">Update – 'gateway.py' – change to check of sketch version to catch non-numeric values.</text:p>
            <text:p text:style-name="P4">Update – 'HA_HVAC_integration.py' remove dependancy for 'paho-mqtt' version 1.5.0 and modify 'install.sh' accordingly.</text:p>
          </table:table-cell>
        </table:table-row>
      </table:table>
      <text:p text:style-name="Text_20_body"/>
      <text:p text:style-name="P9"/>
      <table:table table:name="Table42" table:style-name="Table42">
        <table:table-column table:style-name="Table42.A"/>
        <table:table-column table:style-name="Table42.B"/>
        <table:table-column table:style-name="Table42.C"/>
        <table:table-column table:style-name="Table42.B"/>
        <table:table-column table:style-name="Table42.E"/>
        <table:table-column table:style-name="Table42.F"/>
        <table:table-header-rows>
          <table:table-row>
            <table:table-cell table:style-name="Table42.A1" office:value-type="string">
              <text:p text:style-name="P2">Date</text:p>
            </table:table-cell>
            <table:table-cell table:style-name="Table42.A1" office:value-type="string">
              <text:p text:style-name="P2">Ver</text:p>
            </table:table-cell>
            <table:table-cell table:style-name="Table42.A1" office:value-type="string">
              <text:p text:style-name="P2">Build</text:p>
            </table:table-cell>
            <table:table-cell table:style-name="Table42.A1" office:value-type="string">
              <text:p text:style-name="P2">DB Ver</text:p>
            </table:table-cell>
            <table:table-cell table:style-name="Table42.A1" office:value-type="string">
              <text:p text:style-name="P2">DB Build</text:p>
            </table:table-cell>
            <table:table-cell table:style-name="Table42.A1" office:value-type="string">
              <text:p text:style-name="P2">ChangeLog</text:p>
            </table:table-cell>
          </table:table-row>
        </table:table-header-rows>
        <table:table-row>
          <table:table-cell table:style-name="Table42.A2" office:value-type="string">
            <text:p text:style-name="P4">07/07/2025</text:p>
          </table:table-cell>
          <table:table-cell table:style-name="Table42.A2" office:value-type="string">
            <text:p text:style-name="P4">3.07</text:p>
          </table:table-cell>
          <table:table-cell table:style-name="Table42.A2" office:value-type="string">
            <text:p text:style-name="P4">07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P4">Update – Bootstrap Version 5.3.7, requires a browser cache refresh.</text:p>
            <text:p text:style-name="P4">Database Update – 'zone_view' – align zone_sensor and zone_controllers JOINS.</text:p>
            <text:p text:style-name="P4">Database Update – 'sensors'. 'relays' – added columns 'fail_timeout' and 'last_seen'.</text:p>
            <text:p text:style-name="P4">Update – 'zone.php', 'homelist.php', 'ajax.php', ajax_fetch_data.php', 'footer.php', 'sensor.php', 'relay.php', 'notice.py' and 'controller.py' – allow multiple sensors to be attached to a zone, with the control temperature being the average of the sensors attached to the zone. Both individual sensors and relays can have timeout set, to indicate that they have failed to report their status within a time limit.</text:p>
          </table:table-cell>
        </table:table-row>
        <table:table-row>
          <table:table-cell table:style-name="Table42.A3" office:value-type="string">
            <text:p text:style-name="P4">20/07/2025</text:p>
          </table:table-cell>
          <table:table-cell table:style-name="Table42.A3" office:value-type="string">
            <text:p text:style-name="P4">3.08</text:p>
          </table:table-cell>
          <table:table-cell table:style-name="Table42.A3" office:value-type="string">
            <text:p text:style-name="P4">200725</text:p>
          </table:table-cell>
          <table:table-cell table:style-name="Table42.A3" office:value-type="string">
            <text:p text:style-name="P4">1.00</text:p>
          </table:table-cell>
          <table:table-cell table:style-name="Table42.A3" office:value-type="string">
            <text:p text:style-name="P4">100725</text:p>
          </table:table-cell>
          <table:table-cell table:style-name="Table42.A2" office:value-type="string">
            <text:p text:style-name="Standard">Bug Fix – 'homelist.php' – fix to zone sensor query which was stopping the Nome page opening</text:p>
            <text:p text:style-name="Standard">Update – 'notice.py' – add 'Message Sent' timestamp and tag each status message with its timestamp..</text:p>
          </table:table-cell>
        </table:table-row>
        <table:table-row>
          <table:table-cell table:style-name="Table42.A2" office:value-type="string">
            <text:p text:style-name="P4">29/07/2025</text:p>
          </table:table-cell>
          <table:table-cell table:style-name="Table42.A2" office:value-type="string">
            <text:p text:style-name="P4">3.09</text:p>
          </table:table-cell>
          <table:table-cell table:style-name="Table42.A2" office:value-type="string">
            <text:p text:style-name="P4">29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Standard">Bug Fix – 'gateway.py' – fix to ensure that if a system power failure occurs during a zone overrun phase, then the system will return with the zone relay switched OFF.</text:p>
            <text:p text:style-name="Standard">Update – 'settingslist.php', 'model.php', 'zone.php', 'sensor.php' and 'relay.php' – if zone, or sensor, or relay edit is initiated from the Settings menu, then after committing the change, the user is returned to the popup menu from which the edit was initiated.</text:p>
          </table:table-cell>
        </table:table-row>
      </table:table>
      <text:p text:style-name="Text_20_body"/>
      <text:p text:style-name="P9"/>
      <table:table table:name="Table43" table:style-name="Table43">
        <table:table-column table:style-name="Table43.A"/>
        <table:table-column table:style-name="Table43.B"/>
        <table:table-column table:style-name="Table43.C"/>
        <table:table-column table:style-name="Table43.B"/>
        <table:table-column table:style-name="Table43.E"/>
        <table:table-column table:style-name="Table43.F"/>
        <table:table-header-rows>
          <table:table-row>
            <table:table-cell table:style-name="Table43.A1" office:value-type="string">
              <text:p text:style-name="P2">Date</text:p>
            </table:table-cell>
            <table:table-cell table:style-name="Table43.A1" office:value-type="string">
              <text:p text:style-name="P2">Ver</text:p>
            </table:table-cell>
            <table:table-cell table:style-name="Table43.A1" office:value-type="string">
              <text:p text:style-name="P2">Build</text:p>
            </table:table-cell>
            <table:table-cell table:style-name="Table43.A1" office:value-type="string">
              <text:p text:style-name="P2">DB Ver</text:p>
            </table:table-cell>
            <table:table-cell table:style-name="Table43.A1" office:value-type="string">
              <text:p text:style-name="P2">DB Build</text:p>
            </table:table-cell>
            <table:table-cell table:style-name="Table43.A1" office:value-type="string">
              <text:p text:style-name="P2">ChangeLog</text:p>
            </table:table-cell>
          </table:table-row>
        </table:table-header-rows>
        <table:table-row>
          <table:table-cell table:style-name="Table43.A2" office:value-type="string">
            <text:p text:style-name="P4">04/07/2025</text:p>
          </table:table-cell>
          <table:table-cell table:style-name="Table43.A2" office:value-type="string">
            <text:p text:style-name="P4">3.10</text:p>
          </table:table-cell>
          <table:table-cell table:style-name="Table43.A2" office:value-type="string">
            <text:p text:style-name="P4">040825</text:p>
          </table:table-cell>
          <table:table-cell table:style-name="Table43.A2" office:value-type="string">
            <text:p text:style-name="P4">1.00</text:p>
          </table:table-cell>
          <table:table-cell table:style-name="Table43.A2" office:value-type="string">
            <text:p text:style-name="P4">020825</text:p>
          </table:table-cell>
          <table:table-cell table:style-name="Table43.A2" office:value-type="string">
            <text:p text:style-name="Standard">Database Update – '020825.sql' – new table 'sensor_average', used to define a multiple sensor device, initially populated using any zones which have multiple sensors attached.</text:p>
            <text:p text:style-name="Standard">Update – 'controller.py', 'model.php', 'zone.php', 'db.php', 'chart.php', 'chart_load.php' and 'chart_min_max.php' – 'controller.py' used to generate 'message_in' and 'sensor_graphs' table date for multiple sensor devices, graphs page able to display Average Sensor graphs and Settings/System Configuration/Select Graphs popup able to display Average Sensor selections</text:p>
          </table:table-cell>
        </table:table-row>
        <table:table-row>
          <table:table-cell table:style-name="Table43.A2" office:value-type="string">
            <text:p text:style-name="P4">18/08/2025</text:p>
          </table:table-cell>
          <table:table-cell table:style-name="Table43.A2" office:value-type="string">
            <text:p text:style-name="P4">3.11</text:p>
          </table:table-cell>
          <table:table-cell table:style-name="Table43.A2" office:value-type="string">
            <text:p text:style-name="P4">18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Standard">Database Update – '070825.sql' – change table 'user', rename field 'admin_account' to 'access_level'. Update 'access_level' = 1 to 'access_level' = 0; else 'access_level' = 1.</text:p>
            <text:p text:style-name="Standard">Update – 'index.php, 'header.php', 'homelist.php', 'mode.php', model.php', 'onteouch.php', 'refresh_session.php, 'settings.php', 'setup.php' and 'user_accounts.php' used to control the level of access individual users have to the system.</text:p>
            <text:p text:style-name="Standard">Update – 'gateway.py, 'relay.php', 'zone.php', 'footer.php' and ‘db.php' – add support for ‘Olimex’ combined gateway, relay controller and sensor. Improve zone deletion.</text:p>
          </table:table-cell>
        </table:table-row>
        <table:table-row>
          <table:table-cell table:style-name="Table43.A4" office:value-type="date" office:date-value="2025-08-19">
            <text:p text:style-name="P4">19/08/25</text:p>
          </table:table-cell>
          <table:table-cell table:style-name="Table43.A2" office:value-type="string">
            <text:p text:style-name="P4">3.11</text:p>
          </table:table-cell>
          <table:table-cell table:style-name="Table43.C4" office:value-type="float" office:value="190825">
            <text:p text:style-name="P4">19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P11">Bug Fix – 'index.php’ – page error when username/password is incorrect. </text:p>
          </table:table-cell>
        </table:table-row>
      </table:table>
      <text:p text:style-name="Text_20_body"/>
      <text:p text:style-name="P12"/>
      <table:table table:name="Table44" table:style-name="Table44">
        <table:table-column table:style-name="Table44.A"/>
        <table:table-column table:style-name="Table44.B"/>
        <table:table-column table:style-name="Table44.C"/>
        <table:table-column table:style-name="Table44.B"/>
        <table:table-column table:style-name="Table44.E"/>
        <table:table-column table:style-name="Table44.F"/>
        <table:table-header-rows>
          <table:table-row>
            <table:table-cell table:style-name="Table44.A1" office:value-type="string">
              <text:p text:style-name="P2">Date</text:p>
            </table:table-cell>
            <table:table-cell table:style-name="Table44.A1" office:value-type="string">
              <text:p text:style-name="P2">Ver</text:p>
            </table:table-cell>
            <table:table-cell table:style-name="Table44.A1" office:value-type="string">
              <text:p text:style-name="P2">Build</text:p>
            </table:table-cell>
            <table:table-cell table:style-name="Table44.A1" office:value-type="string">
              <text:p text:style-name="P2">DB Ver</text:p>
            </table:table-cell>
            <table:table-cell table:style-name="Table44.A1" office:value-type="string">
              <text:p text:style-name="P2">DB Build</text:p>
            </table:table-cell>
            <table:table-cell table:style-name="Table44.A1" office:value-type="string">
              <text:p text:style-name="P2">ChangeLog</text:p>
            </table:table-cell>
          </table:table-row>
        </table:table-header-rows>
        <table:table-row>
          <table:table-cell table:style-name="Table44.A2" office:value-type="date" office:date-value="2025-08-20">
            <text:p text:style-name="P4">20/08/25</text:p>
          </table:table-cell>
          <table:table-cell table:style-name="Table44.B2" office:value-type="string">
            <text:p text:style-name="P4">3.11</text:p>
          </table:table-cell>
          <table:table-cell table:style-name="Table44.C2" office:value-type="float" office:value="200825">
            <text:p text:style-name="P4">2008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1">Update – 'homelist.php' and 'ajax_fetch_data.php' to update the 'Mode' tile on change.</text:p>
            <text:p text:style-name="P11">Add Feature – 'modeSet.php' as an API to set the System controller operating mode.</text:p>
          </table:table-cell>
        </table:table-row>
        <table:table-row>
          <table:table-cell table:style-name="Table44.A2" office:value-type="date" office:date-value="2025-09-10">
            <text:p text:style-name="P4">10/09/25</text:p>
          </table:table-cell>
          <table:table-cell table:style-name="Table44.B2" office:value-type="string">
            <text:p text:style-name="P4">3.11</text:p>
          </table:table-cell>
          <table:table-cell table:style-name="Table44.C2" office:value-type="float" office:value="100925">
            <text:p text:style-name="P4">1009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1">Bug Fix – 'gateway.py' – reading MQTT Sensors – test if the message format is either a float variable or a python dictionary.</text:p>
            <text:p text:style-name="P10">Bug Fix – 'setup.php' – revert to previous version.</text:p>
            <text:p text:style-name="P10">Update – new table 'frost_sensor_relays', used to link sensors used for frost control to zone relays.</text:p>
            <text:p text:style-name="P10">Update – 'sensors.php', 'footer.php', 'model.php, 'ajax_fetch_data.php' and 'controller.py' <text:s/>– changes to 'Frost Control' to allow multiple zone controller relays to be attached to a single sensor being used for frost control.</text:p>
            <text:p text:style-name="P11">Add Feature – New software install Add On to deploy Mosquitto Broker and Zigbee2MQTT. Change to 'gateway.py' for zigbee2mqtt message.</text:p>
          </table:table-cell>
        </table:table-row>
      </table:table>
      <text:p text:style-name="Text_20_body"/>
      <text:p text:style-name="P12"/>
      <table:table table:name="Table45" table:style-name="Table45">
        <table:table-column table:style-name="Table45.A"/>
        <table:table-column table:style-name="Table45.B"/>
        <table:table-column table:style-name="Table45.C"/>
        <table:table-column table:style-name="Table45.B"/>
        <table:table-column table:style-name="Table45.E"/>
        <table:table-column table:style-name="Table45.F"/>
        <table:table-header-rows>
          <table:table-row>
            <table:table-cell table:style-name="Table45.A1" office:value-type="string">
              <text:p text:style-name="P2">Date</text:p>
            </table:table-cell>
            <table:table-cell table:style-name="Table45.A1" office:value-type="string">
              <text:p text:style-name="P2">Ver</text:p>
            </table:table-cell>
            <table:table-cell table:style-name="Table45.A1" office:value-type="string">
              <text:p text:style-name="P2">Build</text:p>
            </table:table-cell>
            <table:table-cell table:style-name="Table45.A1" office:value-type="string">
              <text:p text:style-name="P2">DB Ver</text:p>
            </table:table-cell>
            <table:table-cell table:style-name="Table45.A1" office:value-type="string">
              <text:p text:style-name="P2">DB Build</text:p>
            </table:table-cell>
            <table:table-cell table:style-name="Table45.A1" office:value-type="string">
              <text:p text:style-name="P2">ChangeLog</text:p>
            </table:table-cell>
          </table:table-row>
        </table:table-header-rows>
        <table:table-row>
          <table:table-cell table:style-name="Table45.A2" office:value-type="date" office:date-value="2025-11-27">
            <text:p text:style-name="P4">27/11/25</text:p>
          </table:table-cell>
          <table:table-cell table:style-name="Table45.B2" office:value-type="float" office:value="3.13">
            <text:p text:style-name="P4">3.13</text:p>
          </table:table-cell>
          <table:table-cell table:style-name="Table45.B2" office:value-type="float" office:value="271125">
            <text:p text:style-name="P4">271125</text:p>
          </table:table-cell>
          <table:table-cell table:style-name="Table45.D2" office:value-type="string">
            <text:p text:style-name="P4">1.00</text:p>
          </table:table-cell>
          <table:table-cell table:style-name="Table45.B2" office:value-type="float" office:value="271125">
            <text:p text:style-name="P4">271125</text:p>
          </table:table-cell>
          <table:table-cell table:style-name="Table45.D2" office:value-type="string">
            <text:p text:style-name="P10">Update – new table 'sensor_min_max_graph', used to hold the daily minimum and maximum vales for each sensor set to produce a graph.</text:p>
            <text:p text:style-name="P10">Update – 'chart_load.php', 'footer.php', 'chart_min_max.php, and 'graph_csv.py' <text:s/>– changes to production and display of Min/Max sensor graphs. Date now stored in a table rather than a 'csv' file. It was found that the graph processing routine could not cope with very large 'csv' files. Min/Max table entries are added for each sensor on a daily schedule. Note: the previous process for producing the 'csv' file remains as it was.</text:p>
          </table:table-cell>
        </table:table-row>
        <table:table-row>
          <table:table-cell table:style-name="Table45.A2" office:value-type="date" office:date-value="2025-11-29">
            <text:p text:style-name="P4">29/11/25</text:p>
          </table:table-cell>
          <table:table-cell table:style-name="Table45.B2" office:value-type="float" office:value="3.14">
            <text:p text:style-name="P4">3.14</text:p>
          </table:table-cell>
          <table:table-cell table:style-name="Table45.B2" office:value-type="float" office:value="291125">
            <text:p text:style-name="P4">291125</text:p>
          </table:table-cell>
          <table:table-cell table:style-name="Table45.B2" office:value-type="float" office:value="1">
            <text:p text:style-name="P4">1</text:p>
          </table:table-cell>
          <table:table-cell table:style-name="Table45.B2" office:value-type="float" office:value="291125">
            <text:p text:style-name="P4">291125</text:p>
          </table:table-cell>
          <table:table-cell table:style-name="Table45.D2" office:value-type="string">
            <text:p text:style-name="P10">New Feature – new column 'one_shot' added to 'boost' table', used to hold a flag to indicate that boost will terminate when set temperature reached.</text:p>
            <text:p text:style-name="P10">New Feature – 'boostlist.php', 'model.php', 'db.php', 'request.js' and 'controller.py' <text:s/>– implementation of 'One Shot' Boost feature. Boost can optionally be set to finish when the target temperature is reached, if the target is never reached, then boost finishes after set interval.</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353cm" fo:margin-bottom="0cm" fo:keep-together="always" fo:hyphenation-ladder-count="no-limit" fo:keep-with-next="always"/>
      <style:text-properties fo:color="#4f81bd" style:font-name="Cambria"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fo:margin-top="0.353cm" fo:margin-bottom="0cm" fo:keep-together="always" fo:hyphenation-ladder-count="no-limit" fo:keep-with-next="always"/>
      <style:text-properties fo:color="#243f60" style:font-name="Cambria"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Balloon_20_Text" style:display-name="Balloon Text" style:family="paragraph" style:parent-style-name="Standard">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No_20_Spacing" style:display-name="No Spacing" style:family="paragraph">
      <style:paragraph-properties fo:margin-top="0cm" fo:margin-bottom="0cm" fo:line-height="100%" fo:orphans="2" fo:widows="2" fo:hyphenation-ladder-count="no-limit"/>
      <style:text-properties fo:hyphenate="false" fo:hyphenation-remain-char-count="0" fo:hyphenation-push-char-count="0"/>
    </style:style>
    <style:style style:name="Title" style:family="paragraph" style:parent-style-name="Standard" style:next-style-name="Subtitle" style:class="chapter">
      <style:paragraph-properties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fo:font-weight="bold" style:font-size-asian="26pt" style:font-weight-asian="bold" style:font-size-complex="26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Contents_20_2" style:display-name="Contents 2" style:family="paragraph" style:parent-style-name="Standard" style:class="index">
      <style:paragraph-properties fo:margin-left="0.388cm" fo:margin-right="0cm" fo:margin-top="0cm" fo:margin-bottom="0.176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Standard" style:class="index">
      <style:paragraph-properties fo:margin-left="0.776cm" fo:margin-right="0cm" fo:margin-top="0cm" fo:margin-bottom="0.176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fo:font-size="16pt" fo:language="en" fo:country="US" style:font-size-asian="16pt" style:font-size-complex="16pt"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Contents_20_4" style:display-name="Contents 4" style:family="paragraph" style:parent-style-name="Standard" style:class="index">
      <style:paragraph-properties fo:margin-left="1.164cm" fo:margin-right="0cm" fo:margin-top="0cm" fo:margin-bottom="0.176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Standard" style:class="index">
      <style:paragraph-properties fo:margin-left="1.552cm" fo:margin-right="0cm" fo:margin-top="0cm" fo:margin-bottom="0.176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Comment_20_Text" style:display-name="Comment 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style style:name="Line_20_Number" style:display-name="Lin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js-issue-titl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Numbering_20_Symbols" style:display-name="Numbering Symbols" style:family="text"/>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4LVL1" style:display-name="WW_CharLFO4LVL1" style:family="text">
      <style:text-properties style:font-name="Symbol"/>
    </style:style>
    <style:style style:name="WW_5f_CharLFO8LVL1" style:display-name="WW_CharLFO8LVL1" style:family="text">
      <style:text-properties style:font-name="Courier New" style:font-name-complex="Courier New"/>
    </style:style>
    <style:style style:name="WW_5f_CharLFO9LVL1" style:display-name="WW_CharLFO9LVL1" style:family="text">
      <style:text-properties style:font-name="Courier New" style:font-name-complex="Courier New"/>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5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82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052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322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592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8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9.132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402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6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WW_5f_CharLFO29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WW_5f_CharLFO30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WW_5f_CharLFO31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WW_5f_CharLFO32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WW_5f_CharLFO33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75cm" fo:margin-left="2.54cm" fo:margin-right="2.54cm" style:writing-mode="lr-tb" style:footnote-max-height="0cm">
        <style:footnote-sep style:width="0.018cm" style:adjustment="left" style:rel-width="33%" style:color="#000000"/>
      </style:page-layout-properties>
      <style:header-style/>
      <style:footer-style>
        <style:header-footer-properties fo:min-height="0.50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46</text:page-number></text:p>
      </style:footer>
    </style:master-page>
    <style:master-page style:name="MPF0" style:page-layout-name="Mpm2" style:next-style-name="MP0">
      <style:footer>
        <text:p text:style-name="MP1"><text:page-number text:select-page="current">1</text:page-number></text:p>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Boiler Controller</dc:title>
    <dc:subject>Technical</dc:subject>
    <meta:initial-creator>Operating Manual</meta:initial-creator>
    <dc:creator>Terry Adams</dc:creator>
    <meta:creation-date>2023-03-09T07:19:00Z</meta:creation-date>
    <dc:date>2025-11-29T09:32:15.25</dc:date>
    <meta:print-date>2024-04-17T07:07:00Z</meta:print-date>
    <meta:editing-cycles>113</meta:editing-cycles>
    <meta:editing-duration>P1DT8H18M29S</meta:editing-duration>
    <meta:document-statistic meta:table-count="45" meta:image-count="0" meta:object-count="0" meta:page-count="47" meta:paragraph-count="3070" meta:word-count="11674" meta:character-count="73330"/>
    <meta:user-defined meta:name="AppVersion">16.0000</meta:user-defined>
    <meta:user-defined meta:name="Company">Terry Ada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